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CC0000006CC65AB91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895cm" table:align="center" style:writing-mode="lr-tb"/>
    </style:style>
    <style:style style:name="Table1.A" style:family="table-column">
      <style:table-column-properties style:column-width="2.54cm"/>
    </style:style>
    <style:style style:name="Table1.B" style:family="table-column">
      <style:table-column-properties style:column-width="2.178cm"/>
    </style:style>
    <style:style style:name="Table1.C" style:family="table-column">
      <style:table-column-properties style:column-width="3.556cm"/>
    </style:style>
    <style:style style:name="Table1.D" style:family="table-column">
      <style:table-column-properties style:column-width="1.016cm"/>
    </style:style>
    <style:style style:name="Table1.E" style:family="table-column">
      <style:table-column-properties style:column-width="5.262cm"/>
    </style:style>
    <style:style style:name="Table1.F" style:family="table-column">
      <style:table-column-properties style:column-width="3.343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F1" style:family="table-cell">
      <style:table-cell-properties style:vertical-align="top" fo:padding-left="0.141cm" fo:padding-right="0.141cm" fo:padding-top="0cm" fo:padding-bottom="0cm" fo:border-left="0.75pt solid #000000" fo:border-right="0.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F2" style:family="table-cell">
      <style:table-cell-properties style:vertical-align="top" fo:padding-left="0.141cm" fo:padding-right="0.141cm" fo:padding-top="0cm" fo:padding-bottom="0cm" fo:border-left="0.75pt solid #000000" fo:border-right="0.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F3" style:family="table-cell">
      <style:table-cell-properties style:vertical-align="top" fo:padding-left="0.141cm" fo:padding-right="0.141cm" fo:padding-top="0cm" fo:padding-bottom="0cm" fo:border-left="0.75pt solid #000000" fo:border-right="0.5pt solid #000000" fo:border-top="none" fo:border-bottom="none" style:writing-mode="lr-tb"/>
    </style:style>
    <style:style style:name="Table1.A9"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9"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F9" style:family="table-cell">
      <style:table-cell-properties style:vertical-align="top" fo:padding-left="0.141cm" fo:padding-right="0.141cm" fo:padding-top="0cm" fo:padding-bottom="0cm" fo:border-left="0.75pt solid #000000" fo:border-right="0.5pt solid #000000" fo:border-top="none" fo:border-bottom="0.5pt solid #000000" style:writing-mode="lr-tb"/>
    </style:style>
    <style:style style:name="Table2" style:family="table">
      <style:table-properties style:width="16.394cm" fo:margin-left="-0.132cm" table:align="left" style:writing-mode="lr-tb"/>
    </style:style>
    <style:style style:name="Table2.A" style:family="table-column">
      <style:table-column-properties style:column-width="3.616cm"/>
    </style:style>
    <style:style style:name="Table2.B" style:family="table-column">
      <style:table-column-properties style:column-width="12.778cm"/>
    </style:style>
    <style:style style:name="Table2.1" style:family="table-row">
      <style:table-row-properties fo:keep-together="always"/>
    </style:style>
    <style:style style:name="Table2.A1" style:family="table-cell">
      <style:table-cell-properties style:vertical-align="middle"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middle" fo:background-color="#cccccc" fo:padding-left="0.123cm" fo:padding-right="0.123cm" fo:padding-top="0cm" fo:padding-bottom="0cm" fo:border="0.5pt solid #000000" style:writing-mode="lr-tb">
        <style:background-image/>
      </style:table-cell-properties>
    </style:style>
    <style:style style:name="Table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123cm" fo:padding-right="0.123cm" fo:padding-top="0cm" fo:padding-bottom="0cm" fo:border="0.5pt solid #000000" style:writing-mode="lr-tb"/>
    </style:style>
    <style:style style:name="Table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23cm" fo:padding-right="0.123cm" fo:padding-top="0cm" fo:padding-bottom="0cm" fo:border="0.5pt solid #000000" style:writing-mode="lr-tb"/>
    </style:style>
    <style:style style:name="Table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23cm" fo:padding-right="0.123cm" fo:padding-top="0cm" fo:padding-bottom="0cm" fo:border="0.5pt solid #000000" style:writing-mode="lr-tb"/>
    </style:style>
    <style:style style:name="Table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23cm" fo:padding-right="0.123cm" fo:padding-top="0cm" fo:padding-bottom="0cm" fo:border="0.5pt solid #000000" style:writing-mode="lr-tb"/>
    </style:style>
    <style:style style:name="Table2.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2.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2.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2.B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2.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2.B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2.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2.B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2.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B10" style:family="table-cell">
      <style:table-cell-properties style:vertical-align="top" fo:padding-left="0.123cm" fo:padding-right="0.123cm" fo:padding-top="0cm" fo:padding-bottom="0cm" fo:border="0.5pt solid #000000" style:writing-mode="lr-tb"/>
    </style:style>
    <style:style style:name="Table3" style:family="table">
      <style:table-properties style:width="16.394cm" fo:margin-left="-0.132cm" table:align="left" style:writing-mode="lr-tb"/>
    </style:style>
    <style:style style:name="Table3.A" style:family="table-column">
      <style:table-column-properties style:column-width="4.124cm"/>
    </style:style>
    <style:style style:name="Table3.B" style:family="table-column">
      <style:table-column-properties style:column-width="2.251cm"/>
    </style:style>
    <style:style style:name="Table3.C" style:family="table-column">
      <style:table-column-properties style:column-width="2.501cm"/>
    </style:style>
    <style:style style:name="Table3.D" style:family="table-column">
      <style:table-column-properties style:column-width="7.518cm"/>
    </style:style>
    <style:style style:name="Table3.1" style:family="table-row">
      <style:table-row-properties fo:keep-together="always"/>
    </style:style>
    <style:style style:name="Table3.A1" style:family="table-cell">
      <style:table-cell-properties style:vertical-align="middle"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middle" fo:background-color="#cccccc" fo:padding-left="0.123cm" fo:padding-right="0.123cm" fo:padding-top="0cm" fo:padding-bottom="0cm" fo:border="0.5pt solid #000000" style:writing-mode="lr-tb">
        <style:background-image/>
      </style:table-cell-properties>
    </style:style>
    <style:style style:name="Table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D2" style:family="table-cell">
      <style:table-cell-properties style:vertical-align="top" fo:padding-left="0.123cm" fo:padding-right="0.123cm" fo:padding-top="0cm" fo:padding-bottom="0cm" fo:border="0.5pt solid #000000" style:writing-mode="lr-tb"/>
    </style:style>
    <style:style style:name="Table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D3" style:family="table-cell">
      <style:table-cell-properties style:vertical-align="top" fo:padding-left="0.123cm" fo:padding-right="0.123cm" fo:padding-top="0cm" fo:padding-bottom="0cm" fo:border="0.5pt solid #000000" style:writing-mode="lr-tb"/>
    </style:style>
    <style:style style:name="Table3.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3.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3.C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3.D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4" style:family="table">
      <style:table-properties style:width="25.229cm" fo:margin-left="-1.363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1.281cm"/>
    </style:style>
    <style:style style:name="Table4.B" style:family="table-column">
      <style:table-column-properties style:column-width="2.399cm"/>
    </style:style>
    <style:style style:name="Table4.C" style:family="table-column">
      <style:table-column-properties style:column-width="2.434cm"/>
    </style:style>
    <style:style style:name="Table4.D" style:family="table-column">
      <style:table-column-properties style:column-width="2.043cm"/>
    </style:style>
    <style:style style:name="Table4.E" style:family="table-column">
      <style:table-column-properties style:column-width="2.041cm"/>
    </style:style>
    <style:style style:name="Table4.F" style:family="table-column">
      <style:table-column-properties style:column-width="7.202cm"/>
    </style:style>
    <style:style style:name="Table4.G" style:family="table-column">
      <style:table-column-properties style:column-width="7.83cm"/>
    </style:style>
    <style:style style:name="Table4.1" style:family="table-row">
      <style:table-row-properties style:min-row-height="0.598cm" fo:keep-together="auto"/>
    </style:style>
    <style:style style:name="Table4.A1" style:family="table-cell">
      <style:table-cell-properties style:vertical-align="middle" fo:background-color="#e6e6e6" style:border-line-width-left="0.018cm 0.018cm 0.018cm" style:border-line-width-top="0.018cm 0.018cm 0.018cm" style:border-line-width-bottom="0.018cm 0.018cm 0.018cm" fo:padding-left="0.191cm" fo:padding-right="0.191cm" fo:padding-top="0cm" fo:padding-bottom="0cm" fo:border-left="1.5pt double #000000" fo:border-right="none" fo:border-top="1.5pt double #000000" fo:border-bottom="1.5pt double #000000" style:writing-mode="lr-tb">
        <style:background-image/>
      </style:table-cell-properties>
    </style:style>
    <style:style style:name="Table4.C1" style:family="table-cell">
      <style:table-cell-properties style:vertical-align="middle" fo:background-color="#e6e6e6" style:border-line-width-top="0.018cm 0.018cm 0.018cm" style:border-line-width-bottom="0.018cm 0.018cm 0.018cm" fo:padding-left="0.191cm" fo:padding-right="0.191cm" fo:padding-top="0cm" fo:padding-bottom="0cm" fo:border-left="0.5pt solid #000000" fo:border-right="none" fo:border-top="1.5pt double #000000" fo:border-bottom="1.5pt double #000000" style:writing-mode="lr-tb">
        <style:background-image/>
      </style:table-cell-properties>
    </style:style>
    <style:style style:name="Table4.G1" style:family="table-cell">
      <style:table-cell-properties style:vertical-align="middle" fo:background-color="#e6e6e6" style:border-line-width="0.018cm 0.018cm 0.018cm" fo:padding-left="0.191cm" fo:padding-right="0.191cm" fo:padding-top="0cm" fo:padding-bottom="0cm" fo:border="1.5pt double #000000" style:writing-mode="lr-tb">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style:vertical-align="middle" fo:background-color="#e6e6e6" style:border-line-width-left="0cm 0.026cm 0.026cm" style:border-line-width-top="0cm 0.026cm 0.026cm" style:border-line-width-bottom="0cm 0.026cm 0.026cm" fo:padding-left="0.191cm" fo:padding-right="0.191cm" fo:padding-top="0cm" fo:padding-bottom="0cm" fo:border-left="1.5pt double #000000" fo:border-right="none" fo:border-top="1.5pt double #000000" fo:border-bottom="1.5pt double #000000" style:writing-mode="lr-tb">
        <style:background-image/>
      </style:table-cell-properties>
    </style:style>
    <style:style style:name="Table4.B2" style:family="table-cell">
      <style:table-cell-properties style:vertical-align="middle" fo:background-color="#e6e6e6" style:border-line-width-left="0.018cm 0.018cm 0.018cm" style:border-line-width-top="0cm 0.026cm 0.026cm" style:border-line-width-bottom="0cm 0.026cm 0.026cm" fo:padding-left="0.191cm" fo:padding-right="0.191cm" fo:padding-top="0cm" fo:padding-bottom="0cm" fo:border-left="1.5pt double #000000" fo:border-right="none" fo:border-top="1.5pt double #000000" fo:border-bottom="1.5pt double #000000" style:writing-mode="lr-tb">
        <style:background-image/>
      </style:table-cell-properties>
    </style:style>
    <style:style style:name="Table4.C2" style:family="table-cell">
      <style:table-cell-properties style:vertical-align="middle" fo:background-color="#e6e6e6" style:border-line-width-top="0cm 0.026cm 0.026cm" style:border-line-width-bottom="0cm 0.026cm 0.026cm" fo:padding-left="0.191cm" fo:padding-right="0.191cm" fo:padding-top="0cm" fo:padding-bottom="0cm" fo:border-left="0.5pt solid #000000" fo:border-right="none" fo:border-top="1.5pt double #000000" fo:border-bottom="1.5pt double #000000" style:writing-mode="lr-tb">
        <style:background-image/>
      </style:table-cell-properties>
    </style:style>
    <style:style style:name="Table4.G2" style:family="table-cell">
      <style:table-cell-properties style:vertical-align="middle" fo:background-color="#e6e6e6" style:border-line-width-left="0.018cm 0.018cm 0.018cm" style:border-line-width-right="0cm 0.026cm 0.026cm" style:border-line-width-top="0cm 0.026cm 0.026cm" style:border-line-width-bottom="0cm 0.026cm 0.026cm" fo:padding-left="0.191cm" fo:padding-right="0.191cm" fo:padding-top="0cm" fo:padding-bottom="0cm" fo:border-left="1.5pt double #000000" fo:border-right="1.5pt double #000000" fo:border-top="1.5pt double #000000" fo:border-bottom="1.5pt double #000000" style:writing-mode="lr-tb">
        <style:background-image/>
      </style:table-cell-properties>
    </style:style>
    <style:style style:name="Table4.3" style:family="table-row">
      <style:table-row-properties fo:keep-together="auto"/>
    </style:style>
    <style:style style:name="Table4.A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3"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4" style:family="table-row">
      <style:table-row-properties fo:keep-together="auto"/>
    </style:style>
    <style:style style:name="Table4.A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4"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5" style:family="table-row">
      <style:table-row-properties fo:keep-together="auto"/>
    </style:style>
    <style:style style:name="Table4.A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5"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6" style:family="table-row">
      <style:table-row-properties fo:background-color="transparent" fo:keep-together="auto">
        <style:background-image/>
      </style:table-row-properties>
    </style:style>
    <style:style style:name="Table4.7" style:family="table-row">
      <style:table-row-properties fo:keep-together="auto"/>
    </style:style>
    <style:style style:name="Table4.A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7"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8" style:family="table-row">
      <style:table-row-properties fo:background-color="transparent" fo:keep-together="auto">
        <style:background-image/>
      </style:table-row-properties>
    </style:style>
    <style:style style:name="Table4.A8" style:family="table-cell">
      <style:table-cell-properties style:vertical-align="top" fo:background-color="transparent" style:border-line-width-left="0.018cm 0.018cm 0.018cm" fo:padding-left="0.191cm" fo:padding-right="0.191cm" fo:padding-top="0cm" fo:padding-bottom="0cm" fo:border-left="1.5pt double #000000" fo:border-right="none" fo:border-top="0.5pt solid #000000" fo:border-bottom="0.5pt solid #000000" style:writing-mode="lr-tb">
        <style:background-image/>
      </style:table-cell-properties>
    </style:style>
    <style:style style:name="Table4.C8" style:family="table-cell">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G8" style:family="table-cell">
      <style:table-cell-properties style:vertical-align="top" fo:background-color="transparent"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background-image/>
      </style:table-cell-properties>
    </style:style>
    <style:style style:name="Table4.9" style:family="table-row">
      <style:table-row-properties fo:background-color="transparent" fo:keep-together="auto">
        <style:background-image/>
      </style:table-row-properties>
    </style:style>
    <style:style style:name="Table4.A9" style:family="table-cell">
      <style:table-cell-properties style:vertical-align="top" fo:background-color="transparent" style:border-line-width-left="0.018cm 0.018cm 0.018cm" fo:padding-left="0.191cm" fo:padding-right="0.191cm" fo:padding-top="0cm" fo:padding-bottom="0cm" fo:border-left="1.5pt double #000000" fo:border-right="none" fo:border-top="none" fo:border-bottom="0.5pt solid #000000" style:writing-mode="lr-tb">
        <style:background-image/>
      </style:table-cell-properties>
    </style:style>
    <style:style style:name="Table4.C9" style:family="table-cell">
      <style:table-cell-properties style:vertical-align="top"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e4.G9" style:family="table-cell">
      <style:table-cell-properties style:vertical-align="top" fo:background-color="transparent"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background-image/>
      </style:table-cell-properties>
    </style:style>
    <style:style style:name="Table4.10" style:family="table-row">
      <style:table-row-properties fo:background-color="transparent" fo:keep-together="auto">
        <style:background-image/>
      </style:table-row-properties>
    </style:style>
    <style:style style:name="Table4.A10" style:family="table-cell">
      <style:table-cell-properties style:vertical-align="middle" fo:background-color="#e6e6e6" style:border-line-width-left="0cm 0.026cm 0.026cm" style:border-line-width-bottom="0cm 0.026cm 0.026cm" fo:padding-left="0.191cm" fo:padding-right="0.191cm" fo:padding-top="0cm" fo:padding-bottom="0cm" fo:border-left="1.5pt double #000000" fo:border-right="none" fo:border-top="none" fo:border-bottom="1.5pt double #000000" style:writing-mode="lr-tb">
        <style:background-image/>
      </style:table-cell-properties>
    </style:style>
    <style:style style:name="Table4.B10" style:family="table-cell">
      <style:table-cell-properties style:vertical-align="middle" fo:background-color="#e6e6e6" style:border-line-width-left="0.018cm 0.018cm 0.018cm" style:border-line-width-bottom="0cm 0.026cm 0.026cm" fo:padding-left="0.191cm" fo:padding-right="0.191cm" fo:padding-top="0cm" fo:padding-bottom="0cm" fo:border-left="1.5pt double #000000" fo:border-right="none" fo:border-top="none" fo:border-bottom="1.5pt double #000000" style:writing-mode="lr-tb">
        <style:background-image/>
      </style:table-cell-properties>
    </style:style>
    <style:style style:name="Table4.C10" style:family="table-cell">
      <style:table-cell-properties style:vertical-align="middle" fo:background-color="#e6e6e6" style:border-line-width-bottom="0cm 0.026cm 0.026cm" fo:padding-left="0.191cm" fo:padding-right="0.191cm" fo:padding-top="0cm" fo:padding-bottom="0cm" fo:border-left="0.5pt solid #000000" fo:border-right="none" fo:border-top="none" fo:border-bottom="1.5pt double #000000" style:writing-mode="lr-tb">
        <style:background-image/>
      </style:table-cell-properties>
    </style:style>
    <style:style style:name="Table4.G10" style:family="table-cell">
      <style:table-cell-properties style:vertical-align="middle" fo:background-color="#e6e6e6" style:border-line-width-left="0.018cm 0.018cm 0.018cm" style:border-line-width-right="0cm 0.026cm 0.026cm" style:border-line-width-bottom="0cm 0.026cm 0.026cm" fo:padding-left="0.191cm" fo:padding-right="0.191cm" fo:padding-top="0cm" fo:padding-bottom="0cm" fo:border-left="1.5pt double #000000" fo:border-right="1.5pt double #000000" fo:border-top="none" fo:border-bottom="1.5pt double #000000" style:writing-mode="lr-tb">
        <style:background-image/>
      </style:table-cell-properties>
    </style:style>
    <style:style style:name="Table4.11" style:family="table-row">
      <style:table-row-properties fo:keep-together="auto"/>
    </style:style>
    <style:style style:name="Table4.A1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1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1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11"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12" style:family="table-row">
      <style:table-row-properties fo:keep-together="auto"/>
    </style:style>
    <style:style style:name="Table4.A1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1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1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12"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13" style:family="table-row">
      <style:table-row-properties fo:keep-together="auto"/>
    </style:style>
    <style:style style:name="Table4.A1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1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1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13"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14" style:family="table-row">
      <style:table-row-properties fo:keep-together="auto"/>
    </style:style>
    <style:style style:name="Table4.A1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1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1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14"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15" style:family="table-row">
      <style:table-row-properties fo:keep-together="auto"/>
    </style:style>
    <style:style style:name="Table4.A1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1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1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15"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16" style:family="table-row">
      <style:table-row-properties fo:background-color="transparent" fo:keep-together="auto">
        <style:background-image/>
      </style:table-row-properties>
    </style:style>
    <style:style style:name="Table4.17" style:family="table-row">
      <style:table-row-properties fo:keep-together="auto"/>
    </style:style>
    <style:style style:name="Table4.A1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1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1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17"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18" style:family="table-row">
      <style:table-row-properties fo:keep-together="auto"/>
    </style:style>
    <style:style style:name="Table4.A1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1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1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18"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19" style:family="table-row">
      <style:table-row-properties fo:keep-together="auto"/>
    </style:style>
    <style:style style:name="Table4.A1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1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1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19"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20" style:family="table-row">
      <style:table-row-properties fo:keep-together="auto"/>
    </style:style>
    <style:style style:name="Table4.A2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2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2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20"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21" style:family="table-row">
      <style:table-row-properties fo:keep-together="auto"/>
    </style:style>
    <style:style style:name="Table4.A2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2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2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21"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22" style:family="table-row">
      <style:table-row-properties fo:background-color="transparent" fo:keep-together="auto">
        <style:background-image/>
      </style:table-row-properties>
    </style:style>
    <style:style style:name="Table4.23" style:family="table-row">
      <style:table-row-properties fo:keep-together="auto"/>
    </style:style>
    <style:style style:name="Table4.A2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2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2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23"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24" style:family="table-row">
      <style:table-row-properties fo:keep-together="auto"/>
    </style:style>
    <style:style style:name="Table4.A2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2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2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24"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25" style:family="table-row">
      <style:table-row-properties fo:keep-together="auto"/>
    </style:style>
    <style:style style:name="Table4.A2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2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2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25"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26" style:family="table-row">
      <style:table-row-properties fo:keep-together="auto"/>
    </style:style>
    <style:style style:name="Table4.A26"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26"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26"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26"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27" style:family="table-row">
      <style:table-row-properties fo:keep-together="auto"/>
    </style:style>
    <style:style style:name="Table4.A2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2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2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27"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28" style:family="table-row">
      <style:table-row-properties fo:background-color="transparent" fo:keep-together="auto">
        <style:background-image/>
      </style:table-row-properties>
    </style:style>
    <style:style style:name="Table4.29" style:family="table-row">
      <style:table-row-properties fo:keep-together="auto"/>
    </style:style>
    <style:style style:name="Table4.A2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2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2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29"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30" style:family="table-row">
      <style:table-row-properties fo:keep-together="auto"/>
    </style:style>
    <style:style style:name="Table4.A3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3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3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30"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31" style:family="table-row">
      <style:table-row-properties fo:keep-together="auto"/>
    </style:style>
    <style:style style:name="Table4.A3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3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3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31"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32" style:family="table-row">
      <style:table-row-properties fo:keep-together="auto"/>
    </style:style>
    <style:style style:name="Table4.A3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3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3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32"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33" style:family="table-row">
      <style:table-row-properties fo:keep-together="auto"/>
    </style:style>
    <style:style style:name="Table4.A3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3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3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33"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34" style:family="table-row">
      <style:table-row-properties fo:background-color="transparent" fo:keep-together="auto">
        <style:background-image/>
      </style:table-row-properties>
    </style:style>
    <style:style style:name="Table4.35" style:family="table-row">
      <style:table-row-properties fo:keep-together="auto"/>
    </style:style>
    <style:style style:name="Table4.A3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3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3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3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3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3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35"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36" style:family="table-row">
      <style:table-row-properties fo:keep-together="auto"/>
    </style:style>
    <style:style style:name="Table4.A3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3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3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3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3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3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36"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37" style:family="table-row">
      <style:table-row-properties fo:background-color="transparent" fo:keep-together="auto">
        <style:background-image/>
      </style:table-row-properties>
    </style:style>
    <style:style style:name="Table4.38" style:family="table-row">
      <style:table-row-properties fo:keep-together="auto"/>
    </style:style>
    <style:style style:name="Table4.A3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3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3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38"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39" style:family="table-row">
      <style:table-row-properties fo:keep-together="auto"/>
    </style:style>
    <style:style style:name="Table4.A3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3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3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39"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40" style:family="table-row">
      <style:table-row-properties fo:keep-together="auto"/>
    </style:style>
    <style:style style:name="Table4.A4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4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4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40"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41" style:family="table-row">
      <style:table-row-properties fo:keep-together="auto"/>
    </style:style>
    <style:style style:name="Table4.A4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4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4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41"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42" style:family="table-row">
      <style:table-row-properties fo:keep-together="auto"/>
    </style:style>
    <style:style style:name="Table4.A4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B4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D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E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F4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4.G42"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4.43" style:family="table-row">
      <style:table-row-properties fo:background-color="transparent" fo:keep-together="auto">
        <style:background-image/>
      </style:table-row-properties>
    </style:style>
    <style:style style:name="Table4.44" style:family="table-row">
      <style:table-row-properties fo:keep-together="auto"/>
    </style:style>
    <style:style style:name="Table4.A44"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B44"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C4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4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4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44"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4.G44"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4.45" style:family="table-row">
      <style:table-row-properties fo:keep-together="auto"/>
    </style:style>
    <style:style style:name="Table4.A45" style:family="table-cell">
      <style:table-cell-properties style:vertical-align="top" style:border-line-width-left="0.018cm 0.018cm 0.018cm" style:border-line-width-bottom="0.018cm 0.018cm 0.018cm" fo:padding-left="0.191cm" fo:padding-right="0.191cm" fo:padding-top="0cm" fo:padding-bottom="0cm" fo:border-left="1.5pt double #000000" fo:border-right="none" fo:border-top="0.5pt solid #000000" fo:border-bottom="1.5pt double #000000" style:writing-mode="lr-tb"/>
    </style:style>
    <style:style style:name="Table4.B45" style:family="table-cell">
      <style:table-cell-properties style:vertical-align="top" style:border-line-width-left="0.018cm 0.018cm 0.018cm" style:border-line-width-bottom="0.018cm 0.018cm 0.018cm" fo:padding-left="0.191cm" fo:padding-right="0.191cm" fo:padding-top="0cm" fo:padding-bottom="0cm" fo:border-left="1.5pt double #000000" fo:border-right="none" fo:border-top="0.5pt solid #000000" fo:border-bottom="1.5pt double #000000" style:writing-mode="lr-tb"/>
    </style:style>
    <style:style style:name="Table4.C45" style:family="table-cell">
      <style:table-cell-properties style:vertical-align="top" style:border-line-width-bottom="0.018cm 0.018cm 0.018cm" fo:padding-left="0.191cm" fo:padding-right="0.191cm" fo:padding-top="0cm" fo:padding-bottom="0cm" fo:border-left="0.5pt solid #000000" fo:border-right="none" fo:border-top="0.5pt solid #000000" fo:border-bottom="1.5pt double #000000" style:writing-mode="lr-tb"/>
    </style:style>
    <style:style style:name="Table4.D45" style:family="table-cell">
      <style:table-cell-properties style:vertical-align="top" style:border-line-width-bottom="0.018cm 0.018cm 0.018cm" fo:padding-left="0.191cm" fo:padding-right="0.191cm" fo:padding-top="0cm" fo:padding-bottom="0cm" fo:border-left="0.5pt solid #000000" fo:border-right="none" fo:border-top="0.5pt solid #000000" fo:border-bottom="1.5pt double #000000" style:writing-mode="lr-tb"/>
    </style:style>
    <style:style style:name="Table4.E45" style:family="table-cell">
      <style:table-cell-properties style:vertical-align="top" style:border-line-width-bottom="0.018cm 0.018cm 0.018cm" fo:padding-left="0.191cm" fo:padding-right="0.191cm" fo:padding-top="0cm" fo:padding-bottom="0cm" fo:border-left="0.5pt solid #000000" fo:border-right="none" fo:border-top="0.5pt solid #000000" fo:border-bottom="1.5pt double #000000" style:writing-mode="lr-tb"/>
    </style:style>
    <style:style style:name="Table4.F45" style:family="table-cell">
      <style:table-cell-properties style:vertical-align="top" style:border-line-width-left="0.018cm 0.018cm 0.018cm" style:border-line-width-bottom="0.018cm 0.018cm 0.018cm" fo:padding-left="0.191cm" fo:padding-right="0.191cm" fo:padding-top="0cm" fo:padding-bottom="0cm" fo:border-left="1.5pt double #000000" fo:border-right="none" fo:border-top="0.5pt solid #000000" fo:border-bottom="1.5pt double #000000" style:writing-mode="lr-tb"/>
    </style:style>
    <style:style style:name="Table4.G45" style:family="table-cell">
      <style:table-cell-properties style:vertical-align="top" style:border-line-width-left="0.018cm 0.018cm 0.018cm" style:border-line-width-right="0.018cm 0.018cm 0.018cm" style:border-line-width-bottom="0.018cm 0.018cm 0.018cm" fo:padding-left="0.191cm" fo:padding-right="0.191cm" fo:padding-top="0cm" fo:padding-bottom="0cm" fo:border-left="1.5pt double #000000" fo:border-right="1.5pt double #000000" fo:border-top="0.5pt solid #000000" fo:border-bottom="1.5pt double #000000" style:writing-mode="lr-tb"/>
    </style:style>
    <style:style style:name="P1" style:family="paragraph" style:parent-style-name="Header">
      <style:text-properties style:font-name="Comic Sans MS" fo:font-size="16pt" style:font-size-asian="16pt" style:font-name-complex="Comic Sans MS"/>
    </style:style>
    <style:style style:name="P2" style:family="paragraph" style:parent-style-name="Header">
      <style:text-properties fo:font-size="9pt" style:font-size-asian="9pt"/>
    </style:style>
    <style:style style:name="P3" style:family="paragraph" style:parent-style-name="Header">
      <style:text-properties fo:font-size="9pt" style:font-size-asian="9pt" style:font-name-complex="Arial"/>
    </style:style>
    <style:style style:name="P4" style:family="paragraph" style:parent-style-name="Header">
      <style:paragraph-properties fo:text-align="center" style:justify-single-word="false"/>
      <style:text-properties fo:font-size="9pt" officeooo:rsid="001fbd85" officeooo:paragraph-rsid="001fbd85" style:font-size-asian="9pt"/>
    </style:style>
    <style:style style:name="P5" style:family="paragraph" style:parent-style-name="Header">
      <style:paragraph-properties fo:text-align="center" style:justify-single-word="false"/>
      <style:text-properties fo:font-size="9pt" officeooo:rsid="001fbd85" officeooo:paragraph-rsid="0021820d" style:font-size-asian="9pt"/>
    </style:style>
    <style:style style:name="P6" style:family="paragraph" style:parent-style-name="Header">
      <style:paragraph-properties fo:text-align="center" style:justify-single-word="false"/>
      <style:text-properties fo:font-size="9pt" style:font-size-asian="9pt"/>
    </style:style>
    <style:style style:name="P7" style:family="paragraph" style:parent-style-name="Header">
      <style:paragraph-properties style:snap-to-layout-grid="false"/>
      <style:text-properties fo:font-size="9pt" fo:language="en" fo:country="US" style:font-size-asian="9pt"/>
    </style:style>
    <style:style style:name="P8" style:family="paragraph" style:parent-style-name="Header">
      <style:text-properties fo:font-size="12pt" fo:language="en" fo:country="CA" style:font-size-asian="12pt" style:font-name-complex="Arial"/>
    </style:style>
    <style:style style:name="P9" style:family="paragraph" style:parent-style-name="Header">
      <style:text-properties fo:font-size="6pt" style:font-size-asian="6pt"/>
    </style:style>
    <style:style style:name="P10" style:family="paragraph" style:parent-style-name="Header">
      <style:text-properties fo:language="en" fo:country="CA" officeooo:paragraph-rsid="0021820d"/>
    </style:style>
    <style:style style:name="P11" style:family="paragraph" style:parent-style-name="Header">
      <style:paragraph-properties fo:text-align="center" style:justify-single-word="false"/>
      <style:text-properties officeooo:rsid="001fbd85" officeooo:paragraph-rsid="001fbd85"/>
    </style:style>
    <style:style style:name="P12" style:family="paragraph" style:parent-style-name="Header">
      <style:paragraph-properties fo:text-align="center" style:justify-single-word="false"/>
    </style:style>
    <style:style style:name="P13" style:family="paragraph" style:parent-style-name="Header">
      <style:paragraph-properties fo:text-align="center" style:justify-single-word="false"/>
      <style:text-properties officeooo:rsid="0021820d" officeooo:paragraph-rsid="0021820d"/>
    </style:style>
    <style:style style:name="P14" style:family="paragraph" style:parent-style-name="Header">
      <style:paragraph-properties>
        <style:tab-stops/>
      </style:paragraph-properties>
    </style:style>
    <style:style style:name="P15" style:family="paragraph" style:parent-style-name="Header">
      <style:paragraph-properties>
        <style:tab-stops/>
      </style:paragraph-properties>
      <style:text-properties officeooo:paragraph-rsid="0036bd77"/>
    </style:style>
    <style:style style:name="P16" style:family="paragraph" style:parent-style-name="Header">
      <style:paragraph-properties>
        <style:tab-stops/>
      </style:paragraph-properties>
      <style:text-properties officeooo:paragraph-rsid="0038fda4"/>
    </style:style>
    <style:style style:name="P17" style:family="paragraph" style:parent-style-name="Header">
      <style:paragraph-properties>
        <style:tab-stops/>
      </style:paragraph-properties>
      <style:text-properties officeooo:paragraph-rsid="0039f070"/>
    </style:style>
    <style:style style:name="P18" style:family="paragraph" style:parent-style-name="Header">
      <style:paragraph-properties>
        <style:tab-stops/>
      </style:paragraph-properties>
      <style:text-properties fo:font-style="normal" officeooo:rsid="003337b7" officeooo:paragraph-rsid="0036bd77" style:font-style-asian="normal" style:font-style-complex="normal"/>
    </style:style>
    <style:style style:name="P19" style:family="paragraph" style:parent-style-name="Header">
      <style:paragraph-properties>
        <style:tab-stops/>
      </style:paragraph-properties>
      <style:text-properties fo:font-style="normal" fo:font-weight="normal" officeooo:rsid="0038b54b" officeooo:paragraph-rsid="0038b54b" style:font-style-asian="normal" style:font-weight-asian="normal" style:font-style-complex="normal" style:font-weight-complex="normal"/>
    </style:style>
    <style:style style:name="P20" style:family="paragraph" style:parent-style-name="Header">
      <style:paragraph-properties>
        <style:tab-stops/>
      </style:paragraph-properties>
      <style:text-properties fo:font-style="normal" fo:font-weight="normal" officeooo:rsid="0038b54b" officeooo:paragraph-rsid="0038fda4" style:font-style-asian="normal" style:font-weight-asian="normal" style:font-style-complex="normal" style:font-weight-complex="normal"/>
    </style:style>
    <style:style style:name="P21" style:family="paragraph" style:parent-style-name="Header">
      <style:paragraph-properties>
        <style:tab-stops/>
      </style:paragraph-properties>
      <style:text-properties officeooo:rsid="003337b7" officeooo:paragraph-rsid="0036bd77"/>
    </style:style>
    <style:style style:name="P22" style:family="paragraph" style:parent-style-name="Header">
      <style:paragraph-properties>
        <style:tab-stops/>
      </style:paragraph-properties>
      <style:text-properties fo:font-style="italic" officeooo:rsid="0036bd77" officeooo:paragraph-rsid="0036bd77" style:font-style-asian="italic"/>
    </style:style>
    <style:style style:name="P23" style:family="paragraph" style:parent-style-name="Header">
      <style:paragraph-properties>
        <style:tab-stops/>
      </style:paragraph-properties>
      <style:text-properties fo:font-style="italic" style:font-style-asian="italic"/>
    </style:style>
    <style:style style:name="P24" style:family="paragraph" style:parent-style-name="Header">
      <style:paragraph-properties>
        <style:tab-stops/>
      </style:paragraph-properties>
      <style:text-properties fo:font-style="italic" officeooo:paragraph-rsid="0039f070" style:font-style-asian="italic"/>
    </style:style>
    <style:style style:name="P25" style:family="paragraph" style:parent-style-name="Standard">
      <style:paragraph-properties style:snap-to-layout-grid="false"/>
      <style:text-properties style:font-name="Comic Sans MS" fo:font-size="16pt" style:font-size-asian="16pt" style:font-name-complex="Comic Sans MS"/>
    </style:style>
    <style:style style:name="P26" style:family="paragraph" style:parent-style-name="Standard">
      <style:paragraph-properties fo:text-align="center" style:justify-single-word="false"/>
    </style:style>
    <style:style style:name="P27" style:family="paragraph" style:parent-style-name="Standard">
      <style:paragraph-properties fo:text-align="center" style:justify-single-word="false"/>
      <style:text-properties officeooo:paragraph-rsid="00207f4d"/>
    </style:style>
    <style:style style:name="P28" style:family="paragraph" style:parent-style-name="Standard">
      <style:text-properties fo:font-weight="bold" style:font-weight-asian="bold"/>
    </style:style>
    <style:style style:name="P29" style:family="paragraph" style:parent-style-name="Standard">
      <style:paragraph-properties fo:text-align="center" style:justify-single-word="false"/>
      <style:text-properties fo:font-weight="bold" style:font-weight-asian="bold"/>
    </style:style>
    <style:style style:name="P30" style:family="paragraph" style:parent-style-name="Standard">
      <style:paragraph-properties style:snap-to-layout-grid="false"/>
      <style:text-properties fo:font-weight="bold" officeooo:rsid="00271310" officeooo:paragraph-rsid="00271310" style:font-weight-asian="bold"/>
    </style:style>
    <style:style style:name="P31" style:family="paragraph" style:parent-style-name="Standard">
      <style:paragraph-properties style:snap-to-layout-grid="false"/>
      <style:text-properties fo:font-weight="bold" officeooo:rsid="00271310" officeooo:paragraph-rsid="00271310" style:font-weight-asian="bold" style:font-weight-complex="bold"/>
    </style:style>
    <style:style style:name="P32" style:family="paragraph" style:parent-style-name="Standard">
      <style:paragraph-properties style:snap-to-layout-grid="false"/>
      <style:text-properties fo:font-weight="bold" officeooo:rsid="0028362d" officeooo:paragraph-rsid="0028362d" style:font-weight-asian="bold" style:font-weight-complex="bold"/>
    </style:style>
    <style:style style:name="P33" style:family="paragraph" style:parent-style-name="Standard">
      <style:paragraph-properties style:snap-to-layout-grid="false"/>
      <style:text-properties fo:font-weight="bold" officeooo:rsid="0032ba8d" officeooo:paragraph-rsid="0032ba8d" style:font-weight-asian="bold" style:font-weight-complex="bold"/>
    </style:style>
    <style:style style:name="P34" style:family="paragraph" style:parent-style-name="Standard">
      <style:paragraph-properties style:snap-to-layout-grid="false"/>
      <style:text-properties fo:font-weight="bold" officeooo:rsid="0036bd77" officeooo:paragraph-rsid="0036bd77" style:font-weight-asian="bold"/>
    </style:style>
    <style:style style:name="P35" style:family="paragraph" style:parent-style-name="Standard">
      <style:paragraph-properties style:snap-to-layout-grid="false"/>
      <style:text-properties fo:font-weight="bold" officeooo:rsid="0032ba8d" officeooo:paragraph-rsid="0032ba8d" style:font-weight-asian="bold"/>
    </style:style>
    <style:style style:name="P36" style:family="paragraph" style:parent-style-name="Standard">
      <style:text-properties fo:font-size="14pt" fo:font-weight="bold" style:font-size-asian="14pt" style:font-weight-asian="bold"/>
    </style:style>
    <style:style style:name="P37" style:family="paragraph" style:parent-style-name="Standard">
      <style:paragraph-properties fo:text-align="center" style:justify-single-word="false"/>
      <style:text-properties fo:font-size="14pt" fo:font-weight="bold" style:font-size-asian="14pt" style:font-weight-asian="bold"/>
    </style:style>
    <style:style style:name="P38"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P39" style:family="paragraph" style:parent-style-name="Standard">
      <style:paragraph-properties fo:text-align="center" style:justify-single-word="false"/>
      <style:text-properties fo:font-size="14pt" fo:language="en" fo:country="CA" fo:font-weight="bold" style:font-size-asian="14pt" style:language-asian="en" style:country-asian="CA" style:font-weight-asian="bold" style:font-weight-complex="bold"/>
    </style:style>
    <style:style style:name="P40" style:family="paragraph" style:parent-style-name="Standard">
      <style:paragraph-properties fo:text-align="center" style:justify-single-word="false"/>
      <style:text-properties fo:font-variant="small-caps" fo:font-size="12pt" fo:font-weight="bold" style:letter-kerning="true" style:font-size-asian="12pt" style:font-weight-asian="bold" style:font-name-complex="Arial" style:font-size-complex="10pt" style:font-weight-complex="bold"/>
    </style:style>
    <style:style style:name="P41" style:family="paragraph" style:parent-style-name="Standard">
      <style:paragraph-properties fo:text-align="center" style:justify-single-word="false"/>
      <style:text-properties fo:font-variant="small-caps" fo:font-size="12pt" fo:language="en" fo:country="CA" fo:font-weight="bold" style:letter-kerning="true" style:font-size-asian="12pt" style:language-asian="en" style:country-asian="CA" style:font-weight-asian="bold" style:font-name-complex="Arial" style:font-size-complex="10pt" style:font-weight-complex="bold"/>
    </style:style>
    <style:style style:name="P42" style:family="paragraph" style:parent-style-name="Standard">
      <style:paragraph-properties fo:text-align="center" style:justify-single-word="false"/>
      <style:text-properties fo:text-transform="uppercase" fo:font-size="12pt" fo:font-weight="bold" style:letter-kerning="true" style:font-size-asian="12pt" style:font-weight-asian="bold" style:font-name-complex="Arial" style:font-size-complex="10pt" style:font-weight-complex="bold"/>
    </style:style>
    <style:style style:name="P43" style:family="paragraph" style:parent-style-name="Standard">
      <style:paragraph-properties fo:text-align="center" style:justify-single-word="false"/>
      <style:text-properties fo:text-transform="uppercase" fo:font-size="12pt" fo:font-weight="bold" style:font-size-asian="12pt" style:font-weight-asian="bold" style:font-name-complex="Arial" style:font-weight-complex="bold"/>
    </style:style>
    <style:style style:name="P44" style:family="paragraph" style:parent-style-name="Standard">
      <style:paragraph-properties fo:text-align="center" style:justify-single-word="false"/>
      <style:text-properties fo:text-transform="uppercase"/>
    </style:style>
    <style:style style:name="P45" style:family="paragraph" style:parent-style-name="Standard">
      <style:paragraph-properties fo:text-align="center" style:justify-single-word="false"/>
      <style:text-properties fo:text-transform="uppercase" fo:font-size="14pt" fo:font-weight="bold" style:font-size-asian="14pt" style:font-weight-asian="bold" style:font-weight-complex="bold"/>
    </style:style>
    <style:style style:name="P46" style:family="paragraph" style:parent-style-name="Standard">
      <style:text-properties fo:font-size="12pt" fo:font-weight="bold" style:font-size-asian="12pt" style:font-weight-asian="bold"/>
    </style:style>
    <style:style style:name="P47" style:family="paragraph" style:parent-style-name="Standard">
      <style:paragraph-properties fo:text-align="center" style:justify-single-word="false"/>
      <style:text-properties fo:font-size="12pt" fo:language="en" fo:country="CA" fo:font-weight="bold" style:font-size-asian="12pt" style:language-asian="en" style:country-asian="CA" style:font-weight-asian="bold"/>
    </style:style>
    <style:style style:name="P48" style:family="paragraph" style:parent-style-name="Standard">
      <style:paragraph-properties style:snap-to-layout-grid="false"/>
    </style:style>
    <style:style style:name="P49" style:family="paragraph" style:parent-style-name="Standard">
      <style:text-properties fo:font-style="italic" style:font-style-asian="italic"/>
    </style:style>
    <style:style style:name="P50" style:family="paragraph" style:parent-style-name="Standard">
      <style:text-properties fo:font-style="italic" officeooo:paragraph-rsid="002867a5" style:font-style-asian="italic" style:font-style-complex="italic"/>
    </style:style>
    <style:style style:name="P51" style:family="paragraph" style:parent-style-name="Standard">
      <style:paragraph-properties style:snap-to-layout-grid="false"/>
      <style:text-properties fo:font-style="italic" officeooo:rsid="00271310" officeooo:paragraph-rsid="00271310" style:font-style-asian="italic" style:font-style-complex="italic"/>
    </style:style>
    <style:style style:name="P52" style:family="paragraph" style:parent-style-name="Standard">
      <style:paragraph-properties style:snap-to-layout-grid="false"/>
      <style:text-properties fo:font-style="italic" officeooo:rsid="0036bd77" officeooo:paragraph-rsid="0036bd77" style:font-style-asian="italic" style:font-style-complex="italic"/>
    </style:style>
    <style:style style:name="P53" style:family="paragraph" style:parent-style-name="Standard">
      <style:text-properties fo:font-style="italic" officeooo:paragraph-rsid="00338e0d" style:font-style-asian="italic"/>
    </style:style>
    <style:style style:name="P54" style:family="paragraph" style:parent-style-name="Standard">
      <style:text-properties fo:font-style="italic" style:font-name-asian="Arial" style:font-style-asian="italic"/>
    </style:style>
    <style:style style:name="P55" style:family="paragraph" style:parent-style-name="Standard">
      <style:paragraph-properties fo:text-align="center" style:justify-single-word="false"/>
      <style:text-properties style:font-name="Calibri"/>
    </style:style>
    <style:style style:name="P56" style:family="paragraph" style:parent-style-name="Standard">
      <style:paragraph-properties fo:text-align="center" style:justify-single-word="false"/>
      <style:text-properties style:font-name="Calibri" fo:font-size="10pt" fo:language="fr" fo:country="FR" style:font-size-asian="10pt"/>
    </style:style>
    <style:style style:name="P57" style:family="paragraph" style:parent-style-name="Standard">
      <style:paragraph-properties fo:text-align="center" style:justify-single-word="false" style:snap-to-layout-grid="false"/>
      <style:text-properties style:font-name="Calibri" fo:font-size="10pt" fo:language="fr" fo:country="FR" style:font-size-asian="10pt"/>
    </style:style>
    <style:style style:name="P58" style:family="paragraph" style:parent-style-name="Standard">
      <style:paragraph-properties fo:text-align="start" style:justify-single-word="false" style:snap-to-layout-grid="false"/>
      <style:text-properties style:font-name="Calibri" fo:font-size="10pt" fo:language="fr" fo:country="FR" officeooo:rsid="003747e8" officeooo:paragraph-rsid="003747e8" style:font-size-asian="10pt"/>
    </style:style>
    <style:style style:name="P59" style:family="paragraph" style:parent-style-name="Standard">
      <style:paragraph-properties fo:text-align="start" style:justify-single-word="false" style:snap-to-layout-grid="false"/>
      <style:text-properties style:font-name="Calibri" fo:font-size="10pt" fo:language="fr" fo:country="FR" officeooo:rsid="003747e8" officeooo:paragraph-rsid="003beed3" style:font-size-asian="10pt"/>
    </style:style>
    <style:style style:name="P60" style:family="paragraph" style:parent-style-name="Standard">
      <style:paragraph-properties fo:text-align="start" style:justify-single-word="false" style:snap-to-layout-grid="false"/>
      <style:text-properties style:font-name="Calibri" fo:font-size="10pt" fo:language="fr" fo:country="FR" style:font-size-asian="10pt"/>
    </style:style>
    <style:style style:name="P61" style:family="paragraph" style:parent-style-name="Standard">
      <style:paragraph-properties fo:text-align="start" style:justify-single-word="false" style:snap-to-layout-grid="false"/>
      <style:text-properties style:font-name="Calibri" fo:font-size="10pt" fo:language="fr" fo:country="FR" officeooo:rsid="00232e62" officeooo:paragraph-rsid="00232e62" style:font-size-asian="10pt"/>
    </style:style>
    <style:style style:name="P62" style:family="paragraph" style:parent-style-name="Standard">
      <style:paragraph-properties fo:text-align="start" style:justify-single-word="false" style:snap-to-layout-grid="false"/>
      <style:text-properties style:font-name="Calibri" fo:font-size="10pt" fo:language="fr" fo:country="FR" officeooo:rsid="00359dfa" officeooo:paragraph-rsid="00359dfa" style:font-size-asian="10pt"/>
    </style:style>
    <style:style style:name="P63" style:family="paragraph" style:parent-style-name="Standard">
      <style:paragraph-properties fo:text-align="center" style:justify-single-word="false" style:snap-to-layout-grid="false"/>
      <style:text-properties style:font-name="Calibri" fo:font-size="10pt" fo:language="fr" fo:country="FR" fo:font-weight="bold" style:font-size-asian="10pt" style:font-weight-asian="bold" style:font-name-complex="Times New Roman" style:font-weight-complex="bold"/>
    </style:style>
    <style:style style:name="P64" style:family="paragraph" style:parent-style-name="Standard">
      <style:paragraph-properties fo:text-align="start" style:justify-single-word="false" style:snap-to-layout-grid="false"/>
      <style:text-properties style:font-name="Calibri" fo:font-size="10pt" fo:language="fr" fo:country="FR" fo:font-weight="bold" officeooo:rsid="00232e62" officeooo:paragraph-rsid="00232e62" style:font-size-asian="10pt" style:font-weight-asian="bold" style:font-name-complex="Times New Roman" style:font-weight-complex="bold"/>
    </style:style>
    <style:style style:name="P65" style:family="paragraph" style:parent-style-name="Standard">
      <style:paragraph-properties fo:text-align="start" style:justify-single-word="false" style:snap-to-layout-grid="false"/>
      <style:text-properties style:font-name="Calibri" fo:font-size="10pt" fo:language="fr" fo:country="FR" fo:font-weight="bold" officeooo:rsid="00232e62" officeooo:paragraph-rsid="003747e8" style:font-size-asian="10pt" style:font-weight-asian="bold" style:font-name-complex="Times New Roman" style:font-weight-complex="bold"/>
    </style:style>
    <style:style style:name="P66" style:family="paragraph" style:parent-style-name="Standard">
      <style:paragraph-properties fo:text-align="center" style:justify-single-word="false"/>
      <style:text-properties style:font-name="Calibri" fo:font-size="10pt" fo:language="fr" fo:country="FR" fo:font-weight="bold" style:font-size-asian="10pt" style:font-weight-asian="bold" style:font-weight-complex="bold"/>
    </style:style>
    <style:style style:name="P67" style:family="paragraph" style:parent-style-name="Standard">
      <style:paragraph-properties fo:text-align="center" style:justify-single-word="false" style:snap-to-layout-grid="false"/>
      <style:text-properties style:font-name="Calibri" fo:font-size="10pt" fo:language="fr" fo:country="FR" fo:font-weight="bold" style:font-size-asian="10pt" style:font-weight-asian="bold" style:font-weight-complex="bold"/>
    </style:style>
    <style:style style:name="P68" style:family="paragraph" style:parent-style-name="Standard">
      <style:paragraph-properties fo:text-align="center" style:justify-single-word="false" style:snap-to-layout-grid="false"/>
      <style:text-properties style:font-name="Calibri" fo:font-size="10pt" fo:language="fr" fo:country="FR" fo:font-weight="bold" officeooo:rsid="00359dfa" officeooo:paragraph-rsid="00359dfa" style:font-size-asian="10pt" style:font-weight-asian="bold" style:font-weight-complex="bold"/>
    </style:style>
    <style:style style:name="P69" style:family="paragraph" style:parent-style-name="Standard">
      <style:paragraph-properties fo:text-align="center" style:justify-single-word="false" style:snap-to-layout-grid="false"/>
      <style:text-properties style:font-name="Calibri" fo:font-size="10pt" fo:language="fr" fo:country="FR" fo:font-weight="bold" officeooo:rsid="00359dfa" officeooo:paragraph-rsid="003747e8" style:font-size-asian="10pt" style:font-weight-asian="bold" style:font-weight-complex="bold"/>
    </style:style>
    <style:style style:name="P70" style:family="paragraph" style:parent-style-name="Standard">
      <style:paragraph-properties fo:text-align="center" style:justify-single-word="false"/>
      <style:text-properties style:font-name="Calibri" fo:font-weight="bold" style:font-weight-asian="bold"/>
    </style:style>
    <style:style style:name="P71" style:family="paragraph" style:parent-style-name="Standard">
      <style:text-properties officeooo:paragraph-rsid="00252155"/>
    </style:style>
    <style:style style:name="P72" style:family="paragraph" style:parent-style-name="Standard">
      <style:text-properties officeooo:rsid="00252155" officeooo:paragraph-rsid="0026faf2"/>
    </style:style>
    <style:style style:name="P73" style:family="paragraph" style:parent-style-name="Standard">
      <style:text-properties officeooo:rsid="0026faf2" officeooo:paragraph-rsid="0026faf2"/>
    </style:style>
    <style:style style:name="P74" style:family="paragraph" style:parent-style-name="Standard">
      <style:text-properties fo:font-style="normal" officeooo:rsid="0029c635" officeooo:paragraph-rsid="0029c635" style:font-style-asian="normal" style:font-style-complex="normal"/>
    </style:style>
    <style:style style:name="P75" style:family="paragraph" style:parent-style-name="Standard">
      <style:text-properties fo:font-style="normal" officeooo:rsid="002b84e7" officeooo:paragraph-rsid="0029c635" style:font-style-asian="normal" style:font-style-complex="normal"/>
    </style:style>
    <style:style style:name="P76" style:family="paragraph" style:parent-style-name="Standard">
      <style:text-properties fo:font-style="normal" officeooo:rsid="002b84e7" officeooo:paragraph-rsid="002b84e7" style:font-style-asian="normal" style:font-style-complex="normal"/>
    </style:style>
    <style:style style:name="P77" style:family="paragraph" style:parent-style-name="Standard">
      <style:text-properties fo:font-style="normal" officeooo:rsid="002d83d4" officeooo:paragraph-rsid="002d83d4" style:font-style-asian="normal" style:font-style-complex="normal"/>
    </style:style>
    <style:style style:name="P78" style:family="paragraph" style:parent-style-name="Standard">
      <style:text-properties fo:font-style="normal" officeooo:rsid="002f2cd2" officeooo:paragraph-rsid="002f2cd2" style:font-style-asian="normal" style:font-style-complex="normal"/>
    </style:style>
    <style:style style:name="P79" style:family="paragraph" style:parent-style-name="Standard">
      <style:text-properties fo:font-style="normal" officeooo:rsid="003044be" officeooo:paragraph-rsid="003044be" style:font-style-asian="normal" style:font-style-complex="normal"/>
    </style:style>
    <style:style style:name="P80" style:family="paragraph" style:parent-style-name="Standard">
      <style:text-properties fo:font-style="normal" officeooo:rsid="0031c7ed" officeooo:paragraph-rsid="0031c7ed" style:font-style-asian="normal" style:font-style-complex="normal"/>
    </style:style>
    <style:style style:name="P81" style:family="paragraph" style:parent-style-name="Standard">
      <style:text-properties fo:font-style="normal" officeooo:rsid="00338e0d" officeooo:paragraph-rsid="00338e0d" style:font-style-asian="normal" style:font-style-complex="normal"/>
    </style:style>
    <style:style style:name="P82" style:family="paragraph" style:parent-style-name="Standard">
      <style:text-properties fo:font-style="normal" officeooo:rsid="00338e0d" officeooo:paragraph-rsid="0034b6f4" style:font-style-asian="normal" style:font-style-complex="normal"/>
    </style:style>
    <style:style style:name="P83" style:family="paragraph" style:parent-style-name="Standard">
      <style:paragraph-properties style:snap-to-layout-grid="false"/>
      <style:text-properties fo:font-style="normal" officeooo:rsid="00271310" style:font-style-asian="normal" style:font-style-complex="normal"/>
    </style:style>
    <style:style style:name="P84" style:family="paragraph" style:parent-style-name="Standard">
      <style:paragraph-properties style:snap-to-layout-grid="false"/>
      <style:text-properties fo:font-style="normal" officeooo:rsid="00271310" officeooo:paragraph-rsid="00271310" style:font-style-asian="normal" style:font-style-complex="normal"/>
    </style:style>
    <style:style style:name="P85" style:family="paragraph" style:parent-style-name="Standard">
      <style:text-properties fo:font-style="normal" officeooo:rsid="0036bd77" officeooo:paragraph-rsid="0036bd77" style:font-style-asian="normal" style:font-style-complex="normal"/>
    </style:style>
    <style:style style:name="P86" style:family="paragraph" style:parent-style-name="Standard">
      <style:text-properties fo:font-style="normal" fo:font-weight="bold" officeooo:rsid="0031c7ed" officeooo:paragraph-rsid="0031c7ed" style:font-style-asian="normal" style:font-weight-asian="bold" style:font-style-complex="normal" style:font-weight-complex="bold"/>
    </style:style>
    <style:style style:name="P87" style:family="paragraph" style:parent-style-name="Standard">
      <style:text-properties fo:font-style="normal" fo:font-weight="bold" officeooo:rsid="0031c7ed" officeooo:paragraph-rsid="00324c33" style:font-style-asian="normal" style:font-weight-asian="bold" style:font-style-complex="normal" style:font-weight-complex="bold"/>
    </style:style>
    <style:style style:name="P88" style:family="paragraph" style:parent-style-name="Standard">
      <style:text-properties fo:font-style="normal" fo:font-weight="bold" officeooo:rsid="00324c33" officeooo:paragraph-rsid="00324c33" style:font-style-asian="normal" style:font-weight-asian="bold" style:font-style-complex="normal" style:font-weight-complex="bold"/>
    </style:style>
    <style:style style:name="P89" style:family="paragraph" style:parent-style-name="Standard">
      <style:text-properties fo:font-style="normal" fo:font-weight="normal" officeooo:rsid="00324c33" officeooo:paragraph-rsid="0031c7ed" style:font-style-asian="normal" style:font-weight-asian="normal" style:font-style-complex="normal" style:font-weight-complex="normal"/>
    </style:style>
    <style:style style:name="P90" style:family="paragraph" style:parent-style-name="Standard">
      <style:text-properties fo:font-style="normal" fo:font-weight="normal" officeooo:rsid="00324c33" officeooo:paragraph-rsid="00324c33" style:font-style-asian="normal" style:font-weight-asian="normal" style:font-style-complex="normal" style:font-weight-complex="normal"/>
    </style:style>
    <style:style style:name="P91" style:family="paragraph" style:parent-style-name="Standard">
      <style:text-properties fo:language="en" fo:country="CA"/>
    </style:style>
    <style:style style:name="P92" style:family="paragraph" style:parent-style-name="Standard">
      <style:text-properties fo:language="en" fo:country="CA" fo:font-style="italic" officeooo:rsid="002867a5" officeooo:paragraph-rsid="002867a5" style:language-asian="en" style:country-asian="CA" style:font-style-asian="italic" style:font-style-complex="italic"/>
    </style:style>
    <style:style style:name="P93" style:family="paragraph" style:parent-style-name="Standard">
      <style:text-properties fo:language="en" fo:country="CA" fo:font-style="normal" officeooo:rsid="00252155" officeooo:paragraph-rsid="00252155" style:language-asian="en" style:country-asian="CA" style:font-style-asian="normal" style:font-style-complex="normal"/>
    </style:style>
    <style:style style:name="P94" style:family="paragraph" style:parent-style-name="Standard">
      <style:text-properties fo:language="en" fo:country="CA" fo:font-style="normal" officeooo:rsid="0026faf2" officeooo:paragraph-rsid="0026faf2" style:language-asian="en" style:country-asian="CA" style:font-style-asian="normal" style:font-style-complex="normal"/>
    </style:style>
    <style:style style:name="P95" style:family="paragraph" style:parent-style-name="Standard">
      <style:text-properties officeooo:rsid="00338e0d" officeooo:paragraph-rsid="0034b6f4"/>
    </style:style>
    <style:style style:name="P96" style:family="paragraph" style:parent-style-name="Standard">
      <style:paragraph-properties style:snap-to-layout-grid="false"/>
      <style:text-properties officeooo:rsid="00271310" officeooo:paragraph-rsid="00271310"/>
    </style:style>
    <style:style style:name="P97" style:family="paragraph" style:parent-style-name="Standard">
      <style:paragraph-properties style:snap-to-layout-grid="false"/>
      <style:text-properties officeooo:rsid="0028362d" officeooo:paragraph-rsid="0028362d"/>
    </style:style>
    <style:style style:name="P98" style:family="paragraph" style:parent-style-name="Standard">
      <style:paragraph-properties style:snap-to-layout-grid="false"/>
      <style:text-properties fo:font-weight="normal" officeooo:rsid="0028362d" officeooo:paragraph-rsid="0028362d" style:font-weight-asian="normal" style:font-weight-complex="normal"/>
    </style:style>
    <style:style style:name="P99" style:family="paragraph" style:parent-style-name="Standard">
      <style:paragraph-properties style:snap-to-layout-grid="false"/>
      <style:text-properties fo:font-weight="normal" officeooo:rsid="0032ba8d" officeooo:paragraph-rsid="0032ba8d" style:font-weight-asian="normal" style:font-weight-complex="normal"/>
    </style:style>
    <style:style style:name="P100" style:family="paragraph" style:parent-style-name="Standard">
      <style:paragraph-properties style:snap-to-layout-grid="false"/>
      <style:text-properties officeooo:rsid="0036bd77" officeooo:paragraph-rsid="0036bd77"/>
    </style:style>
    <style:style style:name="P101" style:family="paragraph" style:parent-style-name="Standard">
      <style:paragraph-properties style:snap-to-layout-grid="false"/>
      <style:text-properties officeooo:rsid="0032ba8d" officeooo:paragraph-rsid="0032ba8d"/>
    </style:style>
    <style:style style:name="P102" style:family="paragraph" style:parent-style-name="Standard">
      <style:paragraph-properties style:snap-to-layout-grid="false"/>
      <style:text-properties officeooo:rsid="0032ba8d" officeooo:paragraph-rsid="0036bd77"/>
    </style:style>
    <style:style style:name="P103" style:family="paragraph" style:parent-style-name="Standard">
      <style:paragraph-properties style:snap-to-layout-grid="false"/>
      <style:text-properties officeooo:rsid="0036bd77" officeooo:paragraph-rsid="0036bd77" fo:background-color="#dddddd"/>
    </style:style>
    <style:style style:name="P104" style:family="paragraph" style:parent-style-name="Footer">
      <style:text-properties fo:font-size="8pt" style:font-size-asian="8pt"/>
    </style:style>
    <style:style style:name="P105" style:family="paragraph" style:parent-style-name="Contents_20_1">
      <style:paragraph-properties fo:break-before="page">
        <style:tab-stops>
          <style:tab-stop style:position="16.81cm" style:type="right" style:leader-style="dotted" style:leader-text="."/>
        </style:tab-stops>
      </style:paragraph-properties>
    </style:style>
    <style:style style:name="P106" style:family="paragraph" style:parent-style-name="Standard">
      <style:paragraph-properties fo:keep-with-next="always"/>
    </style:style>
    <style:style style:name="P107" style:family="paragraph" style:parent-style-name="Standard">
      <style:paragraph-properties fo:keep-with-next="always"/>
      <style:text-properties fo:font-style="italic" style:font-style-asian="italic"/>
    </style:style>
    <style:style style:name="P108" style:family="paragraph" style:parent-style-name="Standard">
      <style:paragraph-properties fo:text-align="center" style:justify-single-word="false" fo:keep-with-next="always"/>
      <style:text-properties fo:font-weight="bold" style:font-weight-asian="bold"/>
    </style:style>
    <style:style style:name="P109" style:family="paragraph" style:parent-style-name="Standard">
      <style:paragraph-properties fo:keep-with-next="always" style:snap-to-layout-grid="false"/>
      <style:text-properties fo:font-style="normal" officeooo:rsid="0036bd77" officeooo:paragraph-rsid="0036bd77" style:font-style-asian="normal" style:font-style-complex="normal"/>
    </style:style>
    <style:style style:name="P110" style:family="paragraph" style:parent-style-name="Heading">
      <style:text-properties fo:font-variant="normal" fo:text-transform="none" fo:font-size="14pt" fo:font-weight="normal" style:font-size-asian="14pt" style:font-weight-asian="normal" style:font-name-complex="Times New Roman" style:font-weight-complex="normal"/>
    </style:style>
    <style:style style:name="P111" style:family="paragraph" style:parent-style-name="Contents_20_1">
      <style:paragraph-properties fo:text-align="center" style:justify-single-word="false">
        <style:tab-stops>
          <style:tab-stop style:position="16.81cm" style:type="right" style:leader-style="dotted" style:leader-text="."/>
        </style:tab-stops>
      </style:paragraph-properties>
      <style:text-properties fo:font-weight="bold" style:font-weight-asian="bold"/>
    </style:style>
    <style:style style:name="P112" style:family="paragraph" style:parent-style-name="Text_20_body_20_indent">
      <style:text-properties style:font-name="Calibri" fo:language="en" fo:country="CA" style:language-asian="en" style:country-asian="CA" style:font-name-complex="Calibri" style:font-size-complex="11pt"/>
    </style:style>
    <style:style style:name="P113" style:family="paragraph" style:parent-style-name="Text_20_body_20_indent">
      <style:text-properties fo:font-style="italic" style:font-style-asian="italic"/>
    </style:style>
    <style:style style:name="P114"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Calibri" fo:language="fr" fo:country="FR" fo:font-weight="bold" style:font-weight-asian="bold" style:font-name-complex="Times New Roman" style:font-weight-complex="bold"/>
    </style:style>
    <style:style style:name="P115" style:family="paragraph" style:parent-style-name="Endnote">
      <style:paragraph-properties fo:margin-top="0.106cm" fo:margin-bottom="0.106cm" loext:contextual-spacing="false" fo:text-align="center" style:justify-single-word="false"/>
      <style:text-properties style:font-name="Calibri" fo:language="fr" fo:country="FR" fo:font-weight="bold" style:font-weight-asian="bold" style:font-name-complex="Times New Roman" style:font-weight-complex="bold"/>
    </style:style>
    <style:style style:name="P116" style:family="paragraph" style:parent-style-name="Standard">
      <style:text-properties fo:font-style="normal" style:font-style-asian="normal" style:font-style-complex="normal"/>
    </style:style>
    <style:style style:name="P117" style:family="paragraph" style:parent-style-name="Standard" style:list-style-name="L1">
      <style:text-properties fo:font-style="normal" officeooo:rsid="0029c635" officeooo:paragraph-rsid="0029c635" style:font-style-asian="normal" style:font-style-complex="normal"/>
    </style:style>
    <style:style style:name="P118" style:family="paragraph" style:parent-style-name="Standard">
      <style:paragraph-properties style:snap-to-layout-grid="false"/>
      <style:text-properties fo:font-style="normal" officeooo:rsid="00271310" officeooo:paragraph-rsid="0036bd77" style:font-style-asian="normal" style:font-style-complex="normal"/>
    </style:style>
    <style:style style:name="P119" style:family="paragraph" style:parent-style-name="Standard" style:list-style-name="L3">
      <style:paragraph-properties style:snap-to-layout-grid="false"/>
      <style:text-properties fo:font-style="normal" officeooo:rsid="00271310" officeooo:paragraph-rsid="00271310" style:font-style-asian="normal" style:font-style-complex="normal"/>
    </style:style>
    <style:style style:name="P120" style:family="paragraph" style:parent-style-name="Standard" style:list-style-name="L2">
      <style:text-properties fo:language="en" fo:country="CA" fo:font-style="italic" officeooo:rsid="001a8fa1" officeooo:paragraph-rsid="002f2cd2" style:language-asian="en" style:country-asian="CA" style:font-style-asian="italic"/>
    </style:style>
    <style:style style:name="P121" style:family="paragraph" style:parent-style-name="Standard" style:list-style-name="L2">
      <style:text-properties fo:language="fr" fo:country="CA" fo:font-style="normal" officeooo:rsid="0023d0d5" officeooo:paragraph-rsid="002f2cd2" style:language-asian="en" style:country-asian="CA" style:font-style-asian="normal" style:font-style-complex="normal"/>
    </style:style>
    <style:style style:name="P122" style:family="paragraph" style:parent-style-name="Standard" style:list-style-name="L2">
      <style:text-properties fo:language="fr" fo:country="CA" fo:font-style="normal" officeooo:rsid="0023e8f7" officeooo:paragraph-rsid="002f2cd2" style:language-asian="en" style:country-asian="CA" style:font-style-asian="normal" style:font-style-complex="normal"/>
    </style:style>
    <style:style style:name="P123" style:family="paragraph" style:parent-style-name="Standard" style:list-style-name="L2">
      <style:text-properties fo:language="fr" fo:country="CA" fo:font-style="normal" officeooo:rsid="00271310" officeooo:paragraph-rsid="002f2cd2" style:language-asian="en" style:country-asian="CA" style:font-style-asian="normal" style:font-style-complex="normal"/>
    </style:style>
    <style:style style:name="P124" style:family="paragraph" style:parent-style-name="Standard" style:list-style-name="L2">
      <style:text-properties fo:font-style="italic" officeooo:paragraph-rsid="002f2cd2" style:font-style-asian="italic"/>
    </style:style>
    <style:style style:name="P125" style:family="paragraph" style:parent-style-name="Standard" style:list-style-name="L3">
      <style:paragraph-properties style:snap-to-layout-grid="false"/>
      <style:text-properties officeooo:rsid="00271310" officeooo:paragraph-rsid="00271310"/>
    </style:style>
    <style:style style:name="P126" style:family="paragraph" style:parent-style-name="Standard">
      <style:paragraph-properties style:snap-to-layout-grid="false"/>
      <style:text-properties officeooo:rsid="0036bd77" officeooo:paragraph-rsid="0036bd77" fo:background-color="#dddddd"/>
    </style:style>
    <style:style style:name="P127" style:family="paragraph" style:parent-style-name="Standard">
      <style:paragraph-properties fo:text-align="start" style:justify-single-word="false" style:snap-to-layout-grid="false"/>
      <style:text-properties style:font-name="Calibri" fo:font-size="10pt" fo:language="fr" fo:country="FR" officeooo:rsid="003d78e8" officeooo:paragraph-rsid="003d78e8" style:font-size-asian="10pt"/>
    </style:style>
    <style:style style:name="P128" style:family="paragraph" style:parent-style-name="Standard">
      <style:paragraph-properties fo:text-align="start" style:justify-single-word="false" style:snap-to-layout-grid="false"/>
      <style:text-properties style:font-name="Calibri" fo:font-size="10pt" fo:language="fr" fo:country="FR" officeooo:rsid="003747e8" officeooo:paragraph-rsid="003d78e8" style:font-size-asian="10pt"/>
    </style:style>
    <style:style style:name="P129" style:family="paragraph" style:parent-style-name="Standard">
      <style:paragraph-properties fo:text-align="start" style:justify-single-word="false" style:snap-to-layout-grid="false"/>
      <style:text-properties style:font-name="Calibri" fo:font-size="10pt" fo:language="fr" fo:country="FR" fo:font-weight="bold" officeooo:rsid="003d78e8" officeooo:paragraph-rsid="003d78e8" style:font-size-asian="10pt" style:font-weight-asian="bold" style:font-weight-complex="bold"/>
    </style:style>
    <style:style style:name="P130" style:family="paragraph" style:parent-style-name="Standard">
      <style:paragraph-properties fo:text-align="center" style:justify-single-word="false" style:snap-to-layout-grid="false"/>
      <style:text-properties style:font-name="Calibri" fo:font-size="10pt" fo:language="fr" fo:country="FR" fo:font-weight="bold" officeooo:rsid="00359dfa" officeooo:paragraph-rsid="003d78e8" style:font-size-asian="10pt" style:font-weight-asian="bold" style:font-weight-complex="bold"/>
    </style:style>
    <style:style style:name="P131" style:family="paragraph" style:parent-style-name="Standard">
      <style:paragraph-properties fo:text-align="center" style:justify-single-word="false">
        <style:tab-stops>
          <style:tab-stop style:position="0.713cm"/>
          <style:tab-stop style:position="1.27cm"/>
          <style:tab-stop style:position="2.54cm"/>
          <style:tab-stop style:position="3.81cm"/>
          <style:tab-stop style:position="5.08cm"/>
          <style:tab-stop style:position="6.35cm"/>
          <style:tab-stop style:position="7.62cm"/>
          <style:tab-stop style:position="7.916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officeooo:paragraph-rsid="003e1dd5"/>
    </style:style>
    <style:style style:name="P132" style:family="paragraph" style:parent-style-name="Standard">
      <style:paragraph-properties fo:text-align="center" style:justify-single-word="false"/>
      <style:text-properties officeooo:paragraph-rsid="003e1dd5"/>
    </style:style>
    <style:style style:name="P133" style:family="paragraph" style:parent-style-name="Standard">
      <style:paragraph-properties style:snap-to-layout-grid="false"/>
      <style:text-properties style:use-window-font-color="true" style:font-name="Arial" fo:font-size="11pt" fo:language="fr" fo:country="CA" fo:font-weight="normal" officeooo:rsid="002a25e9" officeooo:paragraph-rsid="003e1dd5" style:font-name-asian="Times New Roman" style:font-size-asian="11pt" style:font-weight-asian="normal" style:font-name-complex="Arial" style:font-size-complex="12pt" style:language-complex="ar" style:country-complex="SA" style:font-weight-complex="normal"/>
    </style:style>
    <style:style style:name="P134" style:family="paragraph" style:parent-style-name="Standard">
      <style:paragraph-properties style:snap-to-layout-grid="false"/>
      <style:text-properties style:use-window-font-color="true" style:font-name="Arial" fo:font-size="11pt" fo:language="fr" fo:country="CA" fo:font-weight="normal" officeooo:rsid="002bc8a5" officeooo:paragraph-rsid="003e1dd5" style:font-name-asian="Times New Roman" style:font-size-asian="11pt" style:font-weight-asian="normal" style:font-name-complex="Arial" style:font-size-complex="12pt" style:language-complex="ar" style:country-complex="SA" style:font-weight-complex="normal"/>
    </style:style>
    <style:style style:name="P135" style:family="paragraph" style:parent-style-name="Standard">
      <style:paragraph-properties style:snap-to-layout-grid="false"/>
      <style:text-properties style:use-window-font-color="true" style:font-name="Arial" fo:font-size="11pt" fo:language="fr" fo:country="CA" fo:font-weight="normal" officeooo:paragraph-rsid="003e1dd5" style:font-name-asian="Times New Roman" style:font-size-asian="11pt" style:font-weight-asian="normal" style:font-name-complex="Arial" style:font-size-complex="12pt" style:language-complex="ar" style:country-complex="SA" style:font-weight-complex="normal"/>
    </style:style>
    <style:style style:name="P136" style:family="paragraph" style:parent-style-name="Standard">
      <style:paragraph-properties style:snap-to-layout-grid="false"/>
      <style:text-properties style:use-window-font-color="true" style:font-name="Arial" fo:font-size="11pt" fo:language="fr" fo:country="CA" fo:font-weight="normal" officeooo:rsid="00300398" officeooo:paragraph-rsid="003e1dd5" style:font-name-asian="Times New Roman" style:font-size-asian="11pt" style:font-weight-asian="normal" style:font-name-complex="Arial" style:font-size-complex="12pt" style:language-complex="ar" style:country-complex="SA" style:font-weight-complex="normal"/>
    </style:style>
    <style:style style:name="P137" style:family="paragraph" style:parent-style-name="Standard">
      <style:text-properties style:use-window-font-color="true" style:font-name="Arial" fo:font-size="11pt" fo:language="fr" fo:country="CA" fo:font-weight="normal" officeooo:rsid="00300398" officeooo:paragraph-rsid="003e1dd5" style:font-name-asian="Times New Roman" style:font-size-asian="11pt" style:font-weight-asian="normal" style:font-name-complex="Arial" style:font-size-complex="12pt" style:language-complex="ar" style:country-complex="SA" style:font-weight-complex="normal"/>
    </style:style>
    <style:style style:name="P138" style:family="paragraph" style:parent-style-name="Standard">
      <style:paragraph-properties style:snap-to-layout-grid="false"/>
      <style:text-properties style:use-window-font-color="true" style:font-name="Arial" fo:font-size="11pt" fo:language="fr" fo:country="CA" fo:font-weight="normal" officeooo:rsid="002cc209" officeooo:paragraph-rsid="003e1dd5" style:font-name-asian="Times New Roman" style:font-size-asian="11pt" style:font-weight-asian="normal" style:font-name-complex="Arial" style:font-size-complex="12pt" style:language-complex="ar" style:country-complex="SA" style:font-weight-complex="normal"/>
    </style:style>
    <style:style style:name="P139" style:family="paragraph" style:parent-style-name="Standard">
      <style:text-properties style:use-window-font-color="true" style:font-name="Arial" fo:font-size="11pt" fo:language="fr" fo:country="CA" fo:font-weight="normal" officeooo:rsid="002cc209" officeooo:paragraph-rsid="003e1dd5" style:font-name-asian="Times New Roman" style:font-size-asian="11pt" style:font-weight-asian="normal" style:font-name-complex="Arial" style:font-size-complex="12pt" style:language-complex="ar" style:country-complex="SA" style:font-weight-complex="normal"/>
    </style:style>
    <style:style style:name="P140" style:family="paragraph" style:parent-style-name="Standard">
      <style:paragraph-properties style:snap-to-layout-grid="false"/>
      <style:text-properties style:use-window-font-color="true" style:font-name="Arial" fo:font-size="11pt" fo:language="fr" fo:country="CA" fo:font-weight="normal" officeooo:rsid="002dcf44" officeooo:paragraph-rsid="003e1dd5" style:font-name-asian="Times New Roman" style:font-size-asian="11pt" style:font-weight-asian="normal" style:font-name-complex="Arial" style:font-size-complex="12pt" style:language-complex="ar" style:country-complex="SA" style:font-weight-complex="normal"/>
    </style:style>
    <style:style style:name="P141" style:family="paragraph" style:parent-style-name="Standard">
      <style:paragraph-properties style:snap-to-layout-grid="false"/>
      <style:text-properties style:use-window-font-color="true" style:font-name="Arial" fo:font-size="11pt" fo:language="fr" fo:country="CA" fo:font-weight="normal" officeooo:rsid="0030791f" officeooo:paragraph-rsid="003e1dd5" style:font-name-asian="Times New Roman" style:font-size-asian="11pt" style:font-weight-asian="normal" style:font-name-complex="Arial" style:font-size-complex="12pt" style:language-complex="ar" style:country-complex="SA" style:font-weight-complex="normal"/>
    </style:style>
    <style:style style:name="P142" style:family="paragraph" style:parent-style-name="Standard">
      <style:paragraph-properties style:snap-to-layout-grid="false"/>
      <style:text-properties style:use-window-font-color="true" style:font-name="Arial" fo:font-size="11pt" fo:language="fr" fo:country="CA" fo:font-weight="normal" officeooo:rsid="002d459f" officeooo:paragraph-rsid="003e1dd5" style:font-name-asian="Times New Roman" style:font-size-asian="11pt" style:font-weight-asian="normal" style:font-name-complex="Arial" style:font-size-complex="12pt" style:language-complex="ar" style:country-complex="SA" style:font-weight-complex="normal"/>
    </style:style>
    <style:style style:name="P143" style:family="paragraph" style:parent-style-name="Standard">
      <style:paragraph-properties style:snap-to-layout-grid="false"/>
      <style:text-properties style:use-window-font-color="true" style:font-name="Arial" fo:font-size="11pt" fo:language="fr" fo:country="CA" fo:font-weight="normal" officeooo:rsid="002f1754" officeooo:paragraph-rsid="003e1dd5" style:font-name-asian="Times New Roman" style:font-size-asian="11pt" style:font-weight-asian="normal" style:font-name-complex="Arial" style:font-size-complex="12pt" style:language-complex="ar" style:country-complex="SA" style:font-weight-complex="normal"/>
    </style:style>
    <style:style style:name="P144" style:family="paragraph" style:parent-style-name="Standard">
      <style:paragraph-properties style:snap-to-layout-grid="false"/>
      <style:text-properties style:use-window-font-color="true" style:font-name="Arial" fo:font-size="11pt" fo:language="fr" fo:country="CA" fo:font-weight="normal" officeooo:rsid="002d1ed6" officeooo:paragraph-rsid="003e1dd5" style:font-name-asian="Times New Roman" style:font-size-asian="11pt" style:font-weight-asian="normal" style:font-name-complex="Arial" style:font-size-complex="12pt" style:language-complex="ar" style:country-complex="SA" style:font-weight-complex="normal"/>
    </style:style>
    <style:style style:name="P145" style:family="paragraph" style:parent-style-name="Standard">
      <style:text-properties style:use-window-font-color="true" style:font-name="Arial" fo:font-size="11pt" fo:language="fr" fo:country="CA" fo:font-weight="normal" officeooo:paragraph-rsid="003e1dd5" style:font-name-asian="Times New Roman" style:font-size-asian="11pt" style:font-weight-asian="normal" style:font-name-complex="Arial" style:font-size-complex="12pt" style:language-complex="ar" style:country-complex="SA" style:font-weight-complex="normal"/>
    </style:style>
    <style:style style:name="P146" style:family="paragraph" style:parent-style-name="Standard">
      <style:paragraph-properties style:snap-to-layout-grid="false"/>
      <style:text-properties style:use-window-font-color="true" style:font-name="Arial" fo:font-size="11pt" fo:language="fr" fo:country="CA" fo:font-weight="normal" officeooo:rsid="003e1dd5" officeooo:paragraph-rsid="003e1dd5" style:font-name-asian="Times New Roman" style:font-size-asian="11pt" style:font-weight-asian="normal" style:font-name-complex="Arial" style:font-size-complex="12pt" style:language-complex="ar" style:country-complex="SA" style:font-weight-complex="normal"/>
    </style:style>
    <style:style style:name="P147" style:family="paragraph" style:parent-style-name="Standard">
      <style:text-properties style:use-window-font-color="true" style:font-name="Arial" fo:font-size="11pt" fo:language="fr" fo:country="CA" fo:font-weight="bold" officeooo:rsid="00300398" officeooo:paragraph-rsid="003e1dd5" style:font-name-asian="Times New Roman" style:font-size-asian="11pt" style:font-weight-asian="bold" style:font-name-complex="Arial" style:font-size-complex="12pt" style:language-complex="ar" style:country-complex="SA" style:font-weight-complex="bold"/>
    </style:style>
    <style:style style:name="P148" style:family="paragraph" style:parent-style-name="Standard">
      <style:paragraph-properties style:snap-to-layout-grid="false"/>
      <style:text-properties style:use-window-font-color="true" style:font-name="Arial" fo:font-size="11pt" fo:language="fr" fo:country="CA" fo:font-weight="bold" officeooo:rsid="002cc209" officeooo:paragraph-rsid="003e1dd5" style:font-name-asian="Times New Roman" style:font-size-asian="11pt" style:font-weight-asian="bold" style:font-name-complex="Arial" style:font-size-complex="12pt" style:language-complex="ar" style:country-complex="SA" style:font-weight-complex="bold"/>
    </style:style>
    <style:style style:name="P149" style:family="paragraph" style:parent-style-name="Standard">
      <style:paragraph-properties style:snap-to-layout-grid="false"/>
      <style:text-properties style:use-window-font-color="true" style:font-name="Arial" fo:font-size="11pt" fo:language="fr" fo:country="CA" fo:font-weight="bold" officeooo:rsid="002dcf44" officeooo:paragraph-rsid="003e1dd5" style:font-name-asian="Times New Roman" style:font-size-asian="11pt" style:font-weight-asian="bold" style:font-name-complex="Arial" style:font-size-complex="12pt" style:language-complex="ar" style:country-complex="SA" style:font-weight-complex="bold"/>
    </style:style>
    <style:style style:name="P150" style:family="paragraph" style:parent-style-name="Standard">
      <style:paragraph-properties style:snap-to-layout-grid="false"/>
      <style:text-properties style:use-window-font-color="true" style:font-name="Arial" fo:font-size="11pt" fo:language="fr" fo:country="CA" fo:font-weight="bold" officeooo:rsid="003e1dd5" officeooo:paragraph-rsid="003e1dd5" style:font-name-asian="Times New Roman" style:font-size-asian="11pt" style:font-weight-asian="bold" style:font-name-complex="Arial" style:font-size-complex="12pt" style:language-complex="ar" style:country-complex="SA" style:font-weight-complex="bold"/>
    </style:style>
    <style:style style:name="P151" style:family="paragraph" style:parent-style-name="Standard">
      <style:paragraph-properties style:snap-to-layout-grid="false"/>
      <style:text-properties style:use-window-font-color="true" style:font-name="Arial" fo:font-size="11pt" fo:language="fr" fo:country="CA" fo:font-weight="bold" officeooo:rsid="0030791f" officeooo:paragraph-rsid="003e1dd5" style:font-name-asian="Times New Roman" style:font-size-asian="11pt" style:font-weight-asian="bold" style:font-name-complex="Arial" style:font-size-complex="12pt" style:language-complex="ar" style:country-complex="SA" style:font-weight-complex="bold"/>
    </style:style>
    <style:style style:name="P152" style:family="paragraph" style:parent-style-name="Standard">
      <style:paragraph-properties style:snap-to-layout-grid="false"/>
      <style:text-properties style:use-window-font-color="true" style:font-name="Arial" fo:font-size="11pt" fo:language="fr" fo:country="CA" fo:font-weight="bold" officeooo:rsid="002d459f" officeooo:paragraph-rsid="003e1dd5" style:font-name-asian="Times New Roman" style:font-size-asian="11pt" style:font-weight-asian="bold" style:font-name-complex="Arial" style:font-size-complex="12pt" style:language-complex="ar" style:country-complex="SA" style:font-weight-complex="bold"/>
    </style:style>
    <style:style style:name="P153" style:family="paragraph" style:parent-style-name="Standard">
      <style:paragraph-properties style:snap-to-layout-grid="false"/>
      <style:text-properties style:use-window-font-color="true" style:font-name="Arial" fo:font-size="11pt" fo:language="fr" fo:country="CA" fo:font-weight="bold" officeooo:paragraph-rsid="003e1dd5" style:font-name-asian="Times New Roman" style:font-size-asian="11pt" style:font-weight-asian="bold" style:font-name-complex="Arial" style:font-size-complex="12pt" style:language-complex="ar" style:country-complex="SA" style:font-weight-complex="bold"/>
    </style:style>
    <style:style style:name="P154" style:family="paragraph" style:parent-style-name="Standard">
      <style:paragraph-properties style:snap-to-layout-grid="false"/>
      <style:text-properties officeooo:rsid="002a25e9" officeooo:paragraph-rsid="003e1dd5"/>
    </style:style>
    <style:style style:name="P155" style:family="paragraph" style:parent-style-name="Standard">
      <style:text-properties officeooo:rsid="002a25e9" officeooo:paragraph-rsid="003e1dd5"/>
    </style:style>
    <style:style style:name="P156" style:family="paragraph" style:parent-style-name="Standard">
      <style:paragraph-properties style:snap-to-layout-grid="false"/>
      <style:text-properties officeooo:rsid="002bc8a5" officeooo:paragraph-rsid="003e1dd5"/>
    </style:style>
    <style:style style:name="P157" style:family="paragraph" style:parent-style-name="Standard">
      <style:text-properties officeooo:rsid="002bc8a5" officeooo:paragraph-rsid="003e1dd5"/>
    </style:style>
    <style:style style:name="P158" style:family="paragraph" style:parent-style-name="Standard">
      <style:paragraph-properties style:snap-to-layout-grid="false"/>
      <style:text-properties officeooo:paragraph-rsid="003e1dd5"/>
    </style:style>
    <style:style style:name="P159" style:family="paragraph" style:parent-style-name="Standard">
      <style:paragraph-properties style:snap-to-layout-grid="false"/>
      <style:text-properties officeooo:rsid="002cc209" officeooo:paragraph-rsid="003e1dd5"/>
    </style:style>
    <style:style style:name="P160" style:family="paragraph" style:parent-style-name="Standard">
      <style:text-properties officeooo:rsid="002cc209" officeooo:paragraph-rsid="003e1dd5"/>
    </style:style>
    <style:style style:name="P161" style:family="paragraph" style:parent-style-name="Standard">
      <style:paragraph-properties style:snap-to-layout-grid="false"/>
      <style:text-properties officeooo:rsid="00300398" officeooo:paragraph-rsid="003e1dd5"/>
    </style:style>
    <style:style style:name="P162" style:family="paragraph" style:parent-style-name="Standard">
      <style:paragraph-properties style:snap-to-layout-grid="false"/>
      <style:text-properties officeooo:rsid="0030791f" officeooo:paragraph-rsid="003e1dd5"/>
    </style:style>
    <style:style style:name="P163" style:family="paragraph" style:parent-style-name="Standard">
      <style:paragraph-properties style:snap-to-layout-grid="false"/>
      <style:text-properties officeooo:rsid="002d459f" officeooo:paragraph-rsid="003e1dd5"/>
    </style:style>
    <style:style style:name="P164" style:family="paragraph" style:parent-style-name="Standard">
      <style:text-properties officeooo:rsid="002d459f" officeooo:paragraph-rsid="003e1dd5"/>
    </style:style>
    <style:style style:name="P165" style:family="paragraph" style:parent-style-name="Standard">
      <style:paragraph-properties style:snap-to-layout-grid="false"/>
      <style:text-properties officeooo:rsid="002d1ed6" officeooo:paragraph-rsid="003e1dd5"/>
    </style:style>
    <style:style style:name="P166" style:family="paragraph" style:parent-style-name="Standard">
      <style:paragraph-properties style:snap-to-layout-grid="false"/>
      <style:text-properties officeooo:rsid="002f1754" officeooo:paragraph-rsid="003e1dd5"/>
    </style:style>
    <style:style style:name="P167" style:family="paragraph" style:parent-style-name="Standard">
      <style:text-properties officeooo:paragraph-rsid="003e1dd5"/>
    </style:style>
    <style:style style:name="P168" style:family="paragraph" style:parent-style-name="Standard">
      <style:paragraph-properties fo:text-align="center" style:justify-single-word="false">
        <style:tab-stops>
          <style:tab-stop style:position="0.713cm"/>
          <style:tab-stop style:position="1.27cm"/>
          <style:tab-stop style:position="2.54cm"/>
          <style:tab-stop style:position="3.81cm"/>
          <style:tab-stop style:position="5.08cm"/>
          <style:tab-stop style:position="6.35cm"/>
          <style:tab-stop style:position="7.62cm"/>
          <style:tab-stop style:position="7.916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officeooo:rsid="003e1dd5" officeooo:paragraph-rsid="003e1dd5"/>
    </style:style>
    <style:style style:name="P169" style:family="paragraph" style:parent-style-name="Standard">
      <style:paragraph-properties style:snap-to-layout-grid="false"/>
      <style:text-properties officeooo:rsid="003e1dd5" officeooo:paragraph-rsid="003e1dd5"/>
    </style:style>
    <style:style style:name="P170" style:family="paragraph" style:parent-style-name="Standard">
      <style:paragraph-properties style:snap-to-layout-grid="false"/>
      <style:text-properties fo:font-weight="bold" officeooo:rsid="00300398" officeooo:paragraph-rsid="003e1dd5" style:font-weight-asian="bold" style:font-weight-complex="bold"/>
    </style:style>
    <style:style style:name="P171" style:family="paragraph" style:parent-style-name="Standard">
      <style:paragraph-properties style:snap-to-layout-grid="false"/>
      <style:text-properties fo:font-weight="bold" officeooo:paragraph-rsid="003e1dd5" style:font-weight-asian="bold" style:font-weight-complex="bold"/>
    </style:style>
    <style:style style:name="P172" style:family="paragraph" style:parent-style-name="Standard">
      <style:paragraph-properties style:snap-to-layout-grid="false"/>
      <style:text-properties fo:font-weight="bold" officeooo:rsid="003e1dd5" officeooo:paragraph-rsid="003e1dd5" style:font-weight-asian="bold" style:font-weight-complex="bold"/>
    </style:style>
    <style:style style:name="P173" style:family="paragraph" style:parent-style-name="Standard">
      <style:paragraph-properties style:snap-to-layout-grid="false"/>
      <style:text-properties fo:font-weight="bold" officeooo:rsid="0030791f" officeooo:paragraph-rsid="003e1dd5" style:font-weight-asian="bold" style:font-weight-complex="bold"/>
    </style:style>
    <style:style style:name="P174" style:family="paragraph" style:parent-style-name="Standard">
      <style:paragraph-properties style:snap-to-layout-grid="false"/>
      <style:text-properties fo:font-weight="bold" officeooo:rsid="002d459f" officeooo:paragraph-rsid="003e1dd5" style:font-weight-asian="bold" style:font-weight-complex="bold"/>
    </style:style>
    <style:style style:name="P175" style:family="paragraph" style:parent-style-name="Standard">
      <style:text-properties fo:font-weight="bold" officeooo:rsid="002d459f" officeooo:paragraph-rsid="003e1dd5" style:font-weight-asian="bold" style:font-weight-complex="bold"/>
    </style:style>
    <style:style style:name="P176" style:family="paragraph" style:parent-style-name="Standard" style:master-page-name="Convert_20_1">
      <style:paragraph-properties style:page-number="auto"/>
      <style:text-properties style:font-name="Calibri"/>
    </style:style>
    <style:style style:name="P177" style:family="paragraph" style:parent-style-name="Heading_20_1" style:list-style-name="" style:master-page-name="Standard">
      <style:paragraph-properties fo:margin-left="0cm" fo:margin-right="0cm" fo:text-align="center" style:justify-single-word="false" fo:text-indent="0cm" style:auto-text-indent="false" style:page-number="auto"/>
    </style:style>
    <style:style style:name="P178" style:family="paragraph" style:parent-style-name="Heading_20_1" style:list-style-name="">
      <style:paragraph-properties fo:margin-left="0cm" fo:margin-right="0cm" fo:text-align="center" style:justify-single-word="false" fo:text-indent="0cm" style:auto-text-indent="false"/>
      <style:text-properties fo:font-size="14pt" fo:font-weight="normal" style:font-size-asian="14pt" style:font-weight-asian="normal"/>
    </style:style>
    <style:style style:name="P179" style:family="paragraph" style:parent-style-name="Heading_20_1" style:list-style-name="">
      <style:paragraph-properties fo:margin-left="0cm" fo:margin-right="0cm" fo:text-indent="0cm" style:auto-text-indent="false"/>
      <style:text-properties style:font-name="Calibri"/>
    </style:style>
    <style:style style:name="P180" style:family="paragraph" style:parent-style-name="Heading_20_1" style:list-style-name="">
      <style:paragraph-properties fo:margin-left="0cm" fo:margin-right="0cm" fo:text-align="center" style:justify-single-word="false" fo:text-indent="0cm" style:auto-text-indent="false"/>
      <style:text-properties style:font-name="Calibri"/>
    </style:style>
    <style:style style:name="P181" style:family="paragraph" style:parent-style-name="Heading_20_1" style:list-style-name="" style:master-page-name="Convert_20_2">
      <style:paragraph-properties fo:margin-left="0cm" fo:margin-right="0cm" fo:text-indent="0cm" style:auto-text-indent="false" style:page-number="auto"/>
    </style:style>
    <style:style style:name="P182" style:family="paragraph" style:parent-style-name="Heading_20_1" style:list-style-name="" style:master-page-name="Convert_20_2">
      <style:paragraph-properties fo:margin-left="0cm" fo:margin-right="0cm" fo:text-indent="0cm" style:auto-text-indent="false" style:page-number="auto" fo:break-before="page"/>
      <style:text-properties officeooo:paragraph-rsid="003e2553"/>
    </style:style>
    <style:style style:name="P183" style:family="paragraph" style:parent-style-name="Heading_20_1">
      <style:paragraph-properties fo:break-before="page"/>
    </style:style>
    <style:style style:name="P184" style:family="paragraph" style:parent-style-name="Heading_20_2">
      <style:text-properties officeooo:paragraph-rsid="0036bd77"/>
    </style:style>
    <style:style style:name="P185" style:family="paragraph" style:parent-style-name="Header">
      <style:text-properties fo:font-style="normal" fo:font-weight="normal" officeooo:rsid="0038b54b" style:font-style-asian="normal" style:font-weight-asian="normal" style:font-style-complex="normal" style:font-weight-complex="normal"/>
    </style:style>
    <style:style style:name="P186" style:family="paragraph" style:parent-style-name="Header">
      <style:paragraph-properties>
        <style:tab-stops/>
      </style:paragraph-properties>
      <style:text-properties fo:font-style="normal" fo:font-weight="normal" officeooo:rsid="0039f070" officeooo:paragraph-rsid="0038fda4" style:font-style-asian="normal" style:font-weight-asian="normal" style:font-style-complex="normal" style:font-weight-complex="normal"/>
    </style:style>
    <style:style style:name="P187" style:family="paragraph" style:parent-style-name="Header">
      <style:paragraph-properties>
        <style:tab-stops/>
      </style:paragraph-properties>
      <style:text-properties fo:font-style="normal" fo:font-weight="normal" officeooo:rsid="0039f070" officeooo:paragraph-rsid="0039f070" style:font-style-asian="normal" style:font-weight-asian="normal" style:font-style-complex="normal" style:font-weight-complex="normal"/>
    </style:style>
    <style:style style:name="P188" style:family="paragraph" style:parent-style-name="Header">
      <style:paragraph-properties>
        <style:tab-stops/>
      </style:paragraph-properties>
      <style:text-properties fo:font-style="normal" fo:font-weight="normal" officeooo:rsid="003b7f86" officeooo:paragraph-rsid="0039f070" style:font-style-asian="normal" style:font-weight-asian="normal" style:font-style-complex="normal" style:font-weight-complex="normal"/>
    </style:style>
    <style:style style:name="P189" style:family="paragraph" style:parent-style-name="Header">
      <style:paragraph-properties>
        <style:tab-stops/>
      </style:paragraph-properties>
    </style:style>
    <style:style style:name="P190" style:family="paragraph" style:parent-style-name="Header">
      <style:paragraph-properties>
        <style:tab-stops/>
      </style:paragraph-properties>
      <style:text-properties officeooo:paragraph-rsid="003e1dd5"/>
    </style:style>
    <style:style style:name="P191" style:family="paragraph" style:parent-style-name="Contents_20_2">
      <style:paragraph-properties>
        <style:tab-stops>
          <style:tab-stop style:position="16.588cm" style:type="right" style:leader-style="dotted" style:leader-text="."/>
        </style:tab-stops>
      </style:paragraph-properties>
    </style:style>
    <style:style style:name="P192" style:family="paragraph" style:parent-style-name="Contents_20_1">
      <style:paragraph-properties>
        <style:tab-stops>
          <style:tab-stop style:position="16.588cm" style:type="right" style:leader-style="dotted" style:leader-text="."/>
        </style:tab-stops>
      </style:paragraph-properties>
    </style:style>
    <style:style style:name="T1" style:family="text">
      <style:text-properties officeooo:rsid="003747e8"/>
    </style:style>
    <style:style style:name="T2" style:family="text">
      <style:text-properties officeooo:rsid="00232e62"/>
    </style:style>
    <style:style style:name="T3" style:family="text">
      <style:text-properties fo:language="en" fo:country="CA"/>
    </style:style>
    <style:style style:name="T4" style:family="text">
      <style:text-properties fo:language="en" fo:country="CA" officeooo:rsid="00252155" style:language-asian="en" style:country-asian="CA"/>
    </style:style>
    <style:style style:name="T5" style:family="text">
      <style:text-properties fo:language="en" fo:country="CA" officeooo:rsid="002867a5" style:language-asian="en" style:country-asian="CA"/>
    </style:style>
    <style:style style:name="T6" style:family="text">
      <style:text-properties fo:language="en" fo:country="CA" fo:font-style="italic" style:language-asian="en" style:country-asian="CA" style:font-style-asian="italic" style:font-style-complex="italic"/>
    </style:style>
    <style:style style:name="T7" style:family="text">
      <style:text-properties fo:language="en" fo:country="CA" fo:font-style="normal" style:language-asian="en" style:country-asian="CA" style:font-style-asian="normal" style:font-style-complex="normal"/>
    </style:style>
    <style:style style:name="T8" style:family="text">
      <style:text-properties fo:language="en" fo:country="CA" fo:font-style="normal" officeooo:rsid="001868b5" style:language-asian="en" style:country-asian="CA" style:font-style-asian="normal" style:font-style-complex="normal"/>
    </style:style>
    <style:style style:name="T9" style:family="text">
      <style:text-properties fo:language="en" fo:country="CA" fo:font-style="normal" officeooo:rsid="00252155" style:language-asian="en" style:country-asian="CA" style:font-style-asian="normal" style:font-style-complex="normal"/>
    </style:style>
    <style:style style:name="T10" style:family="text">
      <style:text-properties fo:language="en" fo:country="CA" fo:font-style="normal" officeooo:rsid="0026faf2" style:language-asian="en" style:country-asian="CA" style:font-style-asian="normal" style:font-style-complex="normal"/>
    </style:style>
    <style:style style:name="T11" style:family="text">
      <style:text-properties fo:language="en" fo:country="CA" fo:font-style="normal" officeooo:rsid="002867a5" style:language-asian="en" style:country-asian="CA" style:font-style-asian="normal" style:font-style-complex="normal"/>
    </style:style>
    <style:style style:name="T12" style:family="text">
      <style:text-properties fo:text-transform="uppercase"/>
    </style:style>
    <style:style style:name="T13" style:family="text">
      <style:text-properties fo:text-transform="uppercase" fo:language="en" fo:country="CA" officeooo:rsid="00207f4d" style:language-asian="en" style:country-asian="CA"/>
    </style:style>
    <style:style style:name="T14" style:family="text">
      <style:text-properties fo:font-size="10pt" fo:language="fr" fo:country="FR" style:font-size-asian="10pt"/>
    </style:style>
    <style:style style:name="T15" style:family="text">
      <style:text-properties fo:font-size="10pt" fo:language="fr" fo:country="FR" fo:font-weight="bold" style:font-size-asian="10pt" style:font-weight-asian="bold"/>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style="italic" officeooo:rsid="002f2cd2" style:font-style-asian="italic" style:font-style-complex="italic"/>
    </style:style>
    <style:style style:name="T19" style:family="text">
      <style:text-properties fo:font-style="italic" officeooo:rsid="00271310" style:font-style-asian="italic" style:font-style-complex="italic"/>
    </style:style>
    <style:style style:name="T20" style:family="text">
      <style:text-properties fo:font-style="italic" officeooo:rsid="0030791f" style:font-style-asian="italic"/>
    </style:style>
    <style:style style:name="T21" style:family="text">
      <style:text-properties officeooo:rsid="00207f4d"/>
    </style:style>
    <style:style style:name="T22" style:family="text">
      <style:text-properties fo:font-style="normal" style:font-style-asian="normal" style:font-style-complex="normal"/>
    </style:style>
    <style:style style:name="T23" style:family="text">
      <style:text-properties fo:font-style="normal" officeooo:rsid="0034b6f4" style:font-style-asian="normal" style:font-style-complex="normal"/>
    </style:style>
    <style:style style:name="T24" style:family="text">
      <style:text-properties fo:font-style="normal" officeooo:rsid="00271310" style:font-style-asian="normal" style:font-style-complex="normal"/>
    </style:style>
    <style:style style:name="T25" style:family="text">
      <style:text-properties fo:font-style="normal" officeooo:rsid="0028362d" style:font-style-asian="normal" style:font-style-complex="normal"/>
    </style:style>
    <style:style style:name="T26" style:family="text">
      <style:text-properties fo:font-style="normal" officeooo:rsid="0036bd77" style:font-style-asian="normal" style:font-style-complex="normal"/>
    </style:style>
    <style:style style:name="T27" style:family="text">
      <style:text-properties fo:font-style="normal" officeooo:rsid="003337b7" style:font-style-asian="normal" style:font-style-complex="normal"/>
    </style:style>
    <style:style style:name="T28" style:family="text">
      <style:text-properties fo:font-style="normal" fo:font-weight="normal" officeooo:rsid="0038b54b" style:font-style-asian="normal" style:font-weight-asian="normal" style:font-style-complex="normal" style:font-weight-complex="normal"/>
    </style:style>
    <style:style style:name="T29" style:family="text">
      <style:text-properties fo:font-style="normal" fo:font-weight="normal" officeooo:rsid="0038fda4" style:font-style-asian="normal" style:font-weight-asian="normal" style:font-style-complex="normal" style:font-weight-complex="normal"/>
    </style:style>
    <style:style style:name="T30" style:family="text">
      <style:text-properties fo:font-style="normal" fo:font-weight="normal" officeooo:rsid="0039f070" style:font-style-asian="normal" style:font-weight-asian="normal" style:font-style-complex="normal" style:font-weight-complex="normal"/>
    </style:style>
    <style:style style:name="T31" style:family="text">
      <style:text-properties fo:font-style="normal" fo:font-weight="normal" officeooo:rsid="003b7f86" style:font-style-asian="normal" style:font-weight-asian="normal" style:font-style-complex="normal" style:font-weight-complex="normal"/>
    </style:style>
    <style:style style:name="T32" style:family="text">
      <style:text-properties style:text-position="super 58%" fo:font-style="italic" style:font-style-asian="italic" style:font-style-complex="italic"/>
    </style:style>
    <style:style style:name="T33" style:family="text">
      <style:text-properties officeooo:rsid="002f2cd2"/>
    </style:style>
    <style:style style:name="T34" style:family="text">
      <style:text-properties fo:language="fr" fo:country="CA" fo:font-style="normal" style:font-style-asian="normal" style:font-style-complex="normal"/>
    </style:style>
    <style:style style:name="T35" style:family="text">
      <style:text-properties fo:language="fr" fo:country="CA" fo:font-style="normal" officeooo:rsid="0023e8f7" style:font-style-asian="normal" style:font-style-complex="normal"/>
    </style:style>
    <style:style style:name="T36" style:family="text">
      <style:text-properties fo:language="fr" fo:country="CA" fo:font-style="normal" officeooo:rsid="0023d0d5" style:font-style-asian="normal" style:font-style-complex="normal"/>
    </style:style>
    <style:style style:name="T37" style:family="text">
      <style:text-properties fo:language="fr" fo:country="CA" fo:font-style="normal" officeooo:rsid="0023e8f7" style:language-asian="en" style:country-asian="CA" style:font-style-asian="normal" style:font-style-complex="normal"/>
    </style:style>
    <style:style style:name="T38" style:family="text">
      <style:text-properties fo:language="fr" fo:country="CA" style:font-style-complex="italic"/>
    </style:style>
    <style:style style:name="T39" style:family="text">
      <style:text-properties fo:language="fr" fo:country="CA" officeooo:rsid="0023e8f7" style:language-asian="en" style:country-asian="CA" style:font-style-complex="italic"/>
    </style:style>
    <style:style style:name="T40" style:family="text">
      <style:text-properties officeooo:rsid="00271310"/>
    </style:style>
    <style:style style:name="T41" style:family="text">
      <style:text-properties fo:font-weight="normal" style:font-weight-asian="normal" style:font-weight-complex="normal"/>
    </style:style>
    <style:style style:name="T42" style:family="text">
      <style:text-properties fo:font-weight="normal" officeooo:rsid="003112b7" style:font-weight-asian="normal" style:font-weight-complex="normal"/>
    </style:style>
    <style:style style:name="T43" style:family="text">
      <style:text-properties fo:font-weight="normal" officeooo:rsid="0031dafa" style:font-weight-asian="normal" style:font-weight-complex="normal"/>
    </style:style>
    <style:style style:name="T44" style:family="text">
      <style:text-properties fo:font-weight="normal" officeooo:rsid="00324c33" style:font-weight-asian="normal" style:font-weight-complex="normal"/>
    </style:style>
    <style:style style:name="T45" style:family="text">
      <style:text-properties fo:font-weight="normal" officeooo:rsid="00338e0d" style:font-weight-asian="normal" style:font-weight-complex="normal"/>
    </style:style>
    <style:style style:name="T46" style:family="text">
      <style:text-properties fo:font-weight="normal" fo:background-color="#dddddd" loext:char-shading-value="0" style:font-weight-asian="normal" style:font-weight-complex="normal"/>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fo:font-weight="bold" officeooo:rsid="003112b7" style:font-weight-asian="bold" style:font-weight-complex="bold"/>
    </style:style>
    <style:style style:name="T50" style:family="text">
      <style:text-properties officeooo:rsid="0031dafa"/>
    </style:style>
    <style:style style:name="T51" style:family="text">
      <style:text-properties officeooo:rsid="00324c33"/>
    </style:style>
    <style:style style:name="T52" style:family="text">
      <style:text-properties officeooo:rsid="0036bd77"/>
    </style:style>
    <style:style style:name="T53" style:family="text">
      <style:text-properties officeooo:rsid="00351894"/>
    </style:style>
    <style:style style:name="T54" style:family="text">
      <style:text-properties officeooo:rsid="0028362d"/>
    </style:style>
    <style:style style:name="T55" style:family="text">
      <style:text-properties officeooo:rsid="00300398"/>
    </style:style>
    <style:style style:name="T56" style:family="text">
      <style:text-properties fo:background-color="#dddddd" loext:char-shading-value="0"/>
    </style:style>
    <style:style style:name="T57" style:family="text">
      <style:text-properties officeooo:rsid="0038fda4"/>
    </style:style>
    <style:style style:name="T58" style:family="text">
      <style:text-properties officeooo:rsid="0039f070"/>
    </style:style>
    <style:style style:name="T59" style:family="text">
      <style:text-properties officeooo:rsid="003d78e8"/>
    </style:style>
    <style:style style:name="T60" style:family="text">
      <style:text-properties officeooo:rsid="002bc8a5"/>
    </style:style>
    <style:style style:name="T61" style:family="text">
      <style:text-properties officeooo:rsid="002cc209"/>
    </style:style>
    <style:style style:name="T62" style:family="text">
      <style:text-properties officeooo:rsid="002d459f"/>
    </style:style>
    <style:style style:name="T63" style:family="text">
      <style:text-properties officeooo:rsid="002d1ed6"/>
    </style:style>
    <style:style style:name="T64" style:family="text">
      <style:text-properties officeooo:rsid="0030791f"/>
    </style:style>
    <style:style style:name="T65" style:family="text">
      <style:text-properties officeooo:rsid="003e1dd5"/>
    </style:style>
    <style:style style:name="T66"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7" text:outline-level="1"/>
      <text:p text:style-name="P37">Département de génie logiciel et des TI</text:p>
      <text:h text:style-name="P178" text:outline-level="1"/>
      <text:p text:style-name="P37">RAPPORT D’ÉTAPE</text:p>
      <text:p text:style-name="P36"/>
      <text:p text:style-name="P41"><field:fieldmark-start text:name="__Fieldmark__4717_129690257" field:type="vnd.oasis.opendocument.field.FORMTEXT"><field:param field:name="Description" field:value=""/><field:param field:name="Name" field:value=""/></field:fieldmark-start><text:span text:style-name="T21">LOG792 – Projet de fin d'études en génie logiciel</text:span><field:fieldmark-end/></text:p>
      <text:p text:style-name="P40"/>
      <text:p text:style-name="P42"/>
      <text:p text:style-name="P43"/>
      <text:p text:style-name="P39"><field:fieldmark-start text:name="__Fieldmark__4730_129690257" field:type="vnd.oasis.opendocument.field.FORMTEXT"><field:param field:name="Description" field:value="Entrez le titre de votre thèse ou mémoire"/><field:param field:name="Name" field:value="Texte3"/></field:fieldmark-start><text:span text:style-name="T21">Extraction d'Image CTEC</text:span><field:fieldmark-end/></text:p>
      <text:p text:style-name="P39"><field:fieldmark-start text:name="__Fieldmark__4735_129690257" field:type="vnd.oasis.opendocument.field.FORMTEXT"><field:param field:name="Description" field:value="S'il n'y a pas de sous-titre, détruisez cette case"/><field:param field:name="Name" field:value="Texte4"/></field:fieldmark-start><field:fieldmark-end/></text:p>
      <text:p text:style-name="P38"/>
      <text:p text:style-name="P38"/>
      <text:p text:style-name="P110"/>
      <text:p text:style-name="P38">Auteurs </text:p>
      <text:p text:style-name="P26"><field:fieldmark-start text:name="__Fieldmark__4750_129690257" field:type="vnd.oasis.opendocument.field.FORMTEXT"><field:param field:name="Description" field:value=""/><field:param field:name="Name" field:value="Texte1"/></field:fieldmark-start><text:span text:style-name="T13">FRANÇOIS-GUY</text:span><field:fieldmark-end/><text:span text:style-name="T12"> </text:span><field:fieldmark-start text:name="__Fieldmark__4757_129690257" field:type="vnd.oasis.opendocument.field.FORMTEXT"><field:param field:name="Description" field:value=""/><field:param field:name="Name" field:value="Texte2"/></field:fieldmark-start><text:span text:style-name="T13">GALLANT</text:span><field:fieldmark-end/><text:span text:style-name="T12"><text:line-break/></text:span><field:fieldmark-start text:name="__Fieldmark__4764_129690257" field:type="vnd.oasis.opendocument.field.FORMTEXT"><field:param field:name="Description" field:value=""/><field:param field:name="Name" field:value="code_permanent"/></field:fieldmark-start><text:span text:style-name="T13">GALF10038504</text:span><field:fieldmark-end/></text:p>
      <text:p text:style-name="P44"/>
      <text:p text:style-name="P44"/>
      <text:p text:style-name="P45"/>
      <text:p text:style-name="P38">Professeur superviseur </text:p>
      <text:p text:style-name="P27"><field:fieldmark-start text:name="__Fieldmark__4779_129690257" field:type="vnd.oasis.opendocument.field.FORMTEXT"><field:param field:name="Description" field:value=""/><field:param field:name="Name" field:value="Texte1"/></field:fieldmark-start><text:span text:style-name="T13">JEAN-MARC</text:span><field:fieldmark-end/><text:span text:style-name="T12"> </text:span><field:fieldmark-start text:name="__Fieldmark__4786_129690257" field:type="vnd.oasis.opendocument.field.FORMTEXT"><field:param field:name="Description" field:value=""/><field:param field:name="Name" field:value="Texte2"/></field:fieldmark-start><text:span text:style-name="T13">ROBERT</text:span><field:fieldmark-end/></text:p>
      <text:p text:style-name="P38"/>
      <text:p text:style-name="P38"/>
      <text:p text:style-name="P38">Date </text:p>
      <text:p text:style-name="P47"><field:fieldmark-start text:name="__Fieldmark__4799_129690257" field:type="vnd.oasis.opendocument.field.FORMTEXT"><field:param field:name="Description" field:value=""/><field:param field:name="Name" field:value=""/></field:fieldmark-start><text:span text:style-name="T21">24 juin 2016</text:span><field:fieldmark-end/></text:p>
      <text:p text:style-name="P46"/>
      <text:section text:style-name="Sect1" text:name="Section1">
        <text:p text:style-name="P176"/>
        <text:p text:style-name="P70">Suivi des changements</text:p>
        <text:p text:style-name="P55"><text:span text:style-name="T14">*</text:span><text:span text:style-name="T15">A</text:span><text:span text:style-name="T14"> – Ajouté <text:s text:c="2"/></text:span><text:span text:style-name="T15">M</text:span><text:span text:style-name="T14"> – Modifié <text:s text:c="3"/></text:span><text:span text:style-name="T15">S</text:span><text:span text:style-name="T14"> – Supprimé</text:span></text:p>
        <text:p text:style-name="P5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14">NUMÉRO</text:p>
              <text:p text:style-name="P114">DE VERSION</text:p>
            </table:table-cell>
            <table:table-cell table:style-name="Table1.B1" office:value-type="string">
              <text:p text:style-name="P63"/>
              <text:p text:style-name="P66">DATE</text:p>
              <text:p text:style-name="P56">aaaa/mm/jj</text:p>
            </table:table-cell>
            <table:table-cell table:style-name="Table1.B1" office:value-type="string">
              <text:p text:style-name="P115">NUMÉRO DE FIGURE, TABLE OU SECTION</text:p>
            </table:table-cell>
            <table:table-cell table:style-name="Table1.B1" office:value-type="string">
              <text:p text:style-name="P66">A*<text:line-break/>M<text:line-break/>S</text:p>
            </table:table-cell>
            <table:table-cell table:style-name="Table1.B1" office:value-type="string">
              <text:p text:style-name="P67"/>
              <text:p text:style-name="P66">BRÈVE DESCRIPTION</text:p>
              <text:p text:style-name="P66">DU CHANGEMENT</text:p>
            </table:table-cell>
            <table:table-cell table:style-name="Table1.F1" office:value-type="string">
              <text:p text:style-name="P115">NUMÉRO DE DEMANDE CHANGEMENT</text:p>
            </table:table-cell>
          </table:table-row>
          <table:table-row table:style-name="Table1.1">
            <table:table-cell table:style-name="Table1.A2" office:value-type="string">
              <text:p text:style-name="P64">1.00</text:p>
            </table:table-cell>
            <table:table-cell table:style-name="Table1.B2" office:value-type="string">
              <text:p text:style-name="P61">2016/06/24</text:p>
            </table:table-cell>
            <table:table-cell table:style-name="Table1.B2" office:value-type="string">
              <text:p text:style-name="P62">1 Problématique et contexte</text:p>
              <text:p text:style-name="P62">2 Objectifs du projet</text:p>
              <text:p text:style-name="P62">3 Méthodologie</text:p>
              <text:p text:style-name="P62">4 Sommaire des travaux réalisés et recommendations</text:p>
            </table:table-cell>
            <table:table-cell table:style-name="Table1.B2" office:value-type="string">
              <text:p text:style-name="P68">A*</text:p>
            </table:table-cell>
            <table:table-cell table:style-name="Table1.B2" office:value-type="string">
              <text:p text:style-name="P62">Version initiale <text:span text:style-name="T1">du document</text:span></text:p>
            </table:table-cell>
            <table:table-cell table:style-name="Table1.F2" office:value-type="string">
              <text:p text:style-name="P62">1.00</text:p>
            </table:table-cell>
          </table:table-row>
          <table:table-row table:style-name="Table1.1">
            <table:table-cell table:style-name="Table1.A3" office:value-type="string">
              <text:p text:style-name="P65">1.0<text:span text:style-name="T59">1</text:span></text:p>
            </table:table-cell>
            <table:table-cell table:style-name="Table1.B3" office:value-type="string">
              <text:p text:style-name="P58">2016/06/24</text:p>
            </table:table-cell>
            <table:table-cell table:style-name="Table1.B3" office:value-type="string">
              <text:p text:style-name="P58">5 Livrables et planification</text:p>
              <text:p text:style-name="P58">6 Risques</text:p>
              <text:p text:style-name="P58">7 Références consultées</text:p>
              <text:p text:style-name="P58">8 Table des matières du rapport</text:p>
            </table:table-cell>
            <table:table-cell table:style-name="Table1.B3" office:value-type="string">
              <text:p text:style-name="P69">A*</text:p>
            </table:table-cell>
            <table:table-cell table:style-name="Table1.B3" office:value-type="string">
              <text:p text:style-name="P58">Première version pour ces sections</text:p>
            </table:table-cell>
            <table:table-cell table:style-name="Table1.F3" office:value-type="string">
              <text:p text:style-name="P58">1.01</text:p>
            </table:table-cell>
          </table:table-row>
          <table:table-row table:style-name="Table1.1">
            <table:table-cell table:style-name="Table1.A3" office:value-type="string">
              <text:p text:style-name="P129">1.02</text:p>
            </table:table-cell>
            <table:table-cell table:style-name="Table1.B3" office:value-type="string">
              <text:p text:style-name="P128">2016/06/24</text:p>
            </table:table-cell>
            <table:table-cell table:style-name="Table1.B3" office:value-type="string">
              <text:p text:style-name="P59">Annexe A Plan de travail révisé</text:p>
            </table:table-cell>
            <table:table-cell table:style-name="Table1.B3" office:value-type="string">
              <text:p text:style-name="P130">A*</text:p>
            </table:table-cell>
            <table:table-cell table:style-name="Table1.B3" office:value-type="string">
              <text:p text:style-name="P127">Ajout / modification par rapport à la proposition </text:p>
            </table:table-cell>
            <table:table-cell table:style-name="Table1.F3" office:value-type="string">
              <text:p text:style-name="P60"/>
            </table:table-cell>
          </table:table-row>
          <table:table-row table:style-name="Table1.1">
            <table:table-cell table:style-name="Table1.A3" office:value-type="string">
              <text:p text:style-name="P60"/>
            </table:table-cell>
            <table:table-cell table:style-name="Table1.B3" office:value-type="string">
              <text:p text:style-name="P60"/>
            </table:table-cell>
            <table:table-cell table:style-name="Table1.B3" office:value-type="string">
              <text:p text:style-name="P60"/>
            </table:table-cell>
            <table:table-cell table:style-name="Table1.B3" office:value-type="string">
              <text:p text:style-name="P57"/>
            </table:table-cell>
            <table:table-cell table:style-name="Table1.B3" office:value-type="string">
              <text:p text:style-name="P60"/>
            </table:table-cell>
            <table:table-cell table:style-name="Table1.F3" office:value-type="string">
              <text:p text:style-name="P60"/>
            </table:table-cell>
          </table:table-row>
          <table:table-row table:style-name="Table1.1">
            <table:table-cell table:style-name="Table1.A3" office:value-type="string">
              <text:p text:style-name="P60"/>
            </table:table-cell>
            <table:table-cell table:style-name="Table1.B3" office:value-type="string">
              <text:p text:style-name="P60"/>
            </table:table-cell>
            <table:table-cell table:style-name="Table1.B3" office:value-type="string">
              <text:p text:style-name="P60"/>
            </table:table-cell>
            <table:table-cell table:style-name="Table1.B3" office:value-type="string">
              <text:p text:style-name="P57"/>
            </table:table-cell>
            <table:table-cell table:style-name="Table1.B3" office:value-type="string">
              <text:p text:style-name="P60"/>
            </table:table-cell>
            <table:table-cell table:style-name="Table1.F3" office:value-type="string">
              <text:p text:style-name="P60"/>
            </table:table-cell>
          </table:table-row>
          <table:table-row table:style-name="Table1.1">
            <table:table-cell table:style-name="Table1.A3" office:value-type="string">
              <text:p text:style-name="P60"/>
            </table:table-cell>
            <table:table-cell table:style-name="Table1.B3" office:value-type="string">
              <text:p text:style-name="P60"/>
            </table:table-cell>
            <table:table-cell table:style-name="Table1.B3" office:value-type="string">
              <text:p text:style-name="P60"/>
            </table:table-cell>
            <table:table-cell table:style-name="Table1.B3" office:value-type="string">
              <text:p text:style-name="P57"/>
            </table:table-cell>
            <table:table-cell table:style-name="Table1.B3" office:value-type="string">
              <text:p text:style-name="P60"/>
            </table:table-cell>
            <table:table-cell table:style-name="Table1.F3" office:value-type="string">
              <text:p text:style-name="P60"/>
            </table:table-cell>
          </table:table-row>
          <table:table-row table:style-name="Table1.1">
            <table:table-cell table:style-name="Table1.A3" office:value-type="string">
              <text:p text:style-name="P60"/>
            </table:table-cell>
            <table:table-cell table:style-name="Table1.B3" office:value-type="string">
              <text:p text:style-name="P60"/>
            </table:table-cell>
            <table:table-cell table:style-name="Table1.B3" office:value-type="string">
              <text:p text:style-name="P60"/>
            </table:table-cell>
            <table:table-cell table:style-name="Table1.B3" office:value-type="string">
              <text:p text:style-name="P57"/>
            </table:table-cell>
            <table:table-cell table:style-name="Table1.B3" office:value-type="string">
              <text:p text:style-name="P60"/>
            </table:table-cell>
            <table:table-cell table:style-name="Table1.F3" office:value-type="string">
              <text:p text:style-name="P60"/>
            </table:table-cell>
          </table:table-row>
          <table:table-row table:style-name="Table1.1">
            <table:table-cell table:style-name="Table1.A9" office:value-type="string">
              <text:p text:style-name="P60"/>
            </table:table-cell>
            <table:table-cell table:style-name="Table1.B9" office:value-type="string">
              <text:p text:style-name="P60"/>
            </table:table-cell>
            <table:table-cell table:style-name="Table1.B9" office:value-type="string">
              <text:p text:style-name="P60"/>
            </table:table-cell>
            <table:table-cell table:style-name="Table1.B9" office:value-type="string">
              <text:p text:style-name="P60"/>
            </table:table-cell>
            <table:table-cell table:style-name="Table1.B9" office:value-type="string">
              <text:p text:style-name="P60"/>
            </table:table-cell>
            <table:table-cell table:style-name="Table1.F9" office:value-type="string">
              <text:p text:style-name="P60"/>
            </table:table-cell>
          </table:table-row>
        </table:table>
        <text:h text:style-name="P179" text:outline-level="1"/>
        <text:h text:style-name="P180" text:outline-level="1"/>
        <text:p text:style-name="P105"/>
        <text:p text:style-name="P111">Table des matières</text:p>
        <text:p text:style-name="P28"/>
        <text:table-of-content text:style-name="Sect2"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2"><text:a xlink:type="simple" xlink:href="#__RefHeading___Toc282077077" text:style-name="Index_20_Link" text:visited-style-name="Index_20_Link">1. Problématique et contexte<text:tab/>4</text:a></text:p>
            <text:p text:style-name="P192"><text:a xlink:type="simple" xlink:href="#__RefHeading___Toc282077078" text:style-name="Index_20_Link" text:visited-style-name="Index_20_Link">2. Objectifs du projet<text:tab/>5</text:a></text:p>
            <text:p text:style-name="P192"><text:a xlink:type="simple" xlink:href="#__RefHeading___Toc282077079" text:style-name="Index_20_Link" text:visited-style-name="Index_20_Link">3. Méthodologie<text:tab/>6</text:a></text:p>
            <text:p text:style-name="P192"><text:a xlink:type="simple" xlink:href="#__RefHeading___Toc282077080" text:style-name="Index_20_Link" text:visited-style-name="Index_20_Link">4. Sommaire des travaux réalisés et recommandations<text:tab/>7</text:a></text:p>
            <text:p text:style-name="P191"><text:a xlink:type="simple" xlink:href="#__RefHeading___Toc282077081" text:style-name="Index_20_Link" text:visited-style-name="Index_20_Link">4.1 Sommaire des travaux réalisés<text:tab/>7</text:a></text:p>
            <text:p text:style-name="P191"><text:a xlink:type="simple" xlink:href="#__RefHeading___Toc282077082" text:style-name="Index_20_Link" text:visited-style-name="Index_20_Link">4.2 Recommandations<text:tab/>8</text:a></text:p>
            <text:p text:style-name="P192"><text:a xlink:type="simple" xlink:href="#__RefHeading___Toc282077083" text:style-name="Index_20_Link" text:visited-style-name="Index_20_Link">5. Livrables et planification<text:tab/>9</text:a></text:p>
            <text:p text:style-name="P191"><text:a xlink:type="simple" xlink:href="#__RefHeading___Toc282077084" text:style-name="Index_20_Link" text:visited-style-name="Index_20_Link">5.1 Description des artéfacts<text:tab/>9</text:a></text:p>
            <text:p text:style-name="P191"><text:a xlink:type="simple" xlink:href="#__RefHeading___Toc282077085" text:style-name="Index_20_Link" text:visited-style-name="Index_20_Link">5.2 Planification<text:tab/>9</text:a></text:p>
            <text:p text:style-name="P192"><text:a xlink:type="simple" xlink:href="#__RefHeading___Toc282077086" text:style-name="Index_20_Link" text:visited-style-name="Index_20_Link">6. Risques<text:tab/>10</text:a></text:p>
            <text:p text:style-name="P192"><text:a xlink:type="simple" xlink:href="#__RefHeading___Toc282077087" text:style-name="Index_20_Link" text:visited-style-name="Index_20_Link">7. Références consultées<text:tab/>10</text:a></text:p>
            <text:p text:style-name="P192"><text:a xlink:type="simple" xlink:href="#__RefHeading___Toc282077088" text:style-name="Index_20_Link" text:visited-style-name="Index_20_Link">8. Table des matières du rapport<text:tab/>11</text:a></text:p>
            <text:p text:style-name="P192"><text:a xlink:type="simple" xlink:href="#__RefHeading___Toc282077089" text:style-name="Index_20_Link" text:visited-style-name="Index_20_Link"><text:s/>Annexe A : Plan de travail révisé<text:tab/>12</text:a></text:p>
          </text:index-body>
        </text:table-of-content>
        <text:p text:style-name="P112"/>
        <text:h text:style-name="P183" text:outline-level="1"><text:bookmark-start text:name="__RefHeading___Toc282077077"/>Problématique et contexte<text:bookmark-end text:name="__RefHeading___Toc282077077"/></text:h>
        <text:p text:style-name="P50"><text:span text:style-name="T4">Note: le projet est basé sur la situation d'une vraie compagnie. N'ayant pas demandé l'approbation pour utiliser le nom de la compagnie dans les livrables, </text:span><text:span text:style-name="T5">les noms de compagnie et de leurs systèmes ont été remplacés par des noms fictifs.</text:span></text:p>
        <text:p text:style-name="P92"/>
        <text:p text:style-name="P92">Note 2: à part les noms, cette section contient les mêmes informations que la section dans la Proposition de projet. Un accent un peu plus fort a été ajouté sur l'importance de libérer les développeurs logiciel de la tâche de créer des Extractions d'Image.</text:p>
        <text:p text:style-name="P71"><text:span text:style-name="T8"><text:line-break/></text:span><text:span text:style-name="T9">CTEC est une compagnie qui fait du traitement de documents pour des clients, qui sont généralements d'autres compagnies. Le traitement de documents consiste en ces étapes de base:</text:span></text:p>
        <text:p text:style-name="P93"/>
        <text:p text:style-name="P93">1- CTEC reçoit par la poste des documents appartenant à des clients.Il s'agit généralement de factures avec chèque associé, mais il peut aussi y avoir de la correspondence, formulaires de changement d'adresse, etc.</text:p>
        <text:p text:style-name="P93">2- CTEC numérise les documents. Pour un gros client on peut parler de vingt mille documents par jour.</text:p>
        <text:p text:style-name="P93">3- Des systèmes automatisés lisent les informations sur les documents, par exemple numéro de chèque, numéro de police, montant, etc.</text:p>
        <text:p text:style-name="P93">4- Des humains vérifient et entrent des nouvelles informations.</text:p>
        <text:p text:style-name="P93">5- CTEC crée des fichiers de rapports et bancaires à envoyer au client en retour. Par exemple, un fichier pourrait indiquer que la personne ABC a payé un montant de 80$ pour la facture du mois de janvier.</text:p>
        <text:p text:style-name="P93">6- Le client importe les rapports envoyés par CTEC dans leurs systèmes. Il est maintenant inscrit dans leurs serveurs que la personne ABC a payé 80$.</text:p>
        <text:p text:style-name="P93"/>
        <text:p text:style-name="P72"><text:span text:style-name="T7">L'Extraction d'Image est une étape qui s'incrit à l'étape 5 de ce processus. Les clients demandent de plus en plus, </text:span><text:span text:style-name="T10">en plus de</text:span><text:span text:style-name="T7"> leurs rapports et leurs fichiers bancaires, des </text:span><text:span text:style-name="T10">listes d'images de documents. Quelques solutions personnalisées ont été programmées vite pour certains clients, avec un certain succès. Il y a cependant beaucoup de réutilisation de code, et un développeur qui travaille sur une Extraction d'Image n'est pas disponible pour régler des bogues informatiques pour CTEC; cela est un problème.</text:span></text:p>
        <text:p text:style-name="P94"/>
        <text:p text:style-name="P94">Par ailleurs, il existe depuis deux ou trois ans une interface permettant de configurer et personnaliser divers aspects du traitement de CTEC par client. Cette interface est utilisée par des opérateurs, des employés qui connaissent bien le système de CTEC mais qui ne sont pas des développeurs.</text:p>
        <text:p text:style-name="P94"/>
        <text:p text:style-name="P73"><text:span text:style-name="T10">I</text:span><text:span text:style-name="T7">l est temps pour CTEC d'introduire un cadriciel (</text:span><text:span text:style-name="T6">framework</text:span><text:span text:style-name="T7">) à l'aide duquel on pourra créer, configurer, tester et visionner des Extractions d'Image. Un cadriciel pourrait être créé en tenant en compte les demandes les plus communes des clients en ce qui a trait à une Extraction d'Image, et le tout serait configuré par des opérateurs, libérant les développeurs pour </text:span><text:span text:style-name="T11">d'autre travail.</text:span></text:p>
        <text:p text:style-name="P113"/>
        <text:h text:style-name="Heading_20_1" text:outline-level="1"><text:bookmark-start text:name="__RefHeading___Toc282077078"/><text:soft-page-break/>Objectifs du projet<text:bookmark-end text:name="__RefHeading___Toc282077078"/></text:h>
        <text:p text:style-name="P54"><text:s/></text:p>
        <text:p text:style-name="P74">Il a été mentionné plus haut que des opérateurs (des employés non-développeurs, mais qui connaissent bien comment la compagnie fonctionne) s'occuppent depuis deux ou trois ans de configurer diverses choses pour des clients. Cette interface s'appelle l'outil S.T.</text:p>
        <text:p text:style-name="P74"/>
        <text:p text:style-name="P74">Le premier objectif est d'intégrer à cet outil une section dans laquelle on pourrait configurer des Extractions d'Image. Différenttes facettes à configurer pour une Extraction d'Image:</text:p>
        <text:list xml:id="list4105524669103902514" text:style-name="L1">
          <text:list-item>
            <text:p text:style-name="P117">Images choisies : Un client voudra rarement toutes les images de la journée. Un opérateur pourra choisir des « facturs d'inclusion d'image », soit jusqu’à une trentaine de conditions qui dicteront si une image doit se trouver oui ou non dans l'Extraction d'Image. Type de document, document rejeté ou accepté, montant payé, etc.</text:p>
          </text:list-item>
          <text:list-item>
            <text:p text:style-name="P117">Groupements en fichiers-images: Certains clients veulent toutes les images de documents séparées, par exemple un fichier pour l'image recto et un pour l'image recto. C'est par contre rarement le cas, et il arrive souvent qu'un client veule dans le même fichier le recto-verso d'une facture avec le recto-verso d'un chèque associé, par exemple. On appelle un fichier-image un fichier contenant une ou plusieurs images.</text:p>
          </text:list-item>
          <text:list-item>
            <text:p text:style-name="P117">Groupements en archives : les images peuvent être inclues dans des archives zip, tar, etc. Encore une fois, le client a diverses demandes face à cela. Il pourrait vouloir toutes les images dans une archive, ou certains images archivées, etc.</text:p>
          </text:list-item>
          <text:list-item>
            <text:p text:style-name="P117">Opérations sur les images : on peut estampiller sur les images la date du jour, la séquence durant la numérisation, etc.</text:p>
          </text:list-item>
          <text:list-item>
            <text:p text:style-name="P117">Configuration de ichier accompagnateur : on pourrait devoir générer un fichier texte contenant les tailles d'image, numéros de police etc.</text:p>
          </text:list-item>
        </text:list>
        <text:p text:style-name="P75"/>
        <text:p text:style-name="P76">(N<text:span text:style-name="T17">ote : Dans la proposition de projet, le deuxième objectif était un outil de visionnement des Extractions d'Image. Il s'agit plutôt du troisième objectif ici. Le « nouveau » 2</text:span><text:span text:style-name="T32">e</text:span><text:span text:style-name="T17"> objectif est un besoin qui n'avait pas été mentionné explicitement durant la Proposition.)</text:span></text:p>
        <text:p text:style-name="P76"/>
        <text:p text:style-name="P76">Le deuxième objectif est de pouvoir appeler cette configuration pour générer le fichier d'Extraction d'Image. Un fichier peut être généré selon plusiuers paramètres – par exemple, faire plusieurs Extractions d'Image par jour pour un client, ou un seul à la fin de la journée. La fonctionnalité sera appelée par « le système », c'est-à-dire que l'Extraction d'Image commencera automatiquement rendu à un certain endroit dans le processus de traitement de documents, mais il doit être également possible d'appeler manuellement une Extraction d'Image, pour fins de tests.</text:p>
        <text:p text:style-name="P76"/>
        <text:p text:style-name="P76">Le troisième objectif sera de faire un outil pour visionner des Extractions d'Image. Comme il peut s'agir de fichiers très gros, archives contenant des centaines d'images, la vérification manuelle des images et des données peut s'avérer fastidieuse. Il faut un outil pour simplifier cela.</text:p>
        <text:p text:style-name="P76"/>
        <text:p text:style-name="P76">Même s'il s'agit de trois outils qui semblent très distincts, tous se rattacheront à une même librairie de base d'Extraction d'Image. Qu'il s'agisse de configurer, générer ou visionner des Extractions d'Image, tous les concepts restent les mêmes; groupements d'images, type d'archive, données texte dans un fichier accompagnateur, etc.</text:p>
        <text:h text:style-name="Heading_20_1" text:outline-level="1"><text:bookmark-start text:name="__RefHeading___Toc282077079"/><text:soft-page-break/>Méthodologie<text:bookmark-end text:name="__RefHeading___Toc282077079"/></text:h>
        <text:p text:style-name="Standard"/>
        <text:p text:style-name="P77">La méthodologie a sensiblement changé depuis la Proposition.</text:p>
        <text:p text:style-name="P77"/>
        <text:p text:style-name="P77">La première méthodologie demandait d'avoir un système itératif avec une itération par semaine pendant dix semaines, pour exactement 15 heures par semaine. Cela s'avère très rigide dans un contexte académique où il y a des examens et des travaux à remettre qui ne sont pas nécessairement réguliers. <text:span text:style-name="T33">Plus pragmatiquement, une itération devrait être beaucoup plus longue que 15h.</text:span></text:p>
        <text:p text:style-name="P77"/>
        <text:p text:style-name="P78">Le mois de travail qui reste dans le projet sera considéré comme une dernière itération, à la fin de laquelle il devra être possible de configurer et générer une Extraction d'Image très « de base ». La conception quant à elle aura été préparée pour décrire et présenter les autres fonctionnalités.</text:p>
        <text:p text:style-name="P78"/>
        <text:p text:style-name="P78">Les tâches restent les mêmes (liste de tâches copiées de la Proposition de projet):</text:p>
        <text:p text:style-name="P78"/>
        <text:list xml:id="list3485343597354340879" text:style-name="L2">
          <text:list-item>
            <text:p text:style-name="P120"><text:span text:style-name="T34">Définition de l'étendue du projet (</text:span><text:span text:style-name="T38">scope</text:span><text:span text:style-name="T34">): il s'agit de l</text:span><text:span text:style-name="T35">ister</text:span><text:span text:style-name="T34"> </text:span><text:span text:style-name="T36">les options/</text:span><text:span text:style-name="T35">configurations possibles pour l'Extraction d'Image, selon ce qui a été fait dans le passé</text:span><text:span text:style-name="T34">, et juger selon leur complexité et nombre d'occurrences </text:span><text:span text:style-name="T36">quand les options seront incluses.</text:span></text:p>
          </text:list-item>
          <text:list-item>
            <text:p text:style-name="P121">Cas d'utilisation : pour l'utilisation de l'interface.</text:p>
          </text:list-item>
          <text:list-item>
            <text:p text:style-name="P121">Conception BD : le système utilise une base de données Oracle dans laquelle nous rajouterons plusieurs tables pour nos configurations.</text:p>
          </text:list-item>
          <text:list-item>
            <text:p text:style-name="P122">Conception logicielle : Il y aura là diagrammes de classes, communication et autres pour exprimer ce que nous tentons de faire durant l'tération.</text:p>
          </text:list-item>
          <text:list-item>
            <text:p text:style-name="P122">Conception interface : l'interface devra suivre certains standards légers pour s'insérer dans l'interface déjà existante.</text:p>
          </text:list-item>
          <text:list-item>
            <text:p text:style-name="P124"><text:span text:style-name="T37">Écriture de tests (tests automatisés et/ou documents cas de tests) : nous tenterons d'aborder le projet avec du </text:span><text:span text:style-name="T39">Test-Driven Development</text:span><text:span text:style-name="T37"> autant que possible.</text:span></text:p>
          </text:list-item>
          <text:list-item>
            <text:p text:style-name="P122">Développement comme tel, en langage C#.</text:p>
          </text:list-item>
          <text:list-item>
            <text:p text:style-name="P122">Tests divers <text:span text:style-name="T40">non automatisés (intégration, etc.)</text:span>.</text:p>
          </text:list-item>
          <text:list-item>
            <text:p text:style-name="P123">Écriture de documentation.</text:p>
          </text:list-item>
        </text:list>
        <text:p text:style-name="P77"/>
        <text:p text:style-name="P79">Il n'est pas exclu que des tâches de recherche aient également lieu. <text:span text:style-name="T33">Suite au cours LOG660 sur les bases de données, il semblait très intéressant d'ajouter un cadriciel ORM (</text:span><text:span text:style-name="T18">Object-Relational Mapping</text:span><text:span text:style-name="T33">) au projet. Quelques heures ont été passées à apprendre comment utiliser cela efficacement dans un projet C#.</text:span></text:p>
        <text:p text:style-name="P78"/>
        <text:p text:style-name="P79">L'outil <text:span text:style-name="T48">Nhibernate</text:span><text:span text:style-name="T41">, cadriciel ORM pour .NET, s'est ajouté à la liste d'outils utilisés. </text:span>Les autres outils n'ont pas changé depuis la Proposition : <text:span text:style-name="T49">Draw.io</text:span><text:span text:style-name="T42"> </text:span><text:span text:style-name="T41">pour la création de diagrammes; </text:span><text:span text:style-name="T49">git </text:span><text:span text:style-name="T42">pour la gestion du code; </text:span><text:span text:style-name="T49">Google Docs </text:span><text:span text:style-name="T41">pour l'entreposage des documents; </text:span><text:span text:style-name="T49">LibreOffice</text:span><text:span text:style-name="T42">,</text:span><text:span text:style-name="T49"> </text:span><text:span text:style-name="T42">pour </text:span><text:span text:style-name="T41">créer les documents; </text:span><text:span text:style-name="T49">Sq</text:span><text:span text:style-name="T48">l</text:span><text:span text:style-name="T49">ite</text:span><text:span text:style-name="T42"> </text:span><text:span text:style-name="T41">pour gérer les bases de données; et </text:span><text:span text:style-name="T49">Visual Studio Community 2013</text:span><text:span text:style-name="T42"> pour </text:span><text:span text:style-name="T41">tout ce qui est </text:span><text:span text:style-name="T42">code, tests unitaires, </text:span><text:span text:style-name="T41">et maquettes d'</text:span><text:span text:style-name="T42">interface.</text:span></text:p>
        <text:p text:style-name="P77"/>
        <text:p text:style-name="P77"/>
        <text:h text:style-name="Heading_20_1" text:outline-level="1"><text:bookmark-start text:name="__RefHeading___Toc282077080"/><text:soft-page-break/>Sommaire des travaux réalisés et recommandations<text:bookmark-end text:name="__RefHeading___Toc282077080"/></text:h>
        <text:p text:style-name="Standard"/>
        <text:h text:style-name="Heading_20_2" text:outline-level="2"><text:bookmark-start text:name="__RefHeading___Toc282077081"/>Sommaire des travaux réalisés<text:bookmark-end text:name="__RefHeading___Toc282077081"/></text:h>
        <text:p text:style-name="Standard"/>
        <text:p text:style-name="P80">Les tâches suivantes ont été faite<text:span text:style-name="T51">s.</text:span></text:p>
        <text:p text:style-name="P80"/>
        <text:p text:style-name="P81">Côté documents :</text:p>
        <text:p text:style-name="P80"/>
        <text:p text:style-name="P80">Le<text:span text:style-name="T48"> document de vision </text:span>est <text:span text:style-name="T41">complet – </text:span><text:span text:style-name="T43">ce qui ne signifie pas qu'il est immuable, car il pourrait changer par exemple si des termes changent ou des fonctionnalités sont enlevées, mais aucun changement n'est envisagé</text:span><text:span text:style-name="T41">. Celui-ci donne une vision d'ensemble du projet. Plusieurs parties ont été plus au moins du travail fait en double par rapport au rapport de Proposition de projet, </text:span><text:span text:style-name="T43">mais il est indéniable que sans Proposition de projet, ce document serait essentiel.</text:span></text:p>
        <text:p text:style-name="P86"/>
        <text:p text:style-name="P86"><text:span text:style-name="T43">Le document de </text:span><text:span text:style-name="T50">s</text:span>pécification des exigences logicie<text:span text:style-name="T50">l </text:span><text:span text:style-name="T43">(SRS) </text:span><text:span text:style-name="T44">est également complet. Il </text:span><text:span text:style-name="T43">contient majoritairement </text:span><text:span text:style-name="T44">une description de toutes les fonctionnalités voulues.</text:span></text:p>
        <text:p text:style-name="P89"/>
        <text:p text:style-name="P87"><text:span text:style-name="T43">Le document de </text:span><text:span text:style-name="T51">cas d'utilisation</text:span><text:span text:style-name="T43"> </text:span><text:span text:style-name="T44">est </text:span><text:span text:style-name="T45">bien avancé</text:span><text:span text:style-name="T44">. Il manque des cas d'utilisation pour les fonctionnalités plus avancées, comme par exemple la configuration du fichier accompagnateur texte. Par ailleurs, comme la presque totalité des fonctionnalités sont reliées à de la manutention par des interfaces, des captures d'écran d'interface seront ajoutées à ce document dans le futur.</text:span></text:p>
        <text:p text:style-name="P90"/>
        <text:p text:style-name="P87"><text:span text:style-name="T44">Un </text:span><text:span text:style-name="T43">document de </text:span><text:span text:style-name="T51">dictionnaire de BD</text:span><text:span text:style-name="T43"> </text:span><text:span text:style-name="T44">est presque terminé. </text:span><text:span text:style-name="T45">En plus de la spécification pour chaque table, celui-ci contient également un diagramme de base de données.</text:span></text:p>
        <text:p text:style-name="P90"/>
        <text:p text:style-name="P88"><text:span text:style-name="T41">Un </text:span>glossaire <text:span text:style-name="T41">a été instauré, pour éviter de décrire les termes dans différents documents. </text:span><text:span text:style-name="T45">Plusieurs</text:span><text:span text:style-name="T41"> </text:span><text:span text:style-name="T45">termes </text:span><text:span text:style-name="T41">y seront insérés avant la fin du projet.</text:span></text:p>
        <text:p text:style-name="P90"/>
        <text:p text:style-name="P90">Côté binaire:</text:p>
        <text:p text:style-name="P90"/>
        <text:p text:style-name="P88"><text:span text:style-name="T41">Une </text:span>base de données SQLite<text:span text:style-name="T41"> avec des données de base a été créée.</text:span></text:p>
        <text:p text:style-name="P90"/>
        <text:p text:style-name="P88"><text:span text:style-name="T41">Des </text:span>configurations NHibernate <text:span text:style-name="T41">ainsi que des </text:span>classes de test<text:span text:style-name="T41"> ont été créées pour tester l'insertion, la modification et la suppression de données.</text:span></text:p>
        <text:p text:style-name="P90"/>
        <text:p text:style-name="P81">Côté papier :</text:p>
        <text:p text:style-name="P81"/>
        <text:p text:style-name="P81">Des <text:span text:style-name="T48">modèles (mockup) d'interface</text:span><text:span text:style-name="T41"> sont encore à l'état papier brouillon. Ils seront mis au propre dans Visual Studio avant d'être inclus dans le document de cas d'utilisation.</text:span></text:p>
        <text:p text:style-name="P49"/>
        <text:p text:style-name="P91"/>
        <text:p text:style-name="P91"/>
        <text:p text:style-name="P91"/>
        <text:p text:style-name="P91"/>
        <text:p text:style-name="P91"/>
        <text:h text:style-name="Heading_20_2" text:outline-level="2"><text:bookmark-start text:name="__RefHeading___Toc282077082"/><text:soft-page-break/>Recommandations <text:bookmark-end text:name="__RefHeading___Toc282077082"/></text:h>
        <text:p text:style-name="Standard"/>
        <text:p text:style-name="P81">Les tâches des prochaines semaines seront majoritairement les suivantes :</text:p>
        <text:p text:style-name="P81"/>
        <text:p text:style-name="P81">Pour l'Extraction d'Image de base (sans opérations sur images, sans fichier texte accompagnateur) : cette fonctionnalité devra être entièrement développée, configurable et testable avec des données de la base de données. À cette étape, nous aurons un cadriciel pour Extraction d'Image sur lequel un autre développeur pourrait ajouter facilement les autres fonctionnalités plus complexes. En termes informels, on aura la base.</text:p>
        <text:p text:style-name="P81"/>
        <text:p text:style-name="P81">Extraction d'Image complexe : même si le développement ne sera pas fait, l'interface pour les autres fonctionnalités sera majoritairement complétée, et sera minimalement visible dans le document de cas d'utilisation; préférablement elle serait également utilisable dans le programme de configuration, même si elle ne sauvegarderait aucune donnée dans la base de données.</text:p>
        <text:p text:style-name="P81"/>
        <text:p text:style-name="P95"><text:span text:style-name="T22">Les exigences n'ont pas été </text:span><text:span text:style-name="T23">réellement </text:span><text:span text:style-name="T22">modifiées </text:span><text:span text:style-name="T23">depuis le début. Il n'y a nul doute que certaines ont été clarifiées et explicitées. Par exemple, le besoin d'avoir un logiciel de test pour générer une Extraction d'Image hors du processus CTEC était un besoin implicite, mais il a été mis noir sur blanc dans des documents à mesure que le projet avançait.</text:span></text:p>
        <text:p text:style-name="P82"/>
        <text:p text:style-name="P95"><text:span text:style-name="T23">L</text:span><text:span text:style-name="T22">a portée pourra également rester la même. Cette décision est assez facile à prendre puisqu'il n'y a pas de client à l'autre bout ou de date limite pour remettre un projet complètement développé et testé, seulement une consigne d'en faire assez et sur 140h; cependant, il reste vrai que le niveau de fonctionnalités à concevoir </text:span><text:span text:style-name="T23">et tester</text:span><text:span text:style-name="T22"> ici est satisfaisant.</text:span></text:p>
        <text:p text:style-name="P81"/>
        <text:p text:style-name="P53"/>
        <text:h text:style-name="P183" text:outline-level="1"><text:bookmark-start text:name="__RefHeading___Toc282077083"/>Livrables et planification<text:bookmark-end text:name="__RefHeading___Toc282077083"/></text:h>
        <text:h text:style-name="Heading_20_2" text:outline-level="2"><text:bookmark-start text:name="__RefHeading___Toc282077084"/>Description des artéfacts<text:bookmark-end text:name="__RefHeading___Toc282077084"/></text:h>
        <text:p text:style-name="P106"/>
        <text:p text:style-name="P109">Les nouveaux éléments sont inscrits par la mention «<text:span text:style-name="T56"> (NOUVEAU) </text:span>».</text:p>
        <text:p text:style-name="P118"/>
        <text:p text:style-name="P118">Les traductions françaises des artefacts IEEE étant parfois différentes selon les sources, certains termes anglais sont spécifiés dans la partie Description.</text:p>
        <text:p text:style-name="P107"/>
        <table:table table:name="Table2" table:style-name="Table2">
          <table:table-column table:style-name="Table2.A"/>
          <table:table-column table:style-name="Table2.B"/>
          <table:table-header-rows>
            <table:table-row table:style-name="Table2.1">
              <table:table-cell table:style-name="Table2.A1" office:value-type="string">
                <text:p text:style-name="P108">Nom de l’artefact</text:p>
              </table:table-cell>
              <table:table-cell table:style-name="Table2.B1" office:value-type="string">
                <text:p text:style-name="P108">Description</text:p>
              </table:table-cell>
            </table:table-row>
          </table:table-header-rows>
          <table:table-row table:style-name="Table2.1">
            <table:table-cell table:style-name="Table2.A2" office:value-type="string">
              <text:p text:style-name="P34">Vision <text:span text:style-name="T46">(NOUVEAU)</text:span></text:p>
            </table:table-cell>
            <table:table-cell table:style-name="Table2.B2" office:value-type="string">
              <text:p text:style-name="P100">Document montrant une vue d'ensemble du projet.</text:p>
            </table:table-cell>
          </table:table-row>
          <table:table-row table:style-name="Table2.1">
            <table:table-cell table:style-name="Table2.A3" office:value-type="string">
              <text:p text:style-name="P30">Spécification des exigences <text:span text:style-name="T53">logicielles</text:span></text:p>
            </table:table-cell>
            <table:table-cell table:style-name="Table2.B3" office:value-type="string">
              <text:p text:style-name="P48"><text:span text:style-name="T24">Document qui inclura l'étendue du projet (</text:span><text:span text:style-name="T19">scope</text:span><text:span text:style-name="T24">) </text:span><text:span text:style-name="T26">et</text:span><text:span text:style-name="T24"> fonctionnalités voulues.</text:span></text:p>
              <text:p text:style-name="P83"/>
              <text:p text:style-name="P51">(Software requirements specification)</text:p>
            </table:table-cell>
          </table:table-row>
          <table:table-row table:style-name="Table2.1">
            <table:table-cell table:style-name="Table2.A4" office:value-type="string">
              <text:p text:style-name="P31">Description de conception logicielle</text:p>
            </table:table-cell>
            <table:table-cell table:style-name="Table2.B4" office:value-type="string">
              <text:p text:style-name="P96">« Description de conception logicielle » (<text:span text:style-name="T22">) comprendra :</text:span></text:p>
              <text:list xml:id="list7395207604056531644" text:style-name="L3">
                <text:list-item>
                  <text:p text:style-name="P119">Données sur base de données, ex. diagrammes, descriptions des nouvelles tables, valeurs exemple</text:p>
                </text:list-item>
                <text:list-item>
                  <text:p text:style-name="P119">Architecture du logiciel, ex. diagramme de classes, communication…</text:p>
                </text:list-item>
                <text:list-item>
                  <text:p text:style-name="P125"><text:span text:style-name="T22">Design de l'interface, avec exemples (</text:span><text:span text:style-name="T17">mockup</text:span><text:span text:style-name="T22">).</text:span></text:p>
                </text:list-item>
              </text:list>
              <text:p text:style-name="P84"/>
              <text:p text:style-name="P51">(Software design description)</text:p>
            </table:table-cell>
          </table:table-row>
          <table:table-row table:style-name="Table2.1">
            <table:table-cell table:style-name="Table2.A5" office:value-type="string">
              <text:p text:style-name="P31">Tests unitaires</text:p>
            </table:table-cell>
            <table:table-cell table:style-name="Table2.B5" office:value-type="string">
              <text:p text:style-name="P96">Ce projet sera une bonne pratique pour se frotter au <text:span text:style-name="T54">développement piloté par les tests, ou </text:span>TDD (<text:span text:style-name="T17">test-driven development</text:span><text:span text:style-name="T22">). </text:span><text:span text:style-name="T25">Des tests automatisés seront codés à l'avance autant que possible.</text:span></text:p>
            </table:table-cell>
          </table:table-row>
          <table:table-row table:style-name="Table2.1">
            <table:table-cell table:style-name="Table2.A6" office:value-type="string">
              <text:p text:style-name="P32">Code</text:p>
            </table:table-cell>
            <table:table-cell table:style-name="Table2.B6" office:value-type="string">
              <text:p text:style-name="P97">-</text:p>
            </table:table-cell>
          </table:table-row>
          <table:table-row table:style-name="Table2.1">
            <table:table-cell table:style-name="Table2.A7" office:value-type="string">
              <text:p text:style-name="P32">Plans de tests</text:p>
            </table:table-cell>
            <table:table-cell table:style-name="Table2.B7" office:value-type="string">
              <text:p text:style-name="P98">Les tests plus poussés, ex. qui testent la communication entre plusieurs modules en même temps seront faits à la main et documentés.</text:p>
            </table:table-cell>
          </table:table-row>
          <table:table-row table:style-name="Table2.1">
            <table:table-cell table:style-name="Table2.A8" office:value-type="string">
              <text:p text:style-name="P32"><text:span text:style-name="T55">D</text:span>ocumentation</text:p>
            </table:table-cell>
            <table:table-cell table:style-name="Table2.B8" office:value-type="string">
              <text:p text:style-name="P97">Documentation avec captures d'écran pour des usagers éventuels.</text:p>
              <text:p text:style-name="P97"/>
              <text:p text:style-name="P52">Note <text:span text:style-name="T46">(NOUVEAU)</text:span>: pour le projet LOG-792, il n'y aura probablement pas de temps pour documentation utilisateur. L'effort sera plutôt mis sur le reste de la conception et sur du développement.</text:p>
            </table:table-cell>
          </table:table-row>
          <table:table-row table:style-name="Table2.1">
            <table:table-cell table:style-name="Table2.A9" office:value-type="string">
              <text:p text:style-name="P34">Cas d'utilisation <text:span text:style-name="T46">(NOUVEAU)</text:span></text:p>
            </table:table-cell>
            <table:table-cell table:style-name="Table2.B9" office:value-type="string">
              <text:p text:style-name="P100">La liste des cas d'utilisation faisait un SRS très long, et a été séparée pour avoir son propre document.</text:p>
              <text:p text:style-name="P100">Le document contiendra plus tard des captures d'écran d'interface, puisque presque tous les cas d'utilisation ont trait à l'utilisation de l'interface.</text:p>
            </table:table-cell>
          </table:table-row>
          <table:table-row table:style-name="Table2.1">
            <table:table-cell table:style-name="Table2.A10" office:value-type="string">
              <text:p text:style-name="P34">Dictionnaire BD <text:span text:style-name="T46">(NOUVEAU)</text:span></text:p>
            </table:table-cell>
            <table:table-cell table:style-name="Table2.B10" office:value-type="string">
              <text:p text:style-name="P100">La description des tables, colonnes, ainsi qu'un diagramme de données.</text:p>
            </table:table-cell>
          </table:table-row>
        </table:table>
        <text:p text:style-name="Standard"/>
        <text:h text:style-name="P184" text:outline-level="2"><text:bookmark-start text:name="__RefHeading___Toc282077085"/>Planification<text:bookmark-end text:name="__RefHeading___Toc282077085"/></text:h>
        <text:p text:style-name="Standard"/>
        <text:p text:style-name="Standard">Voir Annexe A.</text:p>
        <text:p text:style-name="Standard"/>
        <text:p text:style-name="P49"><text:soft-page-break/></text:p>
        <text:h text:style-name="Heading_20_1" text:outline-level="1"><text:bookmark-start text:name="__RefHeading___Toc282077086"/>Risques<text:bookmark-end text:name="__RefHeading___Toc282077086"/></text:h>
        <text:p text:style-name="P85">Les éléments qui ont changé sont surlignés en <text:span text:style-name="T56">gris</text:span>.</text:p>
        <text:p text:style-name="P85"/>
        <text:p text:style-name="P4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9">Risque</text:p>
            </table:table-cell>
            <table:table-cell table:style-name="Table3.A1" office:value-type="string">
              <text:p text:style-name="P29">Impact</text:p>
            </table:table-cell>
            <table:table-cell table:style-name="Table3.C1" office:value-type="string">
              <text:p text:style-name="P29">Probabilité</text:p>
            </table:table-cell>
            <table:table-cell table:style-name="Table3.D1" office:value-type="string">
              <text:p text:style-name="P29">Mitigation / atténuation</text:p>
            </table:table-cell>
          </table:table-row>
          <table:table-row table:style-name="Table3.1">
            <table:table-cell table:style-name="Table3.A2" office:value-type="string">
              <text:p text:style-name="P35">Manque d'expérience avec les technologies</text:p>
            </table:table-cell>
            <table:table-cell table:style-name="Table3.B2" office:value-type="string">
              <text:p text:style-name="P101">Moyen</text:p>
            </table:table-cell>
            <table:table-cell table:style-name="Table3.C2" office:value-type="string">
              <text:p text:style-name="P102">Faible</text:p>
            </table:table-cell>
            <table:table-cell table:style-name="Table3.D2" office:value-type="string">
              <text:p text:style-name="P101">Le développeur a de l'expérience en entreprise avec les technologies choisies.</text:p>
              <text:p text:style-name="P101"/>
              <text:p text:style-name="P103">Nouveau : l'utilisation du cadriciel ORM Nhibernate a requis plusieurs heures d'apprentissage qui n'étaient pas prévues. Dans un contexte d'entreprise cela n'aurait pas été très bien, mais le contexte du projet de fin d'études est idéal pour apprendre un nouvel outil / méthode de travail utile en entreprise.</text:p>
            </table:table-cell>
          </table:table-row>
          <table:table-row table:style-name="Table3.1">
            <table:table-cell table:style-name="Table3.A3" office:value-type="string">
              <text:p text:style-name="P33">Mauvais estimés sur les tâches</text:p>
            </table:table-cell>
            <table:table-cell table:style-name="Table3.B3" office:value-type="string">
              <text:p text:style-name="P101">Moyen</text:p>
            </table:table-cell>
            <table:table-cell table:style-name="Table3.C3" office:value-type="string">
              <text:p text:style-name="P101">Moyen</text:p>
            </table:table-cell>
            <table:table-cell table:style-name="Table3.D3" office:value-type="string">
              <text:p text:style-name="P99">Il faudra voir à chaque semaine quel est le niveau d'avancement de chaque tâche, et si l'on pense se rendre en fin juillet pour la remise.</text:p>
            </table:table-cell>
          </table:table-row>
          <table:table-row table:style-name="Table3.1">
            <table:table-cell table:style-name="Table3.A4" office:value-type="string">
              <text:p text:style-name="P33">Mauvaise organisation</text:p>
            </table:table-cell>
            <table:table-cell table:style-name="Table3.B4" office:value-type="string">
              <text:p text:style-name="P101">Moyen</text:p>
            </table:table-cell>
            <table:table-cell table:style-name="Table3.C4" office:value-type="string">
              <text:p text:style-name="P103">Haut</text:p>
              <text:p text:style-name="P102"><text:span text:style-name="T52">(était </text:span>Moyen<text:span text:style-name="T52">)</text:span></text:p>
            </table:table-cell>
            <table:table-cell table:style-name="Table3.D4" office:value-type="string">
              <text:p text:style-name="P99">L'approche itérative et la fabrication de nombreux artéfacts de planification (feuilles d'estimés, diagrammes de Gantt, etc.) seront utiles pour nous concentrer sur quelques tâches par semaine et travailler efficacement.</text:p>
            </table:table-cell>
          </table:table-row>
        </table:table>
        <text:p text:style-name="Standard"/>
        <text:h text:style-name="Heading_20_1" text:outline-level="1"><text:bookmark-start text:name="__RefHeading___Toc282077087"/>Références consultées<text:bookmark-end text:name="__RefHeading___Toc282077087"/></text:h>
        <text:p text:style-name="Standard"/>
        <text:p text:style-name="P15"><text:span text:style-name="T26">Le document de vision, spécification d'exigences logicielles (SRS), et document de cas d'utilisation est basé sur une suite de gabarits et exemples payants tirés de</text:span><text:span text:style-name="T22"> </text:span><text:span text:style-name="T27">ProcessImpact.com.<text:line-break/></text:span></text:p>
        <text:p text:style-name="P21"><text:span text:style-name="T26">Le SRS s'est également basé sur le document de </text:span><text:span text:style-name="T22">télémétrie pour Sonia, 2005: </text:span><text:a xlink:type="simple" xlink:href="https://cours.etsmtl.ca/mti515/Notes/Cours04/Compléments/Exemple%20SRS/Exemple-B-SRS-telemetrie.pdf" text:style-name="Internet_20_link" text:visited-style-name="Visited_20_Internet_20_Link"><text:span text:style-name="T22">https://cours.etsmtl.ca/mti515/Notes/Cours04/Compl%C3%A9ments/Exemple%20SRS/Exemple-B-SRS-telemetrie.pdf</text:span></text:a></text:p>
        <text:p text:style-name="P18"/>
        <text:p text:style-name="P22"><text:span text:style-name="T26">L</text:span><text:span text:style-name="T22">e dictionnaire de BD s'est basé sur le modèle actuellement utilisé chez CTEC.</text:span></text:p>
        <text:h text:style-name="P183" text:outline-level="1"><text:bookmark-start text:name="__RefHeading___Toc282077088"/>Table des matières du rapport<text:bookmark-end text:name="__RefHeading___Toc282077088"/></text:h>
        <text:p text:style-name="Standard"/>
        <text:p text:style-name="P19"><text:s text:c="3"/>INTRODUCTION</text:p>
        <text:p text:style-name="P19"/>
        <text:p text:style-name="P19"><text:s text:c="3"/>CHAPITRE 1 : REVUE DE LA DOCUMENTATION</text:p>
        <text:p text:style-name="P19"/>
        <text:p text:style-name="P19"><text:s text:c="3"/>CHAPITRE 2 : <text:s/>SITUATION A<text:span text:style-name="T57">CTUELLE</text:span></text:p>
        <text:p text:style-name="P19"><text:s text:c="6"/><text:span text:style-name="T57">2</text:span>.1 <text:s/><text:span text:style-name="T57">Description</text:span> de la compagnie</text:p>
        <text:p text:style-name="P20"><text:s text:c="6"/><text:span text:style-name="T57">2.2 <text:s/>Déroulement actuel des activités</text:span></text:p>
        <text:p text:style-name="P16"><text:span text:style-name="T29"><text:s text:c="6"/>2.3 <text:s/></text:span><text:span text:style-name="T28">Un nouveau requis : l'Extraction d'Image</text:span></text:p>
        <text:p text:style-name="P16"><text:span text:style-name="T28"><text:s text:c="6"/></text:span><text:span text:style-name="T29">2.4 <text:s/>Problèmes de la gestion actuelle de l'Extraction d'Image</text:span></text:p>
        <text:p text:style-name="P16"><text:span text:style-name="T29"><text:s text:c="6"/></text:span><text:span text:style-name="T30">2.5 <text:s/>Solution proposée</text:span></text:p>
        <text:p text:style-name="P185"/>
        <text:p text:style-name="P20"><text:s text:c="3"/>CHAPITRE <text:span text:style-name="T57">3</text:span> : <text:s/><text:span text:style-name="T58">PROJET EXTRACTION D'IMAGE</text:span></text:p>
        <text:p text:style-name="P20"><text:s text:c="6"/><text:span text:style-name="T58">3.1 <text:s/>Liste des fonctionnalités</text:span></text:p>
        <text:p text:style-name="P16"><text:span text:style-name="T29"><text:s text:c="6"/></text:span><text:span text:style-name="T30">3.2 <text:s/>Intégration avec l'outil de configuration S.T.</text:span></text:p>
        <text:p text:style-name="P186"><text:s text:c="6"/>3.3 <text:s/>Extraction d'Image type</text:p>
        <text:p text:style-name="P186"><text:s text:c="11"/>3.3.1 <text:s/>Inclusion d'images et groupements</text:p>
        <text:p text:style-name="P186"><text:s text:c="11"/>3.3.2 <text:s/>Archivage</text:p>
        <text:p text:style-name="P186"><text:s text:c="11"/>3.3.3 <text:s/>Opérations sur les images</text:p>
        <text:p text:style-name="P186"><text:s text:c="11"/>3.3.4 <text:s/>Fichier accompagnateur</text:p>
        <text:p text:style-name="P186"><text:s text:c="6"/>3.5 <text:s/>Outil testeur</text:p>
        <text:p text:style-name="P186"><text:s text:c="6"/>3.6 <text:s/>Outil de visionnement</text:p>
        <text:p text:style-name="P186"/>
        <text:p text:style-name="P17"><text:span text:style-name="T28"><text:s text:c="3"/>CHAPITRE </text:span><text:span text:style-name="T30">4</text:span><text:span text:style-name="T28"> : <text:s/></text:span><text:span text:style-name="T31">DISCUSSION : LE PROJET ATTEINT-IL TOUS SES BUTS?</text:span></text:p>
        <text:p text:style-name="P23"/>
        <text:p text:style-name="P24"><text:s text:c="3"/><text:span text:style-name="T30">CONCLUSION</text:span></text:p>
        <text:p text:style-name="P187"/>
        <text:p text:style-name="P24"><text:span text:style-name="T30"><text:s text:c="3"/></text:span><text:span text:style-name="T31">RÉFÉRENCES BIBLIOGRAPHIQUES</text:span></text:p>
        <text:p text:style-name="P188"/>
        <text:p text:style-name="P188"><text:s text:c="3"/>ANNEXES</text:p>
      </text:section>
      <text:h text:style-name="P181" text:outline-level="1"><text:bookmark-start text:name="__RefHeading___Toc282077089"/>Annexe A : Plan de travail révisé<text:bookmark-end text:name="__RefHeading___Toc282077089"/></text:h>
      <text:p text:style-name="P116"><text:span text:style-name="T65">L</text:span>es changements et ajouts <text:span text:style-name="T65">sont </text:span>en <text:span text:style-name="T47">gras</text:span>.</text:p>
      <text:p text:style-name="Standard"><text:span text:style-name="T16"/></text:p>
      <text:p text:style-name="P155"><text:span text:style-name="T16">Note : la tâche « 1 » est en fait une catégorie, et </text:span><text:span text:style-name="T20">le temps qui lui est allouée correspond à</text:span><text:span text:style-name="T16"> la somme </text:span><text:span text:style-name="T20">du temps alloué pour</text:span><text:span text:style-name="T16"> toutes les sous-tâches 1.1, 1.2, etc.</text:span></text:p>
      <text:p text:style-name="P4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132">#</text:p>
          </table:table-cell>
          <table:table-cell table:style-name="Table4.A1" office:value-type="string">
            <text:p text:style-name="P131">Commence</text:p>
          </table:table-cell>
          <table:table-cell table:style-name="Table4.C1" office:value-type="string">
            <text:p text:style-name="P131">Termine</text:p>
          </table:table-cell>
          <table:table-cell table:style-name="Table4.C1" office:value-type="string">
            <text:p text:style-name="P131">Efforts estimés*</text:p>
          </table:table-cell>
          <table:table-cell table:style-name="Table4.C1" office:value-type="string">
            <text:p text:style-name="P168">Efforts actuels**</text:p>
          </table:table-cell>
          <table:table-cell table:style-name="Table4.A1" office:value-type="string">
            <text:p text:style-name="P132">Tâches/Jalon</text:p>
          </table:table-cell>
          <table:table-cell table:style-name="Table4.G1" office:value-type="string">
            <text:p text:style-name="P132">Livrable(s)/Artéfacts</text:p>
          </table:table-cell>
        </table:table-row>
        <table:table-row table:style-name="Table4.2">
          <table:table-cell table:style-name="Table4.A2" office:value-type="string">
            <text:p text:style-name="P145">1</text:p>
          </table:table-cell>
          <table:table-cell table:style-name="Table4.B2" office:value-type="string">
            <text:p text:style-name="P133">2016-04-27</text:p>
          </table:table-cell>
          <table:table-cell table:style-name="Table4.C2" office:value-type="string">
            <text:p text:style-name="P133">2016-05-01</text:p>
          </table:table-cell>
          <table:table-cell table:style-name="Table4.C2" office:value-type="string">
            <text:p text:style-name="P134">2</text:p>
          </table:table-cell>
          <table:table-cell table:style-name="Table4.C2" office:value-type="string">
            <text:p text:style-name="P146">2</text:p>
          </table:table-cell>
          <table:table-cell table:style-name="Table4.B2" office:value-type="string">
            <text:p text:style-name="P133">Premières étapes</text:p>
          </table:table-cell>
          <table:table-cell table:style-name="Table4.G2" office:value-type="string">
            <text:p text:style-name="P135"/>
          </table:table-cell>
        </table:table-row>
        <table:table-row table:style-name="Table4.3">
          <table:table-cell table:style-name="Table4.A3" office:value-type="string">
            <text:p text:style-name="P155">1.1</text:p>
          </table:table-cell>
          <table:table-cell table:style-name="Table4.B3" office:value-type="string">
            <text:p text:style-name="P154">2016-05-01</text:p>
          </table:table-cell>
          <table:table-cell table:style-name="Table4.C3" office:value-type="string">
            <text:p text:style-name="P154">2016-05-01</text:p>
          </table:table-cell>
          <table:table-cell table:style-name="Table4.D3" office:value-type="string">
            <text:p text:style-name="P156">1</text:p>
          </table:table-cell>
          <table:table-cell table:style-name="Table4.E3" office:value-type="string">
            <text:p text:style-name="P169">1</text:p>
          </table:table-cell>
          <table:table-cell table:style-name="Table4.F3" office:value-type="string">
            <text:p text:style-name="P154">Communications avec professeur superviseur, <text:span text:style-name="T60">rencontre</text:span></text:p>
          </table:table-cell>
          <table:table-cell table:style-name="Table4.G3" office:value-type="string">
            <text:p text:style-name="P167"/>
          </table:table-cell>
        </table:table-row>
        <table:table-row table:style-name="Table4.4">
          <table:table-cell table:style-name="Table4.A4" office:value-type="string">
            <text:p text:style-name="P155">1.<text:span text:style-name="T60">2</text:span></text:p>
          </table:table-cell>
          <table:table-cell table:style-name="Table4.B4" office:value-type="string">
            <text:p text:style-name="P156">2016-05-07</text:p>
          </table:table-cell>
          <table:table-cell table:style-name="Table4.C4" office:value-type="string">
            <text:p text:style-name="P156">2016-05-07</text:p>
          </table:table-cell>
          <table:table-cell table:style-name="Table4.D4" office:value-type="string">
            <text:p text:style-name="P156">1</text:p>
          </table:table-cell>
          <table:table-cell table:style-name="Table4.E4" office:value-type="string">
            <text:p text:style-name="P169">1</text:p>
          </table:table-cell>
          <table:table-cell table:style-name="Table4.F4" office:value-type="string">
            <text:p text:style-name="P157">Rédaction d'une description du projet</text:p>
          </table:table-cell>
          <table:table-cell table:style-name="Table4.G4" office:value-type="string">
            <text:p text:style-name="P157">Description informelle de projet</text:p>
          </table:table-cell>
        </table:table-row>
        <table:table-row table:style-name="Table4.5">
          <table:table-cell table:style-name="Table4.A5" office:value-type="string">
            <text:p text:style-name="P155">1.<text:span text:style-name="T60">3</text:span></text:p>
          </table:table-cell>
          <table:table-cell table:style-name="Table4.B5" office:value-type="string">
            <text:p text:style-name="P156">2016-05-13</text:p>
          </table:table-cell>
          <table:table-cell table:style-name="Table4.C5" office:value-type="string">
            <text:p text:style-name="P156">2016-05-13</text:p>
          </table:table-cell>
          <table:table-cell table:style-name="Table4.D5" office:value-type="string">
            <text:p text:style-name="P154">0,5</text:p>
          </table:table-cell>
          <table:table-cell table:style-name="Table4.E5" office:value-type="string">
            <text:p text:style-name="P169">0,5</text:p>
          </table:table-cell>
          <table:table-cell table:style-name="Table4.F5" office:value-type="string">
            <text:p text:style-name="P167">Remise de la fiche de renseignements</text:p>
          </table:table-cell>
          <table:table-cell table:style-name="Table4.G5" office:value-type="string">
            <text:p text:style-name="P167">Fiche de renseignements</text:p>
          </table:table-cell>
        </table:table-row>
        <table:table-row table:style-name="Table4.6">
          <table:table-cell table:style-name="Table4.A2" office:value-type="string">
            <text:p text:style-name="P145">2</text:p>
          </table:table-cell>
          <table:table-cell table:style-name="Table4.B2" office:value-type="string">
            <text:p text:style-name="P133">2016-05-01</text:p>
          </table:table-cell>
          <table:table-cell table:style-name="Table4.C2" office:value-type="string">
            <text:p text:style-name="P133">2016-05-27</text:p>
          </table:table-cell>
          <table:table-cell table:style-name="Table4.C2" office:value-type="string">
            <text:p text:style-name="P136">6</text:p>
          </table:table-cell>
          <table:table-cell table:style-name="Table4.C2" office:value-type="string">
            <text:p text:style-name="P146">6</text:p>
          </table:table-cell>
          <table:table-cell table:style-name="Table4.B2" office:value-type="string">
            <text:p text:style-name="P139">Début de projet</text:p>
          </table:table-cell>
          <table:table-cell table:style-name="Table4.G2" office:value-type="string">
            <text:p text:style-name="P135"/>
          </table:table-cell>
        </table:table-row>
        <table:table-row table:style-name="Table4.7">
          <table:table-cell table:style-name="Table4.A7" office:value-type="string">
            <text:p text:style-name="P167">2.<text:span text:style-name="T61">1</text:span></text:p>
          </table:table-cell>
          <table:table-cell table:style-name="Table4.B7" office:value-type="string">
            <text:p text:style-name="P154">2016-05-13</text:p>
          </table:table-cell>
          <table:table-cell table:style-name="Table4.C7" office:value-type="string">
            <text:p text:style-name="P154">2016-05-20</text:p>
          </table:table-cell>
          <table:table-cell table:style-name="Table4.D7" office:value-type="string">
            <text:p text:style-name="P154">3</text:p>
          </table:table-cell>
          <table:table-cell table:style-name="Table4.E7" office:value-type="string">
            <text:p text:style-name="P169">3</text:p>
          </table:table-cell>
          <table:table-cell table:style-name="Table4.F7" office:value-type="string">
            <text:p text:style-name="P167">Remise de la proposition de projet</text:p>
          </table:table-cell>
          <table:table-cell table:style-name="Table4.G7" office:value-type="string">
            <text:p text:style-name="P158">Proposition de projet</text:p>
          </table:table-cell>
        </table:table-row>
        <table:table-row table:style-name="Table4.8">
          <table:table-cell table:style-name="Table4.A8" office:value-type="string">
            <text:p text:style-name="P137">2.2</text:p>
          </table:table-cell>
          <table:table-cell table:style-name="Table4.A8" office:value-type="string">
            <text:p text:style-name="P136">2016-05-21</text:p>
          </table:table-cell>
          <table:table-cell table:style-name="Table4.C8" office:value-type="string">
            <text:p text:style-name="P136">2016-05-21</text:p>
          </table:table-cell>
          <table:table-cell table:style-name="Table4.C8" office:value-type="string">
            <text:p text:style-name="P136">2</text:p>
          </table:table-cell>
          <table:table-cell table:style-name="Table4.C8" office:value-type="string">
            <text:p text:style-name="P146">2</text:p>
          </table:table-cell>
          <table:table-cell table:style-name="Table4.A8" office:value-type="string">
            <text:p text:style-name="P136">Mise en place d'environnement</text:p>
          </table:table-cell>
          <table:table-cell table:style-name="Table4.G8" office:value-type="string">
            <text:p text:style-name="P136">Fichiers de projet, configuration git, librairie tierce partie pour communication Sqlite, etc.</text:p>
          </table:table-cell>
        </table:table-row>
        <table:table-row table:style-name="Table4.9">
          <table:table-cell table:style-name="Table4.A9" office:value-type="string">
            <text:p text:style-name="P160">2.<text:span text:style-name="T55">3</text:span></text:p>
          </table:table-cell>
          <table:table-cell table:style-name="Table4.A9" office:value-type="string">
            <text:p text:style-name="P154">2016-05-27</text:p>
          </table:table-cell>
          <table:table-cell table:style-name="Table4.C9" office:value-type="string">
            <text:p text:style-name="P154">2016-05-27</text:p>
          </table:table-cell>
          <table:table-cell table:style-name="Table4.C9" office:value-type="string">
            <text:p text:style-name="P154">1</text:p>
          </table:table-cell>
          <table:table-cell table:style-name="Table4.C9" office:value-type="string">
            <text:p text:style-name="P169">1</text:p>
          </table:table-cell>
          <table:table-cell table:style-name="Table4.A9" office:value-type="string">
            <text:p text:style-name="P158">Rencontre – professeur superviseur</text:p>
          </table:table-cell>
          <table:table-cell table:style-name="Table4.G9" office:value-type="string">
            <text:p text:style-name="P167"/>
          </table:table-cell>
        </table:table-row>
        <table:table-row table:style-name="Table4.10">
          <table:table-cell table:style-name="Table4.A10" office:value-type="string">
            <text:p text:style-name="P145">3.</text:p>
          </table:table-cell>
          <table:table-cell table:style-name="Table4.B10" office:value-type="string">
            <text:p text:style-name="P138">2016-05-21</text:p>
          </table:table-cell>
          <table:table-cell table:style-name="Table4.C10" office:value-type="string">
            <text:p text:style-name="P140">2016-0<text:span text:style-name="T55">5-31</text:span></text:p>
          </table:table-cell>
          <table:table-cell table:style-name="Table4.C10" office:value-type="string">
            <text:p text:style-name="P141">15</text:p>
          </table:table-cell>
          <table:table-cell table:style-name="Table4.C10" office:value-type="string">
            <text:p text:style-name="P146">0</text:p>
          </table:table-cell>
          <table:table-cell table:style-name="Table4.B10" office:value-type="string">
            <text:p text:style-name="P142">Itération 1</text:p>
          </table:table-cell>
          <table:table-cell table:style-name="Table4.G10" office:value-type="string">
            <text:p text:style-name="P135"/>
          </table:table-cell>
        </table:table-row>
        <table:table-row table:style-name="Table4.11">
          <table:table-cell table:style-name="Table4.A11" office:value-type="string">
            <text:p text:style-name="P161">3.1</text:p>
          </table:table-cell>
          <table:table-cell table:style-name="Table4.B11" office:value-type="string">
            <text:p text:style-name="P158"/>
          </table:table-cell>
          <table:table-cell table:style-name="Table4.C11" office:value-type="string">
            <text:p text:style-name="P158"/>
          </table:table-cell>
          <table:table-cell table:style-name="Table4.D11" office:value-type="string">
            <text:p text:style-name="P162">7</text:p>
          </table:table-cell>
          <table:table-cell table:style-name="Table4.E11" office:value-type="string">
            <text:p text:style-name="P169">0</text:p>
          </table:table-cell>
          <table:table-cell table:style-name="Table4.F11" office:value-type="string">
            <text:p text:style-name="P163">Analyse</text:p>
          </table:table-cell>
          <table:table-cell table:style-name="Table4.G11" office:value-type="string">
            <text:p text:style-name="P161">Spécification des exigences</text:p>
          </table:table-cell>
        </table:table-row>
        <table:table-row table:style-name="Table4.12">
          <table:table-cell table:style-name="Table4.A12" office:value-type="string">
            <text:p text:style-name="P161">3.2</text:p>
          </table:table-cell>
          <table:table-cell table:style-name="Table4.B12" office:value-type="string">
            <text:p text:style-name="P158"/>
          </table:table-cell>
          <table:table-cell table:style-name="Table4.C12" office:value-type="string">
            <text:p text:style-name="P158"/>
          </table:table-cell>
          <table:table-cell table:style-name="Table4.D12" office:value-type="string">
            <text:p text:style-name="P162">6</text:p>
          </table:table-cell>
          <table:table-cell table:style-name="Table4.E12" office:value-type="string">
            <text:p text:style-name="P169">0</text:p>
          </table:table-cell>
          <table:table-cell table:style-name="Table4.F12" office:value-type="string">
            <text:p text:style-name="P163">Conception</text:p>
          </table:table-cell>
          <table:table-cell table:style-name="Table4.G12" office:value-type="string">
            <text:p text:style-name="P161">Description de conception</text:p>
          </table:table-cell>
        </table:table-row>
        <table:table-row table:style-name="Table4.13">
          <table:table-cell table:style-name="Table4.A29" office:value-type="string">
            <text:p text:style-name="P161">3.3</text:p>
          </table:table-cell>
          <table:table-cell table:style-name="Table4.B29" office:value-type="string">
            <text:p text:style-name="P158"/>
          </table:table-cell>
          <table:table-cell table:style-name="Table4.C29" office:value-type="string">
            <text:p text:style-name="P158"/>
          </table:table-cell>
          <table:table-cell table:style-name="Table4.D29" office:value-type="string">
            <text:p text:style-name="P162">1</text:p>
          </table:table-cell>
          <table:table-cell table:style-name="Table4.E13" office:value-type="string">
            <text:p text:style-name="P169">0</text:p>
          </table:table-cell>
          <table:table-cell table:style-name="Table4.F13" office:value-type="string">
            <text:p text:style-name="P164">Implémentation</text:p>
          </table:table-cell>
          <table:table-cell table:style-name="Table4.G13" office:value-type="string">
            <text:p text:style-name="P161">Tests unitaires et code</text:p>
          </table:table-cell>
        </table:table-row>
        <table:table-row table:style-name="Table4.14">
          <table:table-cell table:style-name="Table4.A29" office:value-type="string">
            <text:p text:style-name="P161">3.4</text:p>
          </table:table-cell>
          <table:table-cell table:style-name="Table4.B29" office:value-type="string">
            <text:p text:style-name="P158"/>
          </table:table-cell>
          <table:table-cell table:style-name="Table4.C29" office:value-type="string">
            <text:p text:style-name="P158"/>
          </table:table-cell>
          <table:table-cell table:style-name="Table4.D29" office:value-type="string">
            <text:p text:style-name="P162">1</text:p>
          </table:table-cell>
          <table:table-cell table:style-name="Table4.E14" office:value-type="string">
            <text:p text:style-name="P169">0</text:p>
          </table:table-cell>
          <table:table-cell table:style-name="Table4.F14" office:value-type="string">
            <text:p text:style-name="P164">Tests</text:p>
          </table:table-cell>
          <table:table-cell table:style-name="Table4.G14" office:value-type="string">
            <text:p text:style-name="P161">Plans de tests</text:p>
          </table:table-cell>
        </table:table-row>
        <table:table-row table:style-name="Table4.15">
          <table:table-cell table:style-name="Table4.A29" office:value-type="string">
            <text:p text:style-name="P161">3.5</text:p>
          </table:table-cell>
          <table:table-cell table:style-name="Table4.B29" office:value-type="string">
            <text:p text:style-name="P158"/>
          </table:table-cell>
          <table:table-cell table:style-name="Table4.C29" office:value-type="string">
            <text:p text:style-name="P158"/>
          </table:table-cell>
          <table:table-cell table:style-name="Table4.D29" office:value-type="string">
            <text:p text:style-name="P162">0</text:p>
          </table:table-cell>
          <table:table-cell table:style-name="Table4.E15" office:value-type="string">
            <text:p text:style-name="P169">0</text:p>
          </table:table-cell>
          <table:table-cell table:style-name="Table4.F15" office:value-type="string">
            <text:p text:style-name="P142">Documentation</text:p>
          </table:table-cell>
          <table:table-cell table:style-name="Table4.G15" office:value-type="string">
            <text:p text:style-name="P161">Documentation</text:p>
          </table:table-cell>
        </table:table-row>
        <table:table-row table:style-name="Table4.16">
          <table:table-cell table:style-name="Table4.A2" office:value-type="string">
            <text:p text:style-name="P145"><text:span text:style-name="T55">4</text:span>.</text:p>
          </table:table-cell>
          <table:table-cell table:style-name="Table4.B2" office:value-type="string">
            <text:p text:style-name="P138">2016-0<text:span text:style-name="T55">6-01</text:span></text:p>
          </table:table-cell>
          <table:table-cell table:style-name="Table4.C2" office:value-type="string">
            <text:p text:style-name="P140">2016-06-<text:span text:style-name="T55">07</text:span></text:p>
          </table:table-cell>
          <table:table-cell table:style-name="Table4.C2" office:value-type="string">
            <text:p text:style-name="P141">15</text:p>
          </table:table-cell>
          <table:table-cell table:style-name="Table4.C2" office:value-type="string">
            <text:p text:style-name="P146">3</text:p>
          </table:table-cell>
          <table:table-cell table:style-name="Table4.B2" office:value-type="string">
            <text:p text:style-name="P142">Itération <text:span text:style-name="T55">2</text:span></text:p>
          </table:table-cell>
          <table:table-cell table:style-name="Table4.G2" office:value-type="string">
            <text:p text:style-name="P135"/>
          </table:table-cell>
        </table:table-row>
        <table:table-row table:style-name="Table4.17">
          <table:table-cell table:style-name="Table4.A29" office:value-type="string">
            <text:p text:style-name="P161">4.1</text:p>
          </table:table-cell>
          <table:table-cell table:style-name="Table4.B29" office:value-type="string">
            <text:p text:style-name="P158"/>
          </table:table-cell>
          <table:table-cell table:style-name="Table4.C29" office:value-type="string">
            <text:p text:style-name="P158"/>
          </table:table-cell>
          <table:table-cell table:style-name="Table4.D29" office:value-type="string">
            <text:p text:style-name="P162">4</text:p>
          </table:table-cell>
          <table:table-cell table:style-name="Table4.E17" office:value-type="string">
            <text:p text:style-name="P169">3</text:p>
          </table:table-cell>
          <table:table-cell table:style-name="Table4.F17" office:value-type="string">
            <text:p text:style-name="P163">Analyse</text:p>
          </table:table-cell>
          <table:table-cell table:style-name="Table4.G17" office:value-type="string">
            <text:p text:style-name="P161">Spécification des exigences</text:p>
          </table:table-cell>
        </table:table-row>
        <table:table-row table:style-name="Table4.18">
          <table:table-cell table:style-name="Table4.A29" office:value-type="string">
            <text:p text:style-name="P161">4.2</text:p>
          </table:table-cell>
          <table:table-cell table:style-name="Table4.B29" office:value-type="string">
            <text:p text:style-name="P158"/>
          </table:table-cell>
          <table:table-cell table:style-name="Table4.C29" office:value-type="string">
            <text:p text:style-name="P158"/>
          </table:table-cell>
          <table:table-cell table:style-name="Table4.D29" office:value-type="string">
            <text:p text:style-name="P162">6</text:p>
          </table:table-cell>
          <table:table-cell table:style-name="Table4.E18" office:value-type="string">
            <text:p text:style-name="P169">0</text:p>
          </table:table-cell>
          <table:table-cell table:style-name="Table4.F18" office:value-type="string">
            <text:p text:style-name="P163">Conception</text:p>
          </table:table-cell>
          <table:table-cell table:style-name="Table4.G18" office:value-type="string">
            <text:p text:style-name="P161">Description de conception</text:p>
          </table:table-cell>
        </table:table-row>
        <table:table-row table:style-name="Table4.19">
          <table:table-cell table:style-name="Table4.A29" office:value-type="string">
            <text:p text:style-name="P161">4.3</text:p>
          </table:table-cell>
          <table:table-cell table:style-name="Table4.B29" office:value-type="string">
            <text:p text:style-name="P158"/>
          </table:table-cell>
          <table:table-cell table:style-name="Table4.C29" office:value-type="string">
            <text:p text:style-name="P158"/>
          </table:table-cell>
          <table:table-cell table:style-name="Table4.D29" office:value-type="string">
            <text:p text:style-name="P162">3</text:p>
          </table:table-cell>
          <table:table-cell table:style-name="Table4.E19" office:value-type="string">
            <text:p text:style-name="P169">0</text:p>
          </table:table-cell>
          <table:table-cell table:style-name="Table4.F19" office:value-type="string">
            <text:p text:style-name="P164">Implémentation</text:p>
          </table:table-cell>
          <table:table-cell table:style-name="Table4.G19" office:value-type="string">
            <text:p text:style-name="P161">Tests unitaires et code</text:p>
          </table:table-cell>
        </table:table-row>
        <table:table-row table:style-name="Table4.20">
          <table:table-cell table:style-name="Table4.A29" office:value-type="string">
            <text:p text:style-name="P161">4.4</text:p>
          </table:table-cell>
          <table:table-cell table:style-name="Table4.B29" office:value-type="string">
            <text:p text:style-name="P158"/>
          </table:table-cell>
          <table:table-cell table:style-name="Table4.C29" office:value-type="string">
            <text:p text:style-name="P158"/>
          </table:table-cell>
          <table:table-cell table:style-name="Table4.D29" office:value-type="string">
            <text:p text:style-name="P162">1</text:p>
          </table:table-cell>
          <table:table-cell table:style-name="Table4.E20" office:value-type="string">
            <text:p text:style-name="P169">0</text:p>
          </table:table-cell>
          <table:table-cell table:style-name="Table4.F20" office:value-type="string">
            <text:p text:style-name="P164">Tests</text:p>
          </table:table-cell>
          <table:table-cell table:style-name="Table4.G20" office:value-type="string">
            <text:p text:style-name="P161">Plans de tests</text:p>
          </table:table-cell>
        </table:table-row>
        <table:table-row table:style-name="Table4.21">
          <table:table-cell table:style-name="Table4.A29" office:value-type="string">
            <text:p text:style-name="P161">4.5</text:p>
          </table:table-cell>
          <table:table-cell table:style-name="Table4.B29" office:value-type="string">
            <text:p text:style-name="P158"/>
          </table:table-cell>
          <table:table-cell table:style-name="Table4.C29" office:value-type="string">
            <text:p text:style-name="P158"/>
          </table:table-cell>
          <table:table-cell table:style-name="Table4.D29" office:value-type="string">
            <text:p text:style-name="P162">1</text:p>
          </table:table-cell>
          <table:table-cell table:style-name="Table4.E21" office:value-type="string">
            <text:p text:style-name="P169">0</text:p>
          </table:table-cell>
          <table:table-cell table:style-name="Table4.F21" office:value-type="string">
            <text:p text:style-name="P142">Documentation</text:p>
          </table:table-cell>
          <table:table-cell table:style-name="Table4.G21" office:value-type="string">
            <text:p text:style-name="P161">Documentation</text:p>
          </table:table-cell>
        </table:table-row>
        <table:table-row table:style-name="Table4.22">
          <table:table-cell table:style-name="Table4.A10" office:value-type="string">
            <text:p text:style-name="P137">5.</text:p>
          </table:table-cell>
          <table:table-cell table:style-name="Table4.B10" office:value-type="string">
            <text:p text:style-name="P138">2016-0<text:span text:style-name="T55">6-08</text:span></text:p>
          </table:table-cell>
          <table:table-cell table:style-name="Table4.C10" office:value-type="string">
            <text:p text:style-name="P140">2016-06-<text:span text:style-name="T55">14</text:span></text:p>
          </table:table-cell>
          <table:table-cell table:style-name="Table4.C10" office:value-type="string">
            <text:p text:style-name="P141">15</text:p>
          </table:table-cell>
          <table:table-cell table:style-name="Table4.C10" office:value-type="string">
            <text:p text:style-name="P146">28</text:p>
          </table:table-cell>
          <table:table-cell table:style-name="Table4.B10" office:value-type="string">
            <text:p text:style-name="P142">Itération <text:span text:style-name="T55">3</text:span></text:p>
          </table:table-cell>
          <table:table-cell table:style-name="Table4.G10" office:value-type="string">
            <text:p text:style-name="P135"/>
          </table:table-cell>
        </table:table-row>
        <table:table-row table:style-name="Table4.23">
          <table:table-cell table:style-name="Table4.A29" office:value-type="string">
            <text:p text:style-name="P161">5.1</text:p>
          </table:table-cell>
          <table:table-cell table:style-name="Table4.B29" office:value-type="string">
            <text:p text:style-name="P158"/>
          </table:table-cell>
          <table:table-cell table:style-name="Table4.C29" office:value-type="string">
            <text:p text:style-name="P158"/>
          </table:table-cell>
          <table:table-cell table:style-name="Table4.D29" office:value-type="string">
            <text:p text:style-name="P162">1</text:p>
          </table:table-cell>
          <table:table-cell table:style-name="Table4.E23" office:value-type="string">
            <text:p text:style-name="P169">2</text:p>
          </table:table-cell>
          <table:table-cell table:style-name="Table4.F23" office:value-type="string">
            <text:p text:style-name="P163">Analyse</text:p>
          </table:table-cell>
          <table:table-cell table:style-name="Table4.G23" office:value-type="string">
            <text:p text:style-name="P161">Spécification des exigences</text:p>
          </table:table-cell>
        </table:table-row>
        <text:soft-page-break/>
        <table:table-row table:style-name="Table4.24">
          <table:table-cell table:style-name="Table4.A29" office:value-type="string">
            <text:p text:style-name="P161">5.2</text:p>
          </table:table-cell>
          <table:table-cell table:style-name="Table4.B29" office:value-type="string">
            <text:p text:style-name="P158"/>
          </table:table-cell>
          <table:table-cell table:style-name="Table4.C29" office:value-type="string">
            <text:p text:style-name="P158"/>
          </table:table-cell>
          <table:table-cell table:style-name="Table4.D29" office:value-type="string">
            <text:p text:style-name="P162">6</text:p>
          </table:table-cell>
          <table:table-cell table:style-name="Table4.E24" office:value-type="string">
            <text:p text:style-name="P169">21</text:p>
          </table:table-cell>
          <table:table-cell table:style-name="Table4.F24" office:value-type="string">
            <text:p text:style-name="P163">Conception</text:p>
          </table:table-cell>
          <table:table-cell table:style-name="Table4.G24" office:value-type="string">
            <text:p text:style-name="P161">Description de conception</text:p>
          </table:table-cell>
        </table:table-row>
        <table:table-row table:style-name="Table4.25">
          <table:table-cell table:style-name="Table4.A29" office:value-type="string">
            <text:p text:style-name="P161">5.3</text:p>
          </table:table-cell>
          <table:table-cell table:style-name="Table4.B29" office:value-type="string">
            <text:p text:style-name="P158"/>
          </table:table-cell>
          <table:table-cell table:style-name="Table4.C29" office:value-type="string">
            <text:p text:style-name="P158"/>
          </table:table-cell>
          <table:table-cell table:style-name="Table4.D29" office:value-type="string">
            <text:p text:style-name="P162">6</text:p>
          </table:table-cell>
          <table:table-cell table:style-name="Table4.E25" office:value-type="string">
            <text:p text:style-name="P169">5</text:p>
          </table:table-cell>
          <table:table-cell table:style-name="Table4.F25" office:value-type="string">
            <text:p text:style-name="P164">Implémentation</text:p>
          </table:table-cell>
          <table:table-cell table:style-name="Table4.G25" office:value-type="string">
            <text:p text:style-name="P161">Tests unitaires et code</text:p>
          </table:table-cell>
        </table:table-row>
        <table:table-row table:style-name="Table4.26">
          <table:table-cell table:style-name="Table4.A29" office:value-type="string">
            <text:p text:style-name="P161">5.4</text:p>
          </table:table-cell>
          <table:table-cell table:style-name="Table4.B29" office:value-type="string">
            <text:p text:style-name="P158"/>
          </table:table-cell>
          <table:table-cell table:style-name="Table4.C29" office:value-type="string">
            <text:p text:style-name="P158"/>
          </table:table-cell>
          <table:table-cell table:style-name="Table4.D29" office:value-type="string">
            <text:p text:style-name="P162">1</text:p>
          </table:table-cell>
          <table:table-cell table:style-name="Table4.E26" office:value-type="string">
            <text:p text:style-name="P169">0</text:p>
          </table:table-cell>
          <table:table-cell table:style-name="Table4.F26" office:value-type="string">
            <text:p text:style-name="P164">Tests</text:p>
          </table:table-cell>
          <table:table-cell table:style-name="Table4.G26" office:value-type="string">
            <text:p text:style-name="P161">Plans de tests</text:p>
          </table:table-cell>
        </table:table-row>
        <table:table-row table:style-name="Table4.27">
          <table:table-cell table:style-name="Table4.A29" office:value-type="string">
            <text:p text:style-name="P161">5.5</text:p>
          </table:table-cell>
          <table:table-cell table:style-name="Table4.B29" office:value-type="string">
            <text:p text:style-name="P158"/>
          </table:table-cell>
          <table:table-cell table:style-name="Table4.C29" office:value-type="string">
            <text:p text:style-name="P158"/>
          </table:table-cell>
          <table:table-cell table:style-name="Table4.D29" office:value-type="string">
            <text:p text:style-name="P162">1</text:p>
          </table:table-cell>
          <table:table-cell table:style-name="Table4.E27" office:value-type="string">
            <text:p text:style-name="P169">0</text:p>
          </table:table-cell>
          <table:table-cell table:style-name="Table4.F27" office:value-type="string">
            <text:p text:style-name="P142">Documentation</text:p>
          </table:table-cell>
          <table:table-cell table:style-name="Table4.G27" office:value-type="string">
            <text:p text:style-name="P161">Documentation</text:p>
          </table:table-cell>
        </table:table-row>
        <table:table-row table:style-name="Table4.28">
          <table:table-cell table:style-name="Table4.A10" office:value-type="string">
            <text:p text:style-name="P137">6.</text:p>
          </table:table-cell>
          <table:table-cell table:style-name="Table4.B10" office:value-type="string">
            <text:p text:style-name="P138">2016-0<text:span text:style-name="T55">6-15</text:span></text:p>
          </table:table-cell>
          <table:table-cell table:style-name="Table4.C10" office:value-type="string">
            <text:p text:style-name="P140">2016-06-<text:span text:style-name="T55">27</text:span></text:p>
          </table:table-cell>
          <table:table-cell table:style-name="Table4.C10" office:value-type="string">
            <text:p text:style-name="P141">15</text:p>
          </table:table-cell>
          <table:table-cell table:style-name="Table4.C10" office:value-type="string">
            <text:p text:style-name="P146">10</text:p>
          </table:table-cell>
          <table:table-cell table:style-name="Table4.B10" office:value-type="string">
            <text:p text:style-name="P142">Itération <text:span text:style-name="T55">4</text:span></text:p>
          </table:table-cell>
          <table:table-cell table:style-name="Table4.G10" office:value-type="string">
            <text:p text:style-name="P135"/>
          </table:table-cell>
        </table:table-row>
        <table:table-row table:style-name="Table4.29">
          <table:table-cell table:style-name="Table4.A29" office:value-type="string">
            <text:p text:style-name="P161">6.1</text:p>
          </table:table-cell>
          <table:table-cell table:style-name="Table4.B29" office:value-type="string">
            <text:p text:style-name="P158"/>
          </table:table-cell>
          <table:table-cell table:style-name="Table4.C29" office:value-type="string">
            <text:p text:style-name="P158"/>
          </table:table-cell>
          <table:table-cell table:style-name="Table4.D29" office:value-type="string">
            <text:p text:style-name="P162">1</text:p>
          </table:table-cell>
          <table:table-cell table:style-name="Table4.E29" office:value-type="string">
            <text:p text:style-name="P162"/>
          </table:table-cell>
          <table:table-cell table:style-name="Table4.F29" office:value-type="string">
            <text:p text:style-name="P163">Analyse</text:p>
          </table:table-cell>
          <table:table-cell table:style-name="Table4.G29" office:value-type="string">
            <text:p text:style-name="P161">Spécification des exigences</text:p>
          </table:table-cell>
        </table:table-row>
        <table:table-row table:style-name="Table4.30">
          <table:table-cell table:style-name="Table4.A32" office:value-type="string">
            <text:p text:style-name="P161">6.2</text:p>
          </table:table-cell>
          <table:table-cell table:style-name="Table4.B32" office:value-type="string">
            <text:p text:style-name="P158"/>
          </table:table-cell>
          <table:table-cell table:style-name="Table4.C32" office:value-type="string">
            <text:p text:style-name="P158"/>
          </table:table-cell>
          <table:table-cell table:style-name="Table4.D32" office:value-type="string">
            <text:p text:style-name="P169">6</text:p>
          </table:table-cell>
          <table:table-cell table:style-name="Table4.E30" office:value-type="string">
            <text:p text:style-name="P169">3</text:p>
          </table:table-cell>
          <table:table-cell table:style-name="Table4.F30" office:value-type="string">
            <text:p text:style-name="P163">Conception</text:p>
          </table:table-cell>
          <table:table-cell table:style-name="Table4.G30" office:value-type="string">
            <text:p text:style-name="P161">Description de conception</text:p>
          </table:table-cell>
        </table:table-row>
        <table:table-row table:style-name="Table4.31">
          <table:table-cell table:style-name="Table4.A32" office:value-type="string">
            <text:p text:style-name="P161">6.3</text:p>
          </table:table-cell>
          <table:table-cell table:style-name="Table4.B32" office:value-type="string">
            <text:p text:style-name="P158"/>
          </table:table-cell>
          <table:table-cell table:style-name="Table4.C32" office:value-type="string">
            <text:p text:style-name="P158"/>
          </table:table-cell>
          <table:table-cell table:style-name="Table4.D32" office:value-type="string">
            <text:p text:style-name="P162">7</text:p>
          </table:table-cell>
          <table:table-cell table:style-name="Table4.E31" office:value-type="string">
            <text:p text:style-name="P169">7</text:p>
          </table:table-cell>
          <table:table-cell table:style-name="Table4.F31" office:value-type="string">
            <text:p text:style-name="P164">Implémentation</text:p>
          </table:table-cell>
          <table:table-cell table:style-name="Table4.G31" office:value-type="string">
            <text:p text:style-name="P161">Tests unitaires et code</text:p>
          </table:table-cell>
        </table:table-row>
        <table:table-row table:style-name="Table4.32">
          <table:table-cell table:style-name="Table4.A32" office:value-type="string">
            <text:p text:style-name="P161">6.4</text:p>
          </table:table-cell>
          <table:table-cell table:style-name="Table4.B32" office:value-type="string">
            <text:p text:style-name="P158"/>
          </table:table-cell>
          <table:table-cell table:style-name="Table4.C32" office:value-type="string">
            <text:p text:style-name="P158"/>
          </table:table-cell>
          <table:table-cell table:style-name="Table4.D32" office:value-type="string">
            <text:p text:style-name="P162">1</text:p>
          </table:table-cell>
          <table:table-cell table:style-name="Table4.E32" office:value-type="string">
            <text:p text:style-name="P162"/>
          </table:table-cell>
          <table:table-cell table:style-name="Table4.F32" office:value-type="string">
            <text:p text:style-name="P164">Tests</text:p>
          </table:table-cell>
          <table:table-cell table:style-name="Table4.G32" office:value-type="string">
            <text:p text:style-name="P161">Plans de tests</text:p>
          </table:table-cell>
        </table:table-row>
        <table:table-row table:style-name="Table4.33">
          <table:table-cell table:style-name="Table4.A33" office:value-type="string">
            <text:p text:style-name="P161">6.5</text:p>
          </table:table-cell>
          <table:table-cell table:style-name="Table4.B33" office:value-type="string">
            <text:p text:style-name="P158"/>
          </table:table-cell>
          <table:table-cell table:style-name="Table4.C33" office:value-type="string">
            <text:p text:style-name="P171"/>
          </table:table-cell>
          <table:table-cell table:style-name="Table4.D33" office:value-type="string">
            <text:p text:style-name="P172">0</text:p>
          </table:table-cell>
          <table:table-cell table:style-name="Table4.E33" office:value-type="string">
            <text:p text:style-name="P173"/>
          </table:table-cell>
          <table:table-cell table:style-name="Table4.F33" office:value-type="string">
            <text:p text:style-name="P152">Documentation</text:p>
          </table:table-cell>
          <table:table-cell table:style-name="Table4.G33" office:value-type="string">
            <text:p text:style-name="P170">Documentation</text:p>
          </table:table-cell>
        </table:table-row>
        <table:table-row table:style-name="Table4.34">
          <table:table-cell table:style-name="Table4.A10" office:value-type="string">
            <text:p text:style-name="P137">7.</text:p>
          </table:table-cell>
          <table:table-cell table:style-name="Table4.B10" office:value-type="string">
            <text:p text:style-name="P138">2016-0<text:span text:style-name="T62">6</text:span>-2<text:span text:style-name="T63">4</text:span></text:p>
          </table:table-cell>
          <table:table-cell table:style-name="Table4.C10" office:value-type="string">
            <text:p text:style-name="P142">?</text:p>
          </table:table-cell>
          <table:table-cell table:style-name="Table4.C10" office:value-type="string">
            <text:p text:style-name="P143">5</text:p>
          </table:table-cell>
          <table:table-cell table:style-name="Table4.C10" office:value-type="string">
            <text:p text:style-name="P146">3</text:p>
          </table:table-cell>
          <table:table-cell table:style-name="Table4.B10" office:value-type="string">
            <text:p text:style-name="P144">Rapport d'étape <text:span text:style-name="T62">et rencontre</text:span></text:p>
          </table:table-cell>
          <table:table-cell table:style-name="Table4.G10" office:value-type="string">
            <text:p text:style-name="P135"/>
          </table:table-cell>
        </table:table-row>
        <table:table-row table:style-name="Table4.35">
          <table:table-cell table:style-name="Table4.A35" office:value-type="string">
            <text:p text:style-name="P161">7.1</text:p>
          </table:table-cell>
          <table:table-cell table:style-name="Table4.B35" office:value-type="string">
            <text:p text:style-name="P165">2016-0<text:span text:style-name="T62">6</text:span>-24</text:p>
          </table:table-cell>
          <table:table-cell table:style-name="Table4.C35" office:value-type="string">
            <text:p text:style-name="P165">2016-0<text:span text:style-name="T62">6</text:span>-24</text:p>
          </table:table-cell>
          <table:table-cell table:style-name="Table4.D35" office:value-type="string">
            <text:p text:style-name="P166">4</text:p>
          </table:table-cell>
          <table:table-cell table:style-name="Table4.E35" office:value-type="string">
            <text:p text:style-name="P169">3</text:p>
          </table:table-cell>
          <table:table-cell table:style-name="Table4.F35" office:value-type="string">
            <text:p text:style-name="P167">Remise du rapport d’étape</text:p>
          </table:table-cell>
          <table:table-cell table:style-name="Table4.G35" office:value-type="string">
            <text:p text:style-name="P167">Rapport d’étape</text:p>
          </table:table-cell>
        </table:table-row>
        <table:table-row table:style-name="Table4.36">
          <table:table-cell table:style-name="Table4.A36" office:value-type="string">
            <text:p text:style-name="P161">7.2</text:p>
          </table:table-cell>
          <table:table-cell table:style-name="Table4.B36" office:value-type="string">
            <text:p text:style-name="P158">?</text:p>
          </table:table-cell>
          <table:table-cell table:style-name="Table4.C36" office:value-type="string">
            <text:p text:style-name="P158">?</text:p>
          </table:table-cell>
          <table:table-cell table:style-name="Table4.D36" office:value-type="string">
            <text:p text:style-name="P163">1</text:p>
          </table:table-cell>
          <table:table-cell table:style-name="Table4.E36" office:value-type="string">
            <text:p text:style-name="P163"/>
          </table:table-cell>
          <table:table-cell table:style-name="Table4.F36" office:value-type="string">
            <text:p text:style-name="P158">Rencontre – professeur superviseur</text:p>
          </table:table-cell>
          <table:table-cell table:style-name="Table4.G36" office:value-type="string">
            <text:p text:style-name="P158"/>
          </table:table-cell>
        </table:table-row>
        <table:table-row table:style-name="Table4.37">
          <table:table-cell table:style-name="Table4.A10" office:value-type="string">
            <text:p text:style-name="P147">8.</text:p>
          </table:table-cell>
          <table:table-cell table:style-name="Table4.B10" office:value-type="string">
            <text:p text:style-name="P148">2016-0<text:span text:style-name="T55">6-28</text:span></text:p>
          </table:table-cell>
          <table:table-cell table:style-name="Table4.C10" office:value-type="string">
            <text:p text:style-name="P149">2016-0<text:span text:style-name="T55">7-04</text:span></text:p>
          </table:table-cell>
          <table:table-cell table:style-name="Table4.C10" office:value-type="string">
            <text:p text:style-name="P150">60</text:p>
          </table:table-cell>
          <table:table-cell table:style-name="Table4.C10" office:value-type="string">
            <text:p text:style-name="P151"/>
          </table:table-cell>
          <table:table-cell table:style-name="Table4.B10" office:value-type="string">
            <text:p text:style-name="P152">Itération <text:span text:style-name="T64">finale</text:span></text:p>
          </table:table-cell>
          <table:table-cell table:style-name="Table4.G10" office:value-type="string">
            <text:p text:style-name="P153"/>
          </table:table-cell>
        </table:table-row>
        <table:table-row table:style-name="Table4.38">
          <table:table-cell table:style-name="Table4.A42" office:value-type="string">
            <text:p text:style-name="P170">8.1</text:p>
          </table:table-cell>
          <table:table-cell table:style-name="Table4.B42" office:value-type="string">
            <text:p text:style-name="P171"/>
          </table:table-cell>
          <table:table-cell table:style-name="Table4.C42" office:value-type="string">
            <text:p text:style-name="P171"/>
          </table:table-cell>
          <table:table-cell table:style-name="Table4.D42" office:value-type="string">
            <text:p text:style-name="P172">0</text:p>
          </table:table-cell>
          <table:table-cell table:style-name="Table4.E38" office:value-type="string">
            <text:p text:style-name="P173"/>
          </table:table-cell>
          <table:table-cell table:style-name="Table4.F38" office:value-type="string">
            <text:p text:style-name="P174">Analyse</text:p>
          </table:table-cell>
          <table:table-cell table:style-name="Table4.G38" office:value-type="string">
            <text:p text:style-name="P170">Spécification des exigences</text:p>
          </table:table-cell>
        </table:table-row>
        <table:table-row table:style-name="Table4.39">
          <table:table-cell table:style-name="Table4.A42" office:value-type="string">
            <text:p text:style-name="P170">8.2</text:p>
          </table:table-cell>
          <table:table-cell table:style-name="Table4.B42" office:value-type="string">
            <text:p text:style-name="P171"/>
          </table:table-cell>
          <table:table-cell table:style-name="Table4.C42" office:value-type="string">
            <text:p text:style-name="P171"/>
          </table:table-cell>
          <table:table-cell table:style-name="Table4.D42" office:value-type="string">
            <text:p text:style-name="P172">35</text:p>
          </table:table-cell>
          <table:table-cell table:style-name="Table4.E39" office:value-type="string">
            <text:p text:style-name="P173"/>
          </table:table-cell>
          <table:table-cell table:style-name="Table4.F39" office:value-type="string">
            <text:p text:style-name="P174">Conception</text:p>
          </table:table-cell>
          <table:table-cell table:style-name="Table4.G39" office:value-type="string">
            <text:p text:style-name="P170">Description de conception</text:p>
          </table:table-cell>
        </table:table-row>
        <table:table-row table:style-name="Table4.40">
          <table:table-cell table:style-name="Table4.A42" office:value-type="string">
            <text:p text:style-name="P170">8.3</text:p>
          </table:table-cell>
          <table:table-cell table:style-name="Table4.B42" office:value-type="string">
            <text:p text:style-name="P171"/>
          </table:table-cell>
          <table:table-cell table:style-name="Table4.C42" office:value-type="string">
            <text:p text:style-name="P171"/>
          </table:table-cell>
          <table:table-cell table:style-name="Table4.D42" office:value-type="string">
            <text:p text:style-name="P172">15</text:p>
          </table:table-cell>
          <table:table-cell table:style-name="Table4.E40" office:value-type="string">
            <text:p text:style-name="P173"/>
          </table:table-cell>
          <table:table-cell table:style-name="Table4.F40" office:value-type="string">
            <text:p text:style-name="P175">Implémentation</text:p>
          </table:table-cell>
          <table:table-cell table:style-name="Table4.G40" office:value-type="string">
            <text:p text:style-name="P170">Tests unitaires et code</text:p>
          </table:table-cell>
        </table:table-row>
        <table:table-row table:style-name="Table4.41">
          <table:table-cell table:style-name="Table4.A42" office:value-type="string">
            <text:p text:style-name="P170">8.4</text:p>
          </table:table-cell>
          <table:table-cell table:style-name="Table4.B42" office:value-type="string">
            <text:p text:style-name="P171"/>
          </table:table-cell>
          <table:table-cell table:style-name="Table4.C42" office:value-type="string">
            <text:p text:style-name="P171"/>
          </table:table-cell>
          <table:table-cell table:style-name="Table4.D42" office:value-type="string">
            <text:p text:style-name="P172">10</text:p>
          </table:table-cell>
          <table:table-cell table:style-name="Table4.E41" office:value-type="string">
            <text:p text:style-name="P173"/>
          </table:table-cell>
          <table:table-cell table:style-name="Table4.F41" office:value-type="string">
            <text:p text:style-name="P175">Tests</text:p>
          </table:table-cell>
          <table:table-cell table:style-name="Table4.G41" office:value-type="string">
            <text:p text:style-name="P170">Plans de tests</text:p>
          </table:table-cell>
        </table:table-row>
        <table:table-row table:style-name="Table4.42">
          <table:table-cell table:style-name="Table4.A42" office:value-type="string">
            <text:p text:style-name="P170">8.5</text:p>
          </table:table-cell>
          <table:table-cell table:style-name="Table4.B42" office:value-type="string">
            <text:p text:style-name="P171"/>
          </table:table-cell>
          <table:table-cell table:style-name="Table4.C42" office:value-type="string">
            <text:p text:style-name="P171"/>
          </table:table-cell>
          <table:table-cell table:style-name="Table4.D42" office:value-type="string">
            <text:p text:style-name="P172">0</text:p>
          </table:table-cell>
          <table:table-cell table:style-name="Table4.E42" office:value-type="string">
            <text:p text:style-name="P173"/>
          </table:table-cell>
          <table:table-cell table:style-name="Table4.F42" office:value-type="string">
            <text:p text:style-name="P152">Documentation</text:p>
          </table:table-cell>
          <table:table-cell table:style-name="Table4.G42" office:value-type="string">
            <text:p text:style-name="P170">Documentation</text:p>
          </table:table-cell>
        </table:table-row>
        <table:table-row table:style-name="Table4.43">
          <table:table-cell table:style-name="Table4.A2" office:value-type="string">
            <text:p text:style-name="P138"><text:span text:style-name="T64">11</text:span>.</text:p>
          </table:table-cell>
          <table:table-cell table:style-name="Table4.B2" office:value-type="string">
            <text:p text:style-name="P138">2016-07-29</text:p>
          </table:table-cell>
          <table:table-cell table:style-name="Table4.C2" office:value-type="string">
            <text:p text:style-name="P138">2016-07-30</text:p>
          </table:table-cell>
          <table:table-cell table:style-name="Table4.C2" office:value-type="string">
            <text:p text:style-name="P141">7</text:p>
          </table:table-cell>
          <table:table-cell table:style-name="Table4.C2" office:value-type="string">
            <text:p text:style-name="P141"/>
          </table:table-cell>
          <table:table-cell table:style-name="Table4.B2" office:value-type="string">
            <text:p text:style-name="P138">Étapes finales</text:p>
          </table:table-cell>
          <table:table-cell table:style-name="Table4.G2" office:value-type="string">
            <text:p text:style-name="P135"/>
          </table:table-cell>
        </table:table-row>
        <table:table-row table:style-name="Table4.44">
          <table:table-cell table:style-name="Table4.A44" office:value-type="string">
            <text:p text:style-name="P159"><text:span text:style-name="T64">11</text:span>.1</text:p>
          </table:table-cell>
          <table:table-cell table:style-name="Table4.B44" office:value-type="string">
            <text:p text:style-name="P159">2016-07-29</text:p>
          </table:table-cell>
          <table:table-cell table:style-name="Table4.C44" office:value-type="string">
            <text:p text:style-name="P159">2016-07-29</text:p>
          </table:table-cell>
          <table:table-cell table:style-name="Table4.D44" office:value-type="string">
            <text:p text:style-name="P159">2</text:p>
          </table:table-cell>
          <table:table-cell table:style-name="Table4.E44" office:value-type="string">
            <text:p text:style-name="P159"/>
          </table:table-cell>
          <table:table-cell table:style-name="Table4.F44" office:value-type="string">
            <text:p text:style-name="P167">Présentation</text:p>
          </table:table-cell>
          <table:table-cell table:style-name="Table4.G44" office:value-type="string">
            <text:p text:style-name="P167">Présentation</text:p>
          </table:table-cell>
        </table:table-row>
        <table:table-row table:style-name="Table4.45">
          <table:table-cell table:style-name="Table4.A45" office:value-type="string">
            <text:p text:style-name="P159"><text:span text:style-name="T64">11</text:span>.2</text:p>
          </table:table-cell>
          <table:table-cell table:style-name="Table4.B45" office:value-type="string">
            <text:p text:style-name="P159">2016-07-30</text:p>
          </table:table-cell>
          <table:table-cell table:style-name="Table4.C45" office:value-type="string">
            <text:p text:style-name="P159">2016-07-30</text:p>
          </table:table-cell>
          <table:table-cell table:style-name="Table4.D45" office:value-type="string">
            <text:p text:style-name="P162">5</text:p>
          </table:table-cell>
          <table:table-cell table:style-name="Table4.E45" office:value-type="string">
            <text:p text:style-name="P162"/>
          </table:table-cell>
          <table:table-cell table:style-name="Table4.F45" office:value-type="string">
            <text:p text:style-name="P167">Remise du travail</text:p>
          </table:table-cell>
          <table:table-cell table:style-name="Table4.G45" office:value-type="string">
            <text:p text:style-name="P167">Rapport <text:span text:style-name="T64">final</text:span></text:p>
          </table:table-cell>
        </table:table-row>
      </table:table>
      <text:p text:style-name="P190"/>
      <text:p text:style-name="P190">* En heures. Estimés provenant de la proposition. Doit totaliser au moins 135 heures par personne.</text:p>
      <text:p text:style-name="P14">** En heures. <text:s/>Efforts réels.</text:p>
      <text:p text:style-name="P14"/>
      <text:h text:style-name="P182" text:outline-level="1"><text:span text:style-name="T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fo:language="fr" fo:country="CA"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text-transform="uppercase"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keep-with-next="always"/>
      <style:text-properties fo:text-transform="uppercase" fo:font-size="12pt" fo:font-weight="bold" style:font-size-asian="12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language="fr" fo:country="CA"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TOC-Titre" style:family="paragraph" style:parent-style-name="Heading_20_2" style:default-outline-level="" style:list-style-name="">
      <style:paragraph-properties fo:margin-left="0cm" fo:margin-right="0cm" fo:text-indent="0cm" style:auto-text-indent="false"/>
    </style:style>
    <style:style style:name="Text_20_body_20_indent" style:display-name="Text body indent" style:family="paragraph" style:parent-style-name="Standard" style:class="text">
      <style:paragraph-properties fo:margin-top="0cm" fo:margin-bottom="0.212cm" loext:contextual-spacing="false"/>
      <style:text-properties fo:language="fr" fo:country="CA"/>
    </style:style>
    <style:style style:name="Doc" style:family="paragraph" style:parent-style-name="Text_20_body_20_indent">
      <style:paragraph-properties fo:margin-left="5.398cm" fo:margin-right="0cm" fo:text-indent="-4.445cm" style:auto-text-indent="false"/>
    </style:style>
    <style:style style:name="Footnote" style:family="paragraph" style:parent-style-name="Standard" style:class="extra">
      <style:text-properties fo:font-size="10pt" style:font-size-asian="10pt" style:font-size-complex="10pt"/>
    </style:style>
    <style:style style:name="TOC-headings" style:family="paragraph" style:parent-style-name="Standard">
      <style:paragraph-properties fo:margin-top="0.106cm" fo:margin-bottom="0.212cm" loext:contextual-spacing="false">
        <style:tab-stops>
          <style:tab-stop style:position="16.51cm" style:type="right"/>
        </style:tab-stops>
      </style:paragraph-properties>
      <style:text-properties style:font-name="Times New Roman" fo:font-family="'Times New Roman'" style:font-family-generic="roman" style:font-pitch="variable" fo:language="en" fo:country="US" fo:font-weight="bold" style:font-weight-asian="bold"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language="en" fo:country="US" fo:font-weight="bold" style:font-size-asian="13pt" style:font-weight-asian="bold" style:font-name-complex="Times New Roman" style:font-family-complex="'Times New Roman'" style:font-family-generic-complex="roman" style:font-pitch-complex="variable" style:font-size-complex="10pt"/>
    </style:style>
    <style:style style:name="Figure_20_text-C" style:display-name="Figure text-C" style:family="paragraph" style:parent-style-name="Standard">
      <style:paragraph-properties fo:margin-top="0.106cm" fo:margin-bottom="0.106cm" loext:contextual-spacing="false" fo:text-align="center" style:justify-single-word="false"/>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font-size-complex="10pt"/>
    </style:style>
    <style:style style:name="Body_20_Text_20_3" style:display-name="Body Text 3" style:family="paragraph" style:parent-style-name="Standard">
      <style:text-properties style:font-name="Times" fo:font-family="Times" style:font-family-generic="roman" style:font-pitch="variable" fo:font-size="12pt" fo:language="en" fo:country="US" fo:font-weight="bold" style:font-size-asian="12pt" style:font-weight-asian="bold" style:font-name-complex="Times" style:font-family-complex="Times" style:font-family-generic-complex="roman" style:font-pitch-complex="variable" style:font-size-complex="10pt"/>
    </style:style>
    <style:style style:name="Endnote" style:family="paragraph" style:parent-style-name="Standard" style:class="extra">
      <style:text-properties style:font-name="Helvetica" fo:font-family="Helvetica" style:font-family-generic="swiss" style:font-pitch="variable" fo:font-size="10pt" fo:language="en" fo:country="US" style:font-size-asian="10pt" style:font-name-complex="Helvetica" style:font-family-complex="Helvetica" style:font-family-generic-complex="swiss" style:font-pitch-complex="variable" style:font-size-complex="10pt"/>
    </style:style>
    <style:style style:name="Title" style:family="paragraph" style:parent-style-name="Standard" style:next-style-name="Subtitle" style:class="chapter">
      <style:paragraph-properties fo:margin-top="0.423cm" fo:margin-bottom="0.423cm" loext:contextual-spacing="false" fo:text-align="center" style:justify-single-word="false" fo:keep-together="always" fo:keep-with-next="always"/>
      <style:text-properties fo:font-variant="small-caps" fo:font-size="12pt" fo:language="fr" fo:country="CA" fo:font-weight="bold" style:letter-kerning="true" style:font-size-asian="12pt" style:font-weight-asian="bold" style:font-name-complex="Arial" style:font-family-complex="Arial" style:font-family-generic-complex="swiss" style:font-pitch-complex="variable" style:font-size-complex="10pt" style:font-weight-complex="bold"/>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 style:font-family-complex="Arial"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Wingdings" style:font-family-complex="Wingdings" style:font-pitch-complex="variable"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Wingdings" style:font-family-complex="Wingdings"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en" fo:country="CA" style:font-size-asian="8pt" style:font-name-complex="Tahoma" style:font-family-complex="Tahoma" style:font-family-generic-complex="swiss" style:font-pitch-complex="variable" style:font-size-complex="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swiss" style:font-pitch="variable" style:font-name-complex="Arial" style:font-family-complex="Arial" style:font-family-generic-complex="swiss" style:font-pitch-complex="variable"/>
    </style:style>
    <style:style style:name="Comment_20_Subject_20_Char" style:display-name="Comment Subject Char" style:family="text" style:parent-style-name="Comment_20_Text_20_Char">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8z0" style:num-suffix="." style:num-format="1">
        <style:list-level-properties text:list-level-position-and-space-mode="label-alignment">
          <style:list-level-label-alignment text:label-followed-by="listtab" text:list-tab-stop-position="0.635cm"/>
        </style:list-level-properties>
      </text:outline-level-style>
      <text:outline-level-style text:level="2" text:style-name="WW8Num8z0" style:num-format="1" text:display-levels="2">
        <style:list-level-properties text:list-level-position-and-space-mode="label-alignment">
          <style:list-level-label-alignment text:label-followed-by="listtab"/>
        </style:list-level-properties>
      </text:outline-level-style>
      <text:outline-level-style text:level="3" text:style-name="WW8Num8z0" style:num-format="1" text:display-levels="3">
        <style:list-level-properties text:list-level-position-and-space-mode="label-alignment">
          <style:list-level-label-alignment text:label-followed-by="listtab"/>
        </style:list-level-properties>
      </text:outline-level-style>
      <text:outline-level-style text:level="4" text:style-name="WW8Num8z0" style:num-format="1" text:display-levels="4">
        <style:list-level-properties text:list-level-position-and-space-mode="label-alignment">
          <style:list-level-label-alignment text:label-followed-by="listtab"/>
        </style:list-level-properties>
      </text:outline-level-style>
      <text:outline-level-style text:level="5" text:style-name="WW8Num8z0" style:num-format="1" text:display-levels="5">
        <style:list-level-properties text:list-level-position-and-space-mode="label-alignment">
          <style:list-level-label-alignment text:label-followed-by="listtab"/>
        </style:list-level-properties>
      </text:outline-level-style>
      <text:outline-level-style text:level="6" text:style-name="WW8Num8z0" style:num-format="1" text:display-levels="6">
        <style:list-level-properties text:list-level-position-and-space-mode="label-alignment">
          <style:list-level-label-alignment text:label-followed-by="listtab"/>
        </style:list-level-properties>
      </text:outline-level-style>
      <text:outline-level-style text:level="7" text:style-name="WW8Num8z0" style:num-format="1" text:display-levels="7">
        <style:list-level-properties text:list-level-position-and-space-mode="label-alignment">
          <style:list-level-label-alignment text:label-followed-by="listtab"/>
        </style:list-level-properties>
      </text:outline-level-style>
      <text:outline-level-style text:level="8" text:style-name="WW8Num8z0" style:num-format="1" text:display-levels="8">
        <style:list-level-properties text:list-level-position-and-space-mode="label-alignment">
          <style:list-level-label-alignment text:label-followed-by="listtab"/>
        </style:list-level-properties>
      </text:outline-level-style>
      <text:outline-level-style text:level="9" text:style-name="WW8Num8z0"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635cm"/>
        </style:list-level-properties>
      </text:list-level-style-number>
      <text:list-level-style-number text:level="2" text:style-name="WW8Num8z0" style:num-format="1" text:display-levels="2">
        <style:list-level-properties text:list-level-position-and-space-mode="label-alignment">
          <style:list-level-label-alignment text:label-followed-by="listtab"/>
        </style:list-level-properties>
      </text:list-level-style-number>
      <text:list-level-style-number text:level="3" text:style-name="WW8Num8z0" style:num-format="1" text:display-levels="3">
        <style:list-level-properties text:list-level-position-and-space-mode="label-alignment">
          <style:list-level-label-alignment text:label-followed-by="listtab"/>
        </style:list-level-properties>
      </text:list-level-style-number>
      <text:list-level-style-number text:level="4" text:style-name="WW8Num8z0" style:num-format="1" text:display-levels="4">
        <style:list-level-properties text:list-level-position-and-space-mode="label-alignment">
          <style:list-level-label-alignment text:label-followed-by="listtab"/>
        </style:list-level-properties>
      </text:list-level-style-number>
      <text:list-level-style-number text:level="5" text:style-name="WW8Num8z0" style:num-format="1" text:display-levels="5">
        <style:list-level-properties text:list-level-position-and-space-mode="label-alignment">
          <style:list-level-label-alignment text:label-followed-by="listtab"/>
        </style:list-level-properties>
      </text:list-level-style-number>
      <text:list-level-style-number text:level="6" text:style-name="WW8Num8z0" style:num-format="1" text:display-levels="6">
        <style:list-level-properties text:list-level-position-and-space-mode="label-alignment">
          <style:list-level-label-alignment text:label-followed-by="listtab"/>
        </style:list-level-properties>
      </text:list-level-style-number>
      <text:list-level-style-number text:level="7" text:style-name="WW8Num8z0" style:num-format="1" text:display-levels="7">
        <style:list-level-properties text:list-level-position-and-space-mode="label-alignment">
          <style:list-level-label-alignment text:label-followed-by="listtab"/>
        </style:list-level-properties>
      </text:list-level-style-number>
      <text:list-level-style-number text:level="8" text:style-name="WW8Num8z0" style:num-format="1" text:display-levels="8">
        <style:list-level-properties text:list-level-position-and-space-mode="label-alignment">
          <style:list-level-label-alignment text:label-followed-by="listtab"/>
        </style:list-level-properties>
      </text:list-level-style-number>
      <text:list-level-style-number text:level="9" text:style-name="WW8Num8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style:list-level-properties>
      </text:list-level-style-number>
      <text:list-level-style-number text:level="2" text:style-name="WW8Num9z1" style:num-format="1" text:display-levels="2">
        <style:list-level-properties text:list-level-position-and-space-mode="label-alignment">
          <style:list-level-label-alignment text:label-followed-by="listtab"/>
        </style:list-level-properties>
      </text:list-level-style-number>
      <text:list-level-style-number text:level="3" text:style-name="WW8Num9z2" style:num-format="1" text:display-levels="3">
        <style:list-level-properties text:list-level-position-and-space-mode="label-alignment">
          <style:list-level-label-alignment text:label-followed-by="listtab"/>
        </style:list-level-properties>
      </text:list-level-style-number>
      <text:list-level-style-number text:level="4" text:style-name="WW8Num9z3" style:num-format="1" text:display-levels="4">
        <style:list-level-properties text:list-level-position-and-space-mode="label-alignment">
          <style:list-level-label-alignment text:label-followed-by="listtab"/>
        </style:list-level-properties>
      </text:list-level-style-number>
      <text:list-level-style-number text:level="5" text:style-name="WW8Num9z4" style:num-format="1" text:display-levels="5">
        <style:list-level-properties text:list-level-position-and-space-mode="label-alignment">
          <style:list-level-label-alignment text:label-followed-by="listtab"/>
        </style:list-level-properties>
      </text:list-level-style-number>
      <text:list-level-style-number text:level="6" text:style-name="WW8Num9z5" style:num-format="1" text:display-levels="6">
        <style:list-level-properties text:list-level-position-and-space-mode="label-alignment">
          <style:list-level-label-alignment text:label-followed-by="listtab"/>
        </style:list-level-properties>
      </text:list-level-style-number>
      <text:list-level-style-number text:level="7" text:style-name="WW8Num9z6" style:num-format="1" text:display-levels="7">
        <style:list-level-properties text:list-level-position-and-space-mode="label-alignment">
          <style:list-level-label-alignment text:label-followed-by="listtab"/>
        </style:list-level-properties>
      </text:list-level-style-number>
      <text:list-level-style-number text:level="8" text:style-name="WW8Num9z7" style:num-format="1" text:display-levels="8">
        <style:list-level-properties text:list-level-position-and-space-mode="label-alignment">
          <style:list-level-label-alignment text:label-followed-by="listtab"/>
        </style:list-level-properties>
      </text:list-level-style-number>
      <text:list-level-style-number text:level="9" text:style-name="WW8Num9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771cm" table:align="left" style:writing-mode="lr-tb"/>
    </style:style>
    <style:style style:name="Table6.A" style:family="table-column">
      <style:table-column-properties style:column-width="5.251cm"/>
    </style:style>
    <style:style style:name="Table6.B" style:family="table-column">
      <style:table-column-properties style:column-width="2.75cm"/>
    </style:style>
    <style:style style:name="Table6.C" style:family="table-column">
      <style:table-column-properties style:column-width="4.752cm"/>
    </style:style>
    <style:style style:name="Table6.D" style:family="table-column">
      <style:table-column-properties style:column-width="2.499cm"/>
    </style:style>
    <style:style style:name="Table6.E" style:family="table-column">
      <style:table-column-properties style:column-width="1.519cm"/>
    </style:style>
    <style:style style:name="Table6.1" style:family="table-row">
      <style:table-row-properties style:row-height="0.25cm" fo:keep-together="always"/>
    </style:style>
    <style:style style:name="Table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7" style:family="table">
      <style:table-properties style:width="4.808cm" table:align="left" style:writing-mode="lr-tb"/>
    </style:style>
    <style:style style:name="Table7.A" style:family="table-column">
      <style:table-column-properties style:column-width="1.64cm"/>
    </style:style>
    <style:style style:name="Table7.B" style:family="table-column">
      <style:table-column-properties style:column-width="3.168cm"/>
    </style:style>
    <style:style style:name="Table7.1" style:family="table-row">
      <style:table-row-properties fo:keep-together="auto"/>
    </style:style>
    <style:style style:name="Table7.A1" style:family="table-cell">
      <style:table-cell-properties style:vertical-align="top" fo:padding="0cm" fo:border="none" style:writing-mode="lr-tb"/>
    </style:style>
    <style:style style:name="Table7.B1" style:family="table-cell">
      <style:table-cell-properties style:vertical-align="top" fo:padding-left="0.191cm" fo:padding-right="0.191cm" fo:padding-top="0cm" fo:padding-bottom="0cm" fo:border="none" style:writing-mode="lr-tb"/>
    </style:style>
    <style:style style:name="Table6.B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6.E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6.2" style:family="table-row">
      <style:table-row-properties fo:keep-together="always"/>
    </style:style>
    <style:style style:name="Table6.B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6.E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6.D3"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6.E3"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e6.4" style:family="table-row">
      <style:table-row-properties style:min-row-height="0.753cm" fo:keep-together="always"/>
    </style:style>
    <style:style style:name="Table6.B4" style:family="table-cell">
      <style:table-cell-properties style:vertical-align="middle" fo:padding-left="54.166cm" fo:padding-right="0.034cm" fo:padding-top="0cm" fo:padding-bottom="0.034cm" fo:border-left="0.5pt solid #000000" fo:border-right="none" fo:border-top="none" fo:border-bottom="0.5pt solid #000000" style:writing-mode="lr-tb"/>
    </style:style>
    <style:style style:name="Table6.E4" style:family="table-cell">
      <style:table-cell-properties style:vertical-align="middle" fo:padding-left="54.166cm" fo:padding-right="0.034cm" fo:padding-top="0cm" fo:padding-bottom="0.034cm" fo:border-left="0.5pt solid #000000" fo:border-right="0.5pt solid #000000" fo:border-top="none" fo:border-bottom="0.5pt solid #000000" style:writing-mode="lr-tb"/>
    </style:style>
    <style:style style:name="Table9" style:family="table">
      <style:table-properties style:width="16.771cm" table:align="left" style:writing-mode="lr-tb"/>
    </style:style>
    <style:style style:name="Table9.A" style:family="table-column">
      <style:table-column-properties style:column-width="5.251cm"/>
    </style:style>
    <style:style style:name="Table9.B" style:family="table-column">
      <style:table-column-properties style:column-width="2.75cm"/>
    </style:style>
    <style:style style:name="Table9.C" style:family="table-column">
      <style:table-column-properties style:column-width="4.752cm"/>
    </style:style>
    <style:style style:name="Table9.D" style:family="table-column">
      <style:table-column-properties style:column-width="2.499cm"/>
    </style:style>
    <style:style style:name="Table9.E" style:family="table-column">
      <style:table-column-properties style:column-width="1.519cm"/>
    </style:style>
    <style:style style:name="Table9.1" style:family="table-row">
      <style:table-row-properties style:row-height="0.25cm" fo:keep-together="always"/>
    </style:style>
    <style:style style:name="Table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0" style:family="table">
      <style:table-properties style:width="4.808cm" table:align="left" style:writing-mode="lr-tb"/>
    </style:style>
    <style:style style:name="Table10.A" style:family="table-column">
      <style:table-column-properties style:column-width="1.64cm"/>
    </style:style>
    <style:style style:name="Table10.B" style:family="table-column">
      <style:table-column-properties style:column-width="3.168cm"/>
    </style:style>
    <style:style style:name="Table10.1" style:family="table-row">
      <style:table-row-properties fo:keep-together="auto"/>
    </style:style>
    <style:style style:name="Table10.A1" style:family="table-cell">
      <style:table-cell-properties style:vertical-align="top" fo:padding="0cm" fo:border="none" style:writing-mode="lr-tb"/>
    </style:style>
    <style:style style:name="Table10.B1" style:family="table-cell">
      <style:table-cell-properties style:vertical-align="top" fo:padding-left="0.191cm" fo:padding-right="0.191cm" fo:padding-top="0cm" fo:padding-bottom="0cm" fo:border="none" style:writing-mode="lr-tb"/>
    </style:style>
    <style:style style:name="Table9.B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9.E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9.2" style:family="table-row">
      <style:table-row-properties fo:keep-together="always"/>
    </style:style>
    <style:style style:name="Table9.B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9.E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9.D3"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9.E3"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e9.4" style:family="table-row">
      <style:table-row-properties style:min-row-height="0.753cm" fo:keep-together="always"/>
    </style:style>
    <style:style style:name="Table9.B4" style:family="table-cell">
      <style:table-cell-properties style:vertical-align="middle" fo:padding-left="54.166cm" fo:padding-right="0.034cm" fo:padding-top="0cm" fo:padding-bottom="0.034cm" fo:border-left="0.5pt solid #000000" fo:border-right="none" fo:border-top="none" fo:border-bottom="0.5pt solid #000000" style:writing-mode="lr-tb"/>
    </style:style>
    <style:style style:name="Table9.E4" style:family="table-cell">
      <style:table-cell-properties style:vertical-align="middle" fo:padding-left="54.166cm" fo:padding-right="0.034cm" fo:padding-top="0cm" fo:padding-bottom="0.034cm" fo:border-left="0.5pt solid #000000" fo:border-right="0.5pt solid #000000" fo:border-top="none" fo:border-bottom="0.5pt solid #000000" style:writing-mode="lr-tb"/>
    </style:style>
    <style:style style:name="Table12" style:family="table">
      <style:table-properties style:width="16.771cm" table:align="left" style:writing-mode="lr-tb"/>
    </style:style>
    <style:style style:name="Table12.A" style:family="table-column">
      <style:table-column-properties style:column-width="5.251cm"/>
    </style:style>
    <style:style style:name="Table12.B" style:family="table-column">
      <style:table-column-properties style:column-width="2.75cm"/>
    </style:style>
    <style:style style:name="Table12.C" style:family="table-column">
      <style:table-column-properties style:column-width="4.752cm"/>
    </style:style>
    <style:style style:name="Table12.D" style:family="table-column">
      <style:table-column-properties style:column-width="2.499cm"/>
    </style:style>
    <style:style style:name="Table12.E" style:family="table-column">
      <style:table-column-properties style:column-width="1.519cm"/>
    </style:style>
    <style:style style:name="Table12.1" style:family="table-row">
      <style:table-row-properties style:row-height="0.25cm" fo:keep-together="always"/>
    </style:style>
    <style:style style:name="Table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3" style:family="table">
      <style:table-properties style:width="4.808cm" table:align="left" style:writing-mode="lr-tb"/>
    </style:style>
    <style:style style:name="Table13.A" style:family="table-column">
      <style:table-column-properties style:column-width="1.64cm"/>
    </style:style>
    <style:style style:name="Table13.B" style:family="table-column">
      <style:table-column-properties style:column-width="3.168cm"/>
    </style:style>
    <style:style style:name="Table13.1" style:family="table-row">
      <style:table-row-properties fo:keep-together="auto"/>
    </style:style>
    <style:style style:name="Table13.A1" style:family="table-cell">
      <style:table-cell-properties style:vertical-align="top" fo:padding="0cm" fo:border="none" style:writing-mode="lr-tb"/>
    </style:style>
    <style:style style:name="Table13.B1" style:family="table-cell">
      <style:table-cell-properties style:vertical-align="top" fo:padding-left="0.191cm" fo:padding-right="0.191cm" fo:padding-top="0cm" fo:padding-bottom="0cm" fo:border="none" style:writing-mode="lr-tb"/>
    </style:style>
    <style:style style:name="Table12.B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2.E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12.2" style:family="table-row">
      <style:table-row-properties fo:keep-together="always"/>
    </style:style>
    <style:style style:name="Table12.B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2.E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2.D3"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12.E3"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e12.4" style:family="table-row">
      <style:table-row-properties style:min-row-height="0.753cm" fo:keep-together="always"/>
    </style:style>
    <style:style style:name="Table12.B4" style:family="table-cell">
      <style:table-cell-properties style:vertical-align="middle" fo:padding-left="54.166cm" fo:padding-right="0.034cm" fo:padding-top="0cm" fo:padding-bottom="0.034cm" fo:border-left="0.5pt solid #000000" fo:border-right="none" fo:border-top="none" fo:border-bottom="0.5pt solid #000000" style:writing-mode="lr-tb"/>
    </style:style>
    <style:style style:name="Table12.E4" style:family="table-cell">
      <style:table-cell-properties style:vertical-align="middle" fo:padding-left="54.166cm" fo:padding-right="0.034cm" fo:padding-top="0cm" fo:padding-bottom="0.034cm" fo:border-left="0.5pt solid #000000" fo:border-right="0.5pt solid #000000" fo:border-top="none" fo:border-bottom="0.5pt solid #000000" style:writing-mode="lr-tb"/>
    </style:style>
    <style:style style:name="MP1" style:family="paragraph" style:parent-style-name="Header">
      <style:text-properties style:font-name="Comic Sans MS" fo:font-size="16pt" style:font-size-asian="16pt" style:font-name-complex="Comic Sans MS"/>
    </style:style>
    <style:style style:name="MP2" style:family="paragraph" style:parent-style-name="Header">
      <style:text-properties fo:font-size="9pt" style:font-size-asian="9pt" style:font-name-complex="Arial"/>
    </style:style>
    <style:style style:name="MP3" style:family="paragraph" style:parent-style-name="Standard">
      <style:paragraph-properties style:snap-to-layout-grid="false"/>
      <style:text-properties style:font-name="Comic Sans MS" fo:font-size="16pt" style:font-size-asian="16pt" style:font-name-complex="Comic Sans MS"/>
    </style:style>
    <style:style style:name="MP4" style:family="paragraph" style:parent-style-name="Header">
      <style:text-properties fo:font-size="12pt" fo:language="en" fo:country="CA" style:font-size-asian="12pt" style:font-name-complex="Arial"/>
    </style:style>
    <style:style style:name="MP5" style:family="paragraph" style:parent-style-name="Header">
      <style:text-properties fo:font-size="6pt" style:font-size-asian="6pt"/>
    </style:style>
    <style:style style:name="MP6" style:family="paragraph" style:parent-style-name="Header">
      <style:text-properties fo:language="en" fo:country="CA" officeooo:paragraph-rsid="0021820d"/>
    </style:style>
    <style:style style:name="MP7" style:family="paragraph" style:parent-style-name="Header">
      <style:paragraph-properties style:snap-to-layout-grid="false"/>
      <style:text-properties fo:font-size="9pt" fo:language="en" fo:country="US" style:font-size-asian="9pt"/>
    </style:style>
    <style:style style:name="MP8" style:family="paragraph" style:parent-style-name="Header">
      <style:paragraph-properties fo:text-align="center" style:justify-single-word="false"/>
      <style:text-properties fo:font-size="9pt" officeooo:rsid="001fbd85" officeooo:paragraph-rsid="001fbd85" style:font-size-asian="9pt"/>
    </style:style>
    <style:style style:name="MP9" style:family="paragraph" style:parent-style-name="Header">
      <style:paragraph-properties fo:text-align="center" style:justify-single-word="false"/>
      <style:text-properties officeooo:rsid="001fbd85" officeooo:paragraph-rsid="001fbd85"/>
    </style:style>
    <style:style style:name="MP10" style:family="paragraph" style:parent-style-name="Header">
      <style:text-properties fo:font-size="9pt" style:font-size-asian="9pt"/>
    </style:style>
    <style:style style:name="MP11" style:family="paragraph" style:parent-style-name="Header">
      <style:paragraph-properties fo:text-align="center" style:justify-single-word="false"/>
    </style:style>
    <style:style style:name="MP12" style:family="paragraph" style:parent-style-name="Footer">
      <style:text-properties fo:font-size="8pt" style:font-size-asian="8pt"/>
    </style:style>
    <style:style style:name="MP13" style:family="paragraph" style:parent-style-name="Header">
      <style:paragraph-properties fo:text-align="center" style:justify-single-word="false"/>
      <style:text-properties fo:font-size="9pt" officeooo:rsid="001fbd85" officeooo:paragraph-rsid="0021820d" style:font-size-asian="9pt"/>
    </style:style>
    <style:style style:name="MP14" style:family="paragraph" style:parent-style-name="Header">
      <style:paragraph-properties fo:text-align="center" style:justify-single-word="false"/>
      <style:text-properties officeooo:rsid="0021820d" officeooo:paragraph-rsid="0021820d"/>
    </style:style>
    <style:style style:name="MP15" style:family="paragraph" style:parent-style-name="Header">
      <style:paragraph-properties fo:text-align="center" style:justify-single-word="false"/>
      <style:text-properties fo:font-size="9pt" style:font-size-asian="9pt"/>
    </style:style>
    <style:style style:name="MT1" style:family="text">
      <style:text-properties officeooo:rsid="003d78e8"/>
    </style:style>
    <style:style style:name="MT2" style:family="text"/>
    <style:style style:name="MT3" style:family="text">
      <style:text-properties officeooo:rsid="00232e62"/>
    </style:style>
    <style:style style:name="MT4" style:family="text">
      <style:text-properties fo:language="en" fo:country="CA"/>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3.175cm" fo:margin-right="1.588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2cm" style:dynamic-spacing="true"/>
      </style:header-style>
      <style:footer-style>
        <style:header-footer-properties fo:min-height="1.291cm" fo:margin-left="0cm" fo:margin-right="0cm" fo:margin-top="1.192cm" style:dynamic-spacing="true"/>
      </style:footer-style>
    </style:page-layout>
    <style:page-layout style:name="Mpm2">
      <style:page-layout-properties fo:page-width="21.59cm" fo:page-height="27.94cm" style:num-format="1" style:print-orientation="portrait" fo:margin-top="1.25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style:page-layout style:name="Mpm3">
      <style:page-layout-properties fo:page-width="27.94cm" fo:page-height="21.59cm" style:num-format="1" style:print-orientation="landscape" fo:margin-top="1.251cm" fo:margin-bottom="1.251cm" fo:margin-left="2.54cm" fo:margin-right="2.54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19cm" fo:margin-left="0cm" fo:margin-right="0cm" fo:margin-bottom="1.82cm" style:dynamic-spacing="true"/>
      </style:header-style>
      <style:footer-style>
        <style:header-footer-properties fo:min-height="0.34cm" fo:margin-left="0cm" fo:margin-right="0cm" fo:margin-top="0.242cm" style:dynamic-spacing="true"/>
      </style:footer-style>
    </style:page-layout>
  </office:automatic-styles>
  <office:master-styles>
    <style:master-page style:name="Standard" style:page-layout-name="Mpm1">
      <style:header>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able:table table:name="Table7" table:style-name="Table7">
                <table:table-column table:style-name="Table7.A"/>
                <table:table-column table:style-name="Table7.B"/>
                <table:table-row table:style-name="Table7.1">
                  <table:table-cell table:style-name="Table7.A1" office:value-type="string">
                    <text:p text:style-name="MP1"><draw:frame draw:style-name="Mfr1" draw:name="Image1" text:anchor-type="as-char" svg:width="1.332cm" svg:height="0.716cm" draw:z-index="0"><draw:image xlink:href="Pictures/10000201000000CC0000006CC65AB91A.png" xlink:type="simple" xlink:show="embed" xlink:actuate="onLoad"/></draw:frame></text:p>
                    <text:p text:style-name="MP2">Département de génie logiciel et des TI</text:p>
                  </table:table-cell>
                  <table:table-cell table:style-name="Table7.B1" office:value-type="string">
                    <text:p text:style-name="MP3"/>
                  </table:table-cell>
                </table:table-row>
              </table:table>
              <text:p text:style-name="MP4"/>
            </table:table-cell>
            <table:table-cell table:style-name="Table6.B1" office:value-type="string">
              <text:p text:style-name="MP5">COURS</text:p>
            </table:table-cell>
            <table:table-cell table:style-name="Table6.B1" office:value-type="string">
              <text:p text:style-name="MP5">DOCUMENT NO.</text:p>
            </table:table-cell>
            <table:table-cell table:style-name="Table6.B1" office:value-type="string">
              <text:p text:style-name="MP5">DATE</text:p>
            </table:table-cell>
            <table:table-cell table:style-name="Table6.E1" office:value-type="string">
              <text:p text:style-name="MP5">VERSION</text:p>
            </table:table-cell>
          </table:table-row>
          <table:table-row table:style-name="Table6.2">
            <table:covered-table-cell/>
            <table:table-cell table:style-name="Table6.B2" office:value-type="string">
              <text:p text:style-name="MP6">GTI/LOG 792</text:p>
            </table:table-cell>
            <table:table-cell table:style-name="Table6.B2" office:value-type="string">
              <text:p text:style-name="MP7"/>
            </table:table-cell>
            <table:table-cell table:style-name="Table6.B2" office:value-type="string">
              <text:p text:style-name="MP8">2016-06-24</text:p>
            </table:table-cell>
            <table:table-cell table:style-name="Table6.E2" office:value-type="string">
              <text:p text:style-name="MP9">1.0<text:span text:style-name="MT1">2</text:span></text:p>
            </table:table-cell>
          </table:table-row>
          <table:table-row table:style-name="Table6.1">
            <table:covered-table-cell/>
            <table:table-cell table:style-name="Table6.B1" table:number-columns-spanned="2" office:value-type="string">
              <text:p text:style-name="MP5">TITRE</text:p>
            </table:table-cell>
            <table:covered-table-cell/>
            <table:table-cell table:style-name="Table6.D3" office:value-type="string">
              <text:p text:style-name="MP5">PAGE</text:p>
            </table:table-cell>
            <table:table-cell table:style-name="Table6.E3" office:value-type="string">
              <text:p text:style-name="MP5">PAGES</text:p>
            </table:table-cell>
          </table:table-row>
          <table:table-row table:style-name="Table6.4">
            <table:covered-table-cell/>
            <table:table-cell table:style-name="Table6.B4" table:number-columns-spanned="2" office:value-type="string">
              <text:p text:style-name="MP10">Titre du projet - Rapport d’étape</text:p>
            </table:table-cell>
            <table:covered-table-cell/>
            <table:table-cell table:style-name="Table6.B4" office:value-type="string">
              <text:p text:style-name="MP11"><text:span text:style-name="Page_20_Number"><text:page-number text:select-page="current">1</text:page-number></text:span></text:p>
            </table:table-cell>
            <table:table-cell table:style-name="Table6.E4" office:value-type="string">
              <text:p text:style-name="MP11"><text:page-count style:num-format="1">14</text:page-count></text:p>
            </table:table-cell>
          </table:table-row>
        </table:table>
        <text:p text:style-name="Header"/>
      </style:header>
      <style:footer>
        <text:p text:style-name="MP12">Auteur : <text:span text:style-name="MT3">François-Guy Gallant (FGG)</text:span></text:p>
      </style:footer>
    </style:master-page>
    <style:master-page style:name="Convert_20_1" style:display-name="Convert 1" style:page-layout-name="Mpm2">
      <style:header>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rows-spanned="4" office:value-type="string">
              <table:table table:name="Table10" table:style-name="Table10">
                <table:table-column table:style-name="Table10.A"/>
                <table:table-column table:style-name="Table10.B"/>
                <table:table-row table:style-name="Table10.1">
                  <table:table-cell table:style-name="Table10.A1" office:value-type="string">
                    <text:p text:style-name="MP1"><draw:frame draw:style-name="Mfr1" draw:name="Image2" text:anchor-type="as-char" svg:width="1.332cm" svg:height="0.716cm" draw:z-index="13"><draw:image xlink:href="Pictures/10000201000000CC0000006CC65AB91A.png" xlink:type="simple" xlink:show="embed" xlink:actuate="onLoad"/></draw:frame></text:p>
                    <text:p text:style-name="MP2">Département de génie logiciel et des TI</text:p>
                  </table:table-cell>
                  <table:table-cell table:style-name="Table10.B1" office:value-type="string">
                    <text:p text:style-name="MP3"/>
                  </table:table-cell>
                </table:table-row>
              </table:table>
              <text:p text:style-name="MP4"/>
            </table:table-cell>
            <table:table-cell table:style-name="Table9.B1" office:value-type="string">
              <text:p text:style-name="MP5">COURS</text:p>
            </table:table-cell>
            <table:table-cell table:style-name="Table9.B1" office:value-type="string">
              <text:p text:style-name="MP5">DOCUMENT NO.</text:p>
            </table:table-cell>
            <table:table-cell table:style-name="Table9.B1" office:value-type="string">
              <text:p text:style-name="MP5">DATE</text:p>
            </table:table-cell>
            <table:table-cell table:style-name="Table9.E1" office:value-type="string">
              <text:p text:style-name="MP5">VERSION</text:p>
            </table:table-cell>
          </table:table-row>
          <table:table-row table:style-name="Table9.2">
            <table:covered-table-cell/>
            <table:table-cell table:style-name="Table9.B2" office:value-type="string">
              <text:p text:style-name="Header">GTI<text:span text:style-name="MT4">/LOG 792</text:span></text:p>
            </table:table-cell>
            <table:table-cell table:style-name="Table9.B2" office:value-type="string">
              <text:p text:style-name="MP7"/>
            </table:table-cell>
            <table:table-cell table:style-name="Table9.B2" office:value-type="string">
              <text:p text:style-name="MP13">2016-06-24</text:p>
            </table:table-cell>
            <table:table-cell table:style-name="Table9.E2" office:value-type="string">
              <text:p text:style-name="MP14">1.0<text:span text:style-name="MT1">2</text:span></text:p>
            </table:table-cell>
          </table:table-row>
          <table:table-row table:style-name="Table9.1">
            <table:covered-table-cell/>
            <table:table-cell table:style-name="Table9.B1" table:number-columns-spanned="2" office:value-type="string">
              <text:p text:style-name="MP5">TITRE</text:p>
            </table:table-cell>
            <table:covered-table-cell/>
            <table:table-cell table:style-name="Table9.D3" office:value-type="string">
              <text:p text:style-name="MP5">PAGE</text:p>
            </table:table-cell>
            <table:table-cell table:style-name="Table9.E3" office:value-type="string">
              <text:p text:style-name="MP5">PAGES</text:p>
            </table:table-cell>
          </table:table-row>
          <table:table-row table:style-name="Table9.4">
            <table:covered-table-cell/>
            <table:table-cell table:style-name="Table9.B4" table:number-columns-spanned="2" office:value-type="string">
              <text:p text:style-name="MP10">Titre du projet - Rapport d’étape</text:p>
            </table:table-cell>
            <table:covered-table-cell/>
            <table:table-cell table:style-name="Table9.B4" office:value-type="string">
              <text:p text:style-name="MP11"><text:span text:style-name="Page_20_Number"><text:page-number text:select-page="current">2</text:page-number></text:span></text:p>
            </table:table-cell>
            <table:table-cell table:style-name="Table9.E4" office:value-type="string">
              <text:p text:style-name="MP11"><text:page-count style:num-format="1">14</text:page-count></text:p>
            </table:table-cell>
          </table:table-row>
        </table:table>
        <text:p text:style-name="Header"/>
      </style:header>
      <style:footer>
        <text:p text:style-name="MP12">Auteurs : Noms et initiales</text:p>
      </style:footer>
    </style:master-page>
    <style:master-page style:name="Convert_20_2" style:display-name="Convert 2" style:page-layout-name="Mpm3">
      <style:header>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rows-spanned="4" office:value-type="string">
              <table:table table:name="Table13" table:style-name="Table13">
                <table:table-column table:style-name="Table13.A"/>
                <table:table-column table:style-name="Table13.B"/>
                <table:table-row table:style-name="Table13.1">
                  <table:table-cell table:style-name="Table13.A1" office:value-type="string">
                    <text:p text:style-name="MP1"><draw:frame draw:style-name="Mfr1" draw:name="Image3" text:anchor-type="as-char" svg:width="1.332cm" svg:height="0.716cm" draw:z-index="4"><draw:image xlink:href="Pictures/10000201000000CC0000006CC65AB91A.png" xlink:type="simple" xlink:show="embed" xlink:actuate="onLoad"/></draw:frame></text:p>
                    <text:p text:style-name="MP2">Département de génie logiciel et des TI</text:p>
                  </table:table-cell>
                  <table:table-cell table:style-name="Table13.B1" office:value-type="string">
                    <text:p text:style-name="MP3"/>
                  </table:table-cell>
                </table:table-row>
              </table:table>
              <text:p text:style-name="MP4"/>
            </table:table-cell>
            <table:table-cell table:style-name="Table12.B1" office:value-type="string">
              <text:p text:style-name="MP5">COURS</text:p>
            </table:table-cell>
            <table:table-cell table:style-name="Table12.B1" office:value-type="string">
              <text:p text:style-name="MP5">DOCUMENT NO.</text:p>
            </table:table-cell>
            <table:table-cell table:style-name="Table12.B1" office:value-type="string">
              <text:p text:style-name="MP5">DATE</text:p>
            </table:table-cell>
            <table:table-cell table:style-name="Table12.E1" office:value-type="string">
              <text:p text:style-name="MP5">VERSION</text:p>
            </table:table-cell>
          </table:table-row>
          <table:table-row table:style-name="Table12.2">
            <table:covered-table-cell/>
            <table:table-cell table:style-name="Table12.B2" office:value-type="string">
              <text:p text:style-name="Header">GTI<text:span text:style-name="MT4">/LOG 792</text:span></text:p>
            </table:table-cell>
            <table:table-cell table:style-name="Table12.B2" office:value-type="string">
              <text:p text:style-name="MP7"/>
            </table:table-cell>
            <table:table-cell table:style-name="Table12.B2" office:value-type="string">
              <text:p text:style-name="MP15">AAAA-MM-JJ</text:p>
            </table:table-cell>
            <table:table-cell table:style-name="Table12.E2" office:value-type="string">
              <text:p text:style-name="MP11">X.Y</text:p>
            </table:table-cell>
          </table:table-row>
          <table:table-row table:style-name="Table12.1">
            <table:covered-table-cell/>
            <table:table-cell table:style-name="Table12.B1" table:number-columns-spanned="2" office:value-type="string">
              <text:p text:style-name="MP5">TITRE</text:p>
            </table:table-cell>
            <table:covered-table-cell/>
            <table:table-cell table:style-name="Table12.D3" office:value-type="string">
              <text:p text:style-name="MP5">PAGE</text:p>
            </table:table-cell>
            <table:table-cell table:style-name="Table12.E3" office:value-type="string">
              <text:p text:style-name="MP5">PAGES</text:p>
            </table:table-cell>
          </table:table-row>
          <table:table-row table:style-name="Table12.4">
            <table:covered-table-cell/>
            <table:table-cell table:style-name="Table12.B4" table:number-columns-spanned="2" office:value-type="string">
              <text:p text:style-name="MP10">Titre du projet - Rapport d’étape</text:p>
            </table:table-cell>
            <table:covered-table-cell/>
            <table:table-cell table:style-name="Table12.B4" office:value-type="string">
              <text:p text:style-name="MP11"><text:span text:style-name="Page_20_Number"><text:page-number text:select-page="current">12</text:page-number></text:span></text:p>
            </table:table-cell>
            <table:table-cell table:style-name="Table12.E4" office:value-type="string">
              <text:p text:style-name="MP11"><text:page-count style:num-format="1">14</text:page-count></text:p>
            </table:table-cell>
          </table:table-row>
        </table:table>
        <text:p text:style-name="Header"/>
      </style:header>
      <style:footer>
        <text:p text:style-name="MP12">Auteurs : Noms et initial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RE</dc:title>
    <meta:initial-creator>J.M. Lavoie, M.C. Paré, S. Trudel</meta:initial-creator>
    <meta:creation-date>2011-01-05T17:32:00</meta:creation-date>
    <dc:date>2016-06-24T21:11:28.636000000</dc:date>
    <meta:print-date>2004-01-14T15:09:00</meta:print-date>
    <meta:editing-cycles>35</meta:editing-cycles>
    <meta:editing-duration>PT5H59M58S</meta:editing-duration>
    <meta:generator>LibreOffice/5.0.1.2$Windows_x86 LibreOffice_project/81898c9f5c0d43f3473ba111d7b351050be20261</meta:generator>
    <meta:document-statistic meta:table-count="10" meta:image-count="3" meta:object-count="0" meta:page-count="14" meta:paragraph-count="494" meta:word-count="3189" meta:character-count="20298" meta:non-whitespace-character-count="17477"/>
    <meta:user-defined meta:name="Version">1.0</meta:user-defined>
  </office:meta>
</office:document-meta>
</file>